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626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.original_all.100000" table:style-name="ta1">
        <table:shapes>
          <draw:frame draw:z-index="0" draw:style-name="gr1" draw:text-style-name="P1" svg:width="6.2988in" svg:height="3.5429in" svg:x="13.289in" svg:y="0.0394in">
            <draw:object draw:notify-on-update-of-ranges="'output.original_all.100000'.A7:'output.original_all.100000'.A7 'output.original_all.100000'.B7:'output.original_all.100000'.CX7 'output.original_all.100000'.A15:'output.original_all.100000'.A15 'output.original_all.100000'.B15:'output.original_all.100000'.CX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8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ntence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_Sentence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6" calcext:value-type="float">
            <text:p>136</text:p>
          </table:table-cell>
          <table:table-cell office:value-type="float" office:value="176" calcext:value-type="float">
            <text:p>176</text:p>
          </table:table-cell>
          <table:table-cell office:value-type="float" office:value="224" calcext:value-type="float">
            <text:p>224</text:p>
          </table:table-cell>
          <table:table-cell office:value-type="float" office:value="250" calcext:value-type="float">
            <text:p>250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  <table:table-cell office:value-type="float" office:value="341" calcext:value-type="float">
            <text:p>341</text:p>
          </table:table-cell>
          <table:table-cell office:value-type="float" office:value="372" calcext:value-type="float">
            <text:p>372</text:p>
          </table:table-cell>
          <table:table-cell office:value-type="float" office:value="402" calcext:value-type="float">
            <text:p>402</text:p>
          </table:table-cell>
          <table:table-cell office:value-type="float" office:value="430" calcext:value-type="float">
            <text:p>430</text:p>
          </table:table-cell>
          <table:table-cell office:value-type="float" office:value="448" calcext:value-type="float">
            <text:p>448</text:p>
          </table:table-cell>
          <table:table-cell office:value-type="float" office:value="471" calcext:value-type="float">
            <text:p>471</text:p>
          </table:table-cell>
          <table:table-cell office:value-type="float" office:value="498" calcext:value-type="float">
            <text:p>498</text:p>
          </table:table-cell>
          <table:table-cell office:value-type="float" office:value="517" calcext:value-type="float">
            <text:p>517</text:p>
          </table:table-cell>
          <table:table-cell office:value-type="float" office:value="538" calcext:value-type="float">
            <text:p>538</text:p>
          </table:table-cell>
          <table:table-cell office:value-type="float" office:value="555" calcext:value-type="float">
            <text:p>555</text:p>
          </table:table-cell>
          <table:table-cell office:value-type="float" office:value="578" calcext:value-type="float">
            <text:p>578</text:p>
          </table:table-cell>
          <table:table-cell office:value-type="float" office:value="603" calcext:value-type="float">
            <text:p>603</text:p>
          </table:table-cell>
          <table:table-cell office:value-type="float" office:value="624" calcext:value-type="float">
            <text:p>624</text:p>
          </table:table-cell>
          <table:table-cell office:value-type="float" office:value="647" calcext:value-type="float">
            <text:p>647</text:p>
          </table:table-cell>
          <table:table-cell office:value-type="float" office:value="676" calcext:value-type="float">
            <text:p>676</text:p>
          </table:table-cell>
          <table:table-cell office:value-type="float" office:value="702" calcext:value-type="float">
            <text:p>702</text:p>
          </table:table-cell>
          <table:table-cell office:value-type="float" office:value="720" calcext:value-type="float">
            <text:p>720</text:p>
          </table:table-cell>
          <table:table-cell office:value-type="float" office:value="738" calcext:value-type="float">
            <text:p>738</text:p>
          </table:table-cell>
          <table:table-cell office:value-type="float" office:value="756" calcext:value-type="float">
            <text:p>756</text:p>
          </table:table-cell>
          <table:table-cell office:value-type="float" office:value="774" calcext:value-type="float">
            <text:p>774</text:p>
          </table:table-cell>
          <table:table-cell office:value-type="float" office:value="800" calcext:value-type="float">
            <text:p>800</text:p>
          </table:table-cell>
          <table:table-cell office:value-type="float" office:value="818" calcext:value-type="float">
            <text:p>818</text:p>
          </table:table-cell>
          <table:table-cell office:value-type="float" office:value="829" calcext:value-type="float">
            <text:p>829</text:p>
          </table:table-cell>
          <table:table-cell office:value-type="float" office:value="847" calcext:value-type="float">
            <text:p>847</text:p>
          </table:table-cell>
          <table:table-cell office:value-type="float" office:value="860" calcext:value-type="float">
            <text:p>860</text:p>
          </table:table-cell>
          <table:table-cell office:value-type="float" office:value="879" calcext:value-type="float">
            <text:p>879</text:p>
          </table:table-cell>
          <table:table-cell office:value-type="float" office:value="895" calcext:value-type="float">
            <text:p>895</text:p>
          </table:table-cell>
          <table:table-cell office:value-type="float" office:value="909" calcext:value-type="float">
            <text:p>909</text:p>
          </table:table-cell>
          <table:table-cell office:value-type="float" office:value="927" calcext:value-type="float">
            <text:p>927</text:p>
          </table:table-cell>
          <table:table-cell office:value-type="float" office:value="947" calcext:value-type="float">
            <text:p>947</text:p>
          </table:table-cell>
          <table:table-cell office:value-type="float" office:value="957" calcext:value-type="float">
            <text:p>957</text:p>
          </table:table-cell>
          <table:table-cell office:value-type="float" office:value="968" calcext:value-type="float">
            <text:p>968</text:p>
          </table:table-cell>
          <table:table-cell office:value-type="float" office:value="979" calcext:value-type="float">
            <text:p>979</text:p>
          </table:table-cell>
          <table:table-cell office:value-type="float" office:value="995" calcext:value-type="float">
            <text:p>995</text:p>
          </table:table-cell>
          <table:table-cell office:value-type="float" office:value="1006" calcext:value-type="float">
            <text:p>1006</text:p>
          </table:table-cell>
          <table:table-cell office:value-type="float" office:value="1024" calcext:value-type="float">
            <text:p>1024</text:p>
          </table:table-cell>
          <table:table-cell office:value-type="float" office:value="1037" calcext:value-type="float">
            <text:p>1037</text:p>
          </table:table-cell>
          <table:table-cell office:value-type="float" office:value="1049" calcext:value-type="float">
            <text:p>1049</text:p>
          </table:table-cell>
          <table:table-cell office:value-type="float" office:value="1062" calcext:value-type="float">
            <text:p>1062</text:p>
          </table:table-cell>
          <table:table-cell office:value-type="float" office:value="1072" calcext:value-type="float">
            <text:p>1072</text:p>
          </table:table-cell>
          <table:table-cell office:value-type="float" office:value="1089" calcext:value-type="float">
            <text:p>1089</text:p>
          </table:table-cell>
          <table:table-cell office:value-type="float" office:value="1107" calcext:value-type="float">
            <text:p>1107</text:p>
          </table:table-cell>
          <table:table-cell office:value-type="float" office:value="1122" calcext:value-type="float">
            <text:p>1122</text:p>
          </table:table-cell>
          <table:table-cell office:value-type="float" office:value="1133" calcext:value-type="float">
            <text:p>1133</text:p>
          </table:table-cell>
          <table:table-cell office:value-type="float" office:value="1144" calcext:value-type="float">
            <text:p>1144</text:p>
          </table:table-cell>
          <table:table-cell office:value-type="float" office:value="1161" calcext:value-type="float">
            <text:p>1161</text:p>
          </table:table-cell>
          <table:table-cell office:value-type="float" office:value="1174" calcext:value-type="float">
            <text:p>1174</text:p>
          </table:table-cell>
          <table:table-cell office:value-type="float" office:value="1192" calcext:value-type="float">
            <text:p>1192</text:p>
          </table:table-cell>
          <table:table-cell office:value-type="float" office:value="1205" calcext:value-type="float">
            <text:p>1205</text:p>
          </table:table-cell>
          <table:table-cell office:value-type="float" office:value="1216" calcext:value-type="float">
            <text:p>1216</text:p>
          </table:table-cell>
          <table:table-cell office:value-type="float" office:value="1228" calcext:value-type="float">
            <text:p>1228</text:p>
          </table:table-cell>
          <table:table-cell office:value-type="float" office:value="1246" calcext:value-type="float">
            <text:p>1246</text:p>
          </table:table-cell>
          <table:table-cell office:value-type="float" office:value="1256" calcext:value-type="float">
            <text:p>1256</text:p>
          </table:table-cell>
          <table:table-cell office:value-type="float" office:value="1269" calcext:value-type="float">
            <text:p>1269</text:p>
          </table:table-cell>
          <table:table-cell office:value-type="float" office:value="1275" calcext:value-type="float">
            <text:p>1275</text:p>
          </table:table-cell>
          <table:table-cell office:value-type="float" office:value="1289" calcext:value-type="float">
            <text:p>1289</text:p>
          </table:table-cell>
          <table:table-cell office:value-type="float" office:value="1296" calcext:value-type="float">
            <text:p>1296</text:p>
          </table:table-cell>
          <table:table-cell office:value-type="float" office:value="1315" calcext:value-type="float">
            <text:p>1315</text:p>
          </table:table-cell>
          <table:table-cell office:value-type="float" office:value="1323" calcext:value-type="float">
            <text:p>1323</text:p>
          </table:table-cell>
          <table:table-cell office:value-type="float" office:value="1330" calcext:value-type="float">
            <text:p>1330</text:p>
          </table:table-cell>
          <table:table-cell office:value-type="float" office:value="1347" calcext:value-type="float">
            <text:p>1347</text:p>
          </table:table-cell>
          <table:table-cell office:value-type="float" office:value="1358" calcext:value-type="float">
            <text:p>1358</text:p>
          </table:table-cell>
          <table:table-cell office:value-type="float" office:value="1373" calcext:value-type="float">
            <text:p>1373</text:p>
          </table:table-cell>
          <table:table-cell office:value-type="float" office:value="1379" calcext:value-type="float">
            <text:p>1379</text:p>
          </table:table-cell>
          <table:table-cell office:value-type="float" office:value="1391" calcext:value-type="float">
            <text:p>1391</text:p>
          </table:table-cell>
          <table:table-cell office:value-type="float" office:value="1403" calcext:value-type="float">
            <text:p>1403</text:p>
          </table:table-cell>
          <table:table-cell office:value-type="float" office:value="1417" calcext:value-type="float">
            <text:p>1417</text:p>
          </table:table-cell>
          <table:table-cell office:value-type="float" office:value="1422" calcext:value-type="float">
            <text:p>1422</text:p>
          </table:table-cell>
          <table:table-cell office:value-type="float" office:value="1429" calcext:value-type="float">
            <text:p>1429</text:p>
          </table:table-cell>
          <table:table-cell office:value-type="float" office:value="1440" calcext:value-type="float">
            <text:p>1440</text:p>
          </table:table-cell>
          <table:table-cell office:value-type="float" office:value="1447" calcext:value-type="float">
            <text:p>1447</text:p>
          </table:table-cell>
          <table:table-cell office:value-type="float" office:value="1462" calcext:value-type="float">
            <text:p>1462</text:p>
          </table:table-cell>
          <table:table-cell office:value-type="float" office:value="1472" calcext:value-type="float">
            <text:p>1472</text:p>
          </table:table-cell>
          <table:table-cell office:value-type="float" office:value="1480" calcext:value-type="float">
            <text:p>1480</text:p>
          </table:table-cell>
          <table:table-cell office:value-type="float" office:value="1495" calcext:value-type="float">
            <text:p>1495</text:p>
          </table:table-cell>
          <table:table-cell office:value-type="float" office:value="1509" calcext:value-type="float">
            <text:p>1509</text:p>
          </table:table-cell>
          <table:table-cell office:value-type="float" office:value="1518" calcext:value-type="float">
            <text:p>1518</text:p>
          </table:table-cell>
          <table:table-cell office:value-type="float" office:value="1526" calcext:value-type="float">
            <text:p>1526</text:p>
          </table:table-cell>
          <table:table-cell office:value-type="float" office:value="1538" calcext:value-type="float">
            <text:p>1538</text:p>
          </table:table-cell>
          <table:table-cell office:value-type="float" office:value="1549" calcext:value-type="float">
            <text:p>1549</text:p>
          </table:table-cell>
          <table:table-cell office:value-type="float" office:value="1565" calcext:value-type="float">
            <text:p>1565</text:p>
          </table:table-cell>
          <table:table-cell office:value-type="float" office:value="1573" calcext:value-type="float">
            <text:p>1573</text:p>
          </table:table-cell>
          <table:table-cell office:value-type="float" office:value="1586" calcext:value-type="float">
            <text:p>1586</text:p>
          </table:table-cell>
          <table:table-cell office:value-type="float" office:value="1598" calcext:value-type="float">
            <text:p>1598</text:p>
          </table:table-cell>
          <table:table-cell office:value-type="float" office:value="1605" calcext:value-type="float">
            <text:p>1605</text:p>
          </table:table-cell>
          <table:table-cell office:value-type="float" office:value="1613" calcext:value-type="float">
            <text:p>1613</text:p>
          </table:table-cell>
          <table:table-cell office:value-type="float" office:value="1621" calcext:value-type="float">
            <text:p>1621</text:p>
          </table:table-cell>
          <table:table-cell office:value-type="float" office:value="1628" calcext:value-type="float">
            <text:p>1628</text:p>
          </table:table-cell>
          <table:table-cell office:value-type="float" office:value="1642" calcext:value-type="float">
            <text:p>1642</text:p>
          </table:table-cell>
          <table:table-cell office:value-type="float" office:value="1650" calcext:value-type="float">
            <text:p>1650</text:p>
          </table:table-cell>
          <table:table-cell office:value-type="float" office:value="1656" calcext:value-type="float">
            <text:p>1656</text:p>
          </table:table-cell>
          <table:table-cell office:value-type="float" office:value="1667" calcext:value-type="float">
            <text:p>1667</text:p>
          </table:table-cell>
          <table:table-cell office:value-type="float" office:value="1679" calcext:value-type="float">
            <text:p>1679</text:p>
          </table:table-cell>
        </table:table-row>
        <table:table-row table:style-name="ro1">
          <table:table-cell office:value-type="string" calcext:value-type="string">
            <text:p>Sentences_Used_Once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43" calcext:value-type="float">
            <text:p>243</text:p>
          </table:table-cell>
          <table:table-cell office:value-type="float" office:value="297" calcext:value-type="float">
            <text:p>297</text:p>
          </table:table-cell>
          <table:table-cell office:value-type="float" office:value="330" calcext:value-type="float">
            <text:p>330</text:p>
          </table:table-cell>
          <table:table-cell office:value-type="float" office:value="384" calcext:value-type="float">
            <text:p>384</text:p>
          </table:table-cell>
          <table:table-cell office:value-type="float" office:value="442" calcext:value-type="float">
            <text:p>442</text:p>
          </table:table-cell>
          <table:table-cell office:value-type="float" office:value="491" calcext:value-type="float">
            <text:p>491</text:p>
          </table:table-cell>
          <table:table-cell office:value-type="float" office:value="538" calcext:value-type="float">
            <text:p>538</text:p>
          </table:table-cell>
          <table:table-cell office:value-type="float" office:value="587" calcext:value-type="float">
            <text:p>587</text:p>
          </table:table-cell>
          <table:table-cell office:value-type="float" office:value="617" calcext:value-type="float">
            <text:p>617</text:p>
          </table:table-cell>
          <table:table-cell office:value-type="float" office:value="652" calcext:value-type="float">
            <text:p>652</text:p>
          </table:table-cell>
          <table:table-cell office:value-type="float" office:value="674" calcext:value-type="float">
            <text:p>674</text:p>
          </table:table-cell>
          <table:table-cell office:value-type="float" office:value="713" calcext:value-type="float">
            <text:p>713</text:p>
          </table:table-cell>
          <table:table-cell office:value-type="float" office:value="741" calcext:value-type="float">
            <text:p>741</text:p>
          </table:table-cell>
          <table:table-cell office:value-type="float" office:value="776" calcext:value-type="float">
            <text:p>776</text:p>
          </table:table-cell>
          <table:table-cell office:value-type="float" office:value="806" calcext:value-type="float">
            <text:p>806</text:p>
          </table:table-cell>
          <table:table-cell office:value-type="float" office:value="839" calcext:value-type="float">
            <text:p>839</text:p>
          </table:table-cell>
          <table:table-cell office:value-type="float" office:value="862" calcext:value-type="float">
            <text:p>862</text:p>
          </table:table-cell>
          <table:table-cell office:value-type="float" office:value="893" calcext:value-type="float">
            <text:p>893</text:p>
          </table:table-cell>
          <table:table-cell office:value-type="float" office:value="921" calcext:value-type="float">
            <text:p>921</text:p>
          </table:table-cell>
          <table:table-cell office:value-type="float" office:value="948" calcext:value-type="float">
            <text:p>948</text:p>
          </table:table-cell>
          <table:table-cell office:value-type="float" office:value="975" calcext:value-type="float">
            <text:p>975</text:p>
          </table:table-cell>
          <table:table-cell office:value-type="float" office:value="1000" calcext:value-type="float">
            <text:p>1000</text:p>
          </table:table-cell>
          <table:table-cell office:value-type="float" office:value="1011" calcext:value-type="float">
            <text:p>1011</text:p>
          </table:table-cell>
          <table:table-cell office:value-type="float" office:value="1019" calcext:value-type="float">
            <text:p>1019</text:p>
          </table:table-cell>
          <table:table-cell office:value-type="float" office:value="1026" calcext:value-type="float">
            <text:p>1026</text:p>
          </table:table-cell>
          <table:table-cell office:value-type="float" office:value="1054" calcext:value-type="float">
            <text:p>1054</text:p>
          </table:table-cell>
          <table:table-cell office:value-type="float" office:value="1064" calcext:value-type="float">
            <text:p>1064</text:p>
          </table:table-cell>
          <table:table-cell office:value-type="float" office:value="1075" calcext:value-type="float">
            <text:p>1075</text:p>
          </table:table-cell>
          <table:table-cell office:value-type="float" office:value="1098" calcext:value-type="float">
            <text:p>1098</text:p>
          </table:table-cell>
          <table:table-cell office:value-type="float" office:value="1105" calcext:value-type="float">
            <text:p>1105</text:p>
          </table:table-cell>
          <table:table-cell office:value-type="float" office:value="1128" calcext:value-type="float">
            <text:p>1128</text:p>
          </table:table-cell>
          <table:table-cell office:value-type="float" office:value="1152" calcext:value-type="float">
            <text:p>1152</text:p>
          </table:table-cell>
          <table:table-cell office:value-type="float" office:value="1166" calcext:value-type="float">
            <text:p>1166</text:p>
          </table:table-cell>
          <table:table-cell office:value-type="float" office:value="1183" calcext:value-type="float">
            <text:p>1183</text:p>
          </table:table-cell>
          <table:table-cell office:value-type="float" office:value="1201" calcext:value-type="float">
            <text:p>1201</text:p>
          </table:table-cell>
          <table:table-cell office:value-type="float" office:value="1214" calcext:value-type="float">
            <text:p>1214</text:p>
          </table:table-cell>
          <table:table-cell office:value-type="float" office:value="1228" calcext:value-type="float">
            <text:p>1228</text:p>
          </table:table-cell>
          <table:table-cell office:value-type="float" office:value="1249" calcext:value-type="float">
            <text:p>1249</text:p>
          </table:table-cell>
          <table:table-cell office:value-type="float" office:value="1268" calcext:value-type="float">
            <text:p>1268</text:p>
          </table:table-cell>
          <table:table-cell office:value-type="float" office:value="1293" calcext:value-type="float">
            <text:p>1293</text:p>
          </table:table-cell>
          <table:table-cell office:value-type="float" office:value="1310" calcext:value-type="float">
            <text:p>1310</text:p>
          </table:table-cell>
          <table:table-cell office:value-type="float" office:value="1329" calcext:value-type="float">
            <text:p>1329</text:p>
          </table:table-cell>
          <table:table-cell office:value-type="float" office:value="1342" calcext:value-type="float">
            <text:p>1342</text:p>
          </table:table-cell>
          <table:table-cell office:value-type="float" office:value="1371" calcext:value-type="float">
            <text:p>1371</text:p>
          </table:table-cell>
          <table:table-cell office:value-type="float" office:value="1387" calcext:value-type="float">
            <text:p>1387</text:p>
          </table:table-cell>
          <table:table-cell office:value-type="float" office:value="1405" calcext:value-type="float">
            <text:p>1405</text:p>
          </table:table-cell>
          <table:table-cell office:value-type="float" office:value="1420" calcext:value-type="float">
            <text:p>1420</text:p>
          </table:table-cell>
          <table:table-cell office:value-type="float" office:value="1430" calcext:value-type="float">
            <text:p>1430</text:p>
          </table:table-cell>
          <table:table-cell office:value-type="float" office:value="1438" calcext:value-type="float">
            <text:p>1438</text:p>
          </table:table-cell>
          <table:table-cell office:value-type="float" office:value="1447" calcext:value-type="float">
            <text:p>1447</text:p>
          </table:table-cell>
          <table:table-cell office:value-type="float" office:value="1458" calcext:value-type="float">
            <text:p>1458</text:p>
          </table:table-cell>
          <table:table-cell office:value-type="float" office:value="1465" calcext:value-type="float">
            <text:p>1465</text:p>
          </table:table-cell>
          <table:table-cell office:value-type="float" office:value="1483" calcext:value-type="float">
            <text:p>1483</text:p>
          </table:table-cell>
          <table:table-cell office:value-type="float" office:value="1496" calcext:value-type="float">
            <text:p>1496</text:p>
          </table:table-cell>
          <table:table-cell office:value-type="float" office:value="1501" calcext:value-type="float">
            <text:p>1501</text:p>
          </table:table-cell>
          <table:table-cell office:value-type="float" office:value="1513" calcext:value-type="float">
            <text:p>1513</text:p>
          </table:table-cell>
          <table:table-cell office:value-type="float" office:value="1523" calcext:value-type="float">
            <text:p>1523</text:p>
          </table:table-cell>
          <table:table-cell office:value-type="float" office:value="1531" calcext:value-type="float">
            <text:p>1531</text:p>
          </table:table-cell>
          <table:table-cell office:value-type="float" office:value="1543" calcext:value-type="float">
            <text:p>1543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584" calcext:value-type="float">
            <text:p>1584</text:p>
          </table:table-cell>
          <table:table-cell office:value-type="float" office:value="1611" calcext:value-type="float">
            <text:p>1611</text:p>
          </table:table-cell>
          <table:table-cell office:value-type="float" office:value="1619" calcext:value-type="float">
            <text:p>1619</text:p>
          </table:table-cell>
          <table:table-cell office:value-type="float" office:value="1630" calcext:value-type="float">
            <text:p>1630</text:p>
          </table:table-cell>
          <table:table-cell office:value-type="float" office:value="1655" calcext:value-type="float">
            <text:p>1655</text:p>
          </table:table-cell>
          <table:table-cell office:value-type="float" office:value="1663" calcext:value-type="float">
            <text:p>1663</text:p>
          </table:table-cell>
          <table:table-cell office:value-type="float" office:value="1676" calcext:value-type="float">
            <text:p>1676</text:p>
          </table:table-cell>
          <table:table-cell office:value-type="float" office:value="1682" calcext:value-type="float">
            <text:p>1682</text:p>
          </table:table-cell>
          <table:table-cell office:value-type="float" office:value="1690" calcext:value-type="float">
            <text:p>1690</text:p>
          </table:table-cell>
          <table:table-cell office:value-type="float" office:value="1708" calcext:value-type="float">
            <text:p>1708</text:p>
          </table:table-cell>
          <table:table-cell office:value-type="float" office:value="1720" calcext:value-type="float">
            <text:p>1720</text:p>
          </table:table-cell>
          <table:table-cell office:value-type="float" office:value="1732" calcext:value-type="float">
            <text:p>1732</text:p>
          </table:table-cell>
          <table:table-cell office:value-type="float" office:value="1752" calcext:value-type="float">
            <text:p>1752</text:p>
          </table:table-cell>
          <table:table-cell office:value-type="float" office:value="1772" calcext:value-type="float">
            <text:p>1772</text:p>
          </table:table-cell>
          <table:table-cell office:value-type="float" office:value="1787" calcext:value-type="float">
            <text:p>1787</text:p>
          </table:table-cell>
          <table:table-cell office:value-type="float" office:value="1797" calcext:value-type="float">
            <text:p>1797</text:p>
          </table:table-cell>
          <table:table-cell office:value-type="float" office:value="1812" calcext:value-type="float">
            <text:p>1812</text:p>
          </table:table-cell>
          <table:table-cell office:value-type="float" office:value="1822" calcext:value-type="float">
            <text:p>1822</text:p>
          </table:table-cell>
          <table:table-cell office:value-type="float" office:value="1836" calcext:value-type="float">
            <text:p>1836</text:p>
          </table:table-cell>
          <table:table-cell office:value-type="float" office:value="1844" calcext:value-type="float">
            <text:p>1844</text:p>
          </table:table-cell>
          <table:table-cell office:value-type="float" office:value="1863" calcext:value-type="float">
            <text:p>1863</text:p>
          </table:table-cell>
          <table:table-cell office:value-type="float" office:value="1878" calcext:value-type="float">
            <text:p>1878</text:p>
          </table:table-cell>
          <table:table-cell office:value-type="float" office:value="1888" calcext:value-type="float">
            <text:p>1888</text:p>
          </table:table-cell>
          <table:table-cell office:value-type="float" office:value="1897" calcext:value-type="float">
            <text:p>1897</text:p>
          </table:table-cell>
          <table:table-cell office:value-type="float" office:value="1908" calcext:value-type="float">
            <text:p>1908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936" calcext:value-type="float">
            <text:p>1936</text:p>
          </table:table-cell>
          <table:table-cell office:value-type="float" office:value="1937" calcext:value-type="float">
            <text:p>1937</text:p>
          </table:table-cell>
          <table:table-cell office:value-type="float" office:value="1945" calcext:value-type="float">
            <text:p>1945</text:p>
          </table:table-cell>
          <table:table-cell office:value-type="float" office:value="1954" calcext:value-type="float">
            <text:p>1954</text:p>
          </table:table-cell>
          <table:table-cell office:value-type="float" office:value="1965" calcext:value-type="float">
            <text:p>1965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 office:value-type="float" office:value="1994" calcext:value-type="float">
            <text:p>1994</text:p>
          </table:table-cell>
          <table:table-cell office:value-type="float" office:value="2010" calcext:value-type="float">
            <text:p>2010</text:p>
          </table:table-cell>
          <table:table-cell office:value-type="float" office:value="2016" calcext:value-type="float">
            <text:p>2016</text:p>
          </table:table-cell>
          <table:table-cell office:value-type="float" office:value="2027" calcext:value-type="float">
            <text:p>2027</text:p>
          </table:table-cell>
        </table:table-row>
        <table:table-row table:style-name="ro1">
          <table:table-cell office:value-type="string" calcext:value-type="string">
            <text:p>Once_+_Repeated_Sentence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379" calcext:value-type="float">
            <text:p>379</text:p>
          </table:table-cell>
          <table:table-cell office:value-type="float" office:value="473" calcext:value-type="float">
            <text:p>473</text:p>
          </table:table-cell>
          <table:table-cell office:value-type="float" office:value="554" calcext:value-type="float">
            <text:p>554</text:p>
          </table:table-cell>
          <table:table-cell office:value-type="float" office:value="634" calcext:value-type="float">
            <text:p>634</text:p>
          </table:table-cell>
          <table:table-cell office:value-type="float" office:value="714" calcext:value-type="float">
            <text:p>714</text:p>
          </table:table-cell>
          <table:table-cell office:value-type="float" office:value="796" calcext:value-type="float">
            <text:p>796</text:p>
          </table:table-cell>
          <table:table-cell office:value-type="float" office:value="879" calcext:value-type="float">
            <text:p>879</text:p>
          </table:table-cell>
          <table:table-cell office:value-type="float" office:value="959" calcext:value-type="float">
            <text:p>959</text:p>
          </table:table-cell>
          <table:table-cell office:value-type="float" office:value="1019" calcext:value-type="float">
            <text:p>1019</text:p>
          </table:table-cell>
          <table:table-cell office:value-type="float" office:value="1082" calcext:value-type="float">
            <text:p>1082</text:p>
          </table:table-cell>
          <table:table-cell office:value-type="float" office:value="1122" calcext:value-type="float">
            <text:p>1122</text:p>
          </table:table-cell>
          <table:table-cell office:value-type="float" office:value="1184" calcext:value-type="float">
            <text:p>1184</text:p>
          </table:table-cell>
          <table:table-cell office:value-type="float" office:value="1239" calcext:value-type="float">
            <text:p>1239</text:p>
          </table:table-cell>
          <table:table-cell office:value-type="float" office:value="1293" calcext:value-type="float">
            <text:p>1293</text:p>
          </table:table-cell>
          <table:table-cell office:value-type="float" office:value="1344" calcext:value-type="float">
            <text:p>1344</text:p>
          </table:table-cell>
          <table:table-cell office:value-type="float" office:value="1394" calcext:value-type="float">
            <text:p>1394</text:p>
          </table:table-cell>
          <table:table-cell office:value-type="float" office:value="1440" calcext:value-type="float">
            <text:p>1440</text:p>
          </table:table-cell>
          <table:table-cell office:value-type="float" office:value="1496" calcext:value-type="float">
            <text:p>1496</text:p>
          </table:table-cell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office:value-type="float" office:value="1651" calcext:value-type="float">
            <text:p>1651</text:p>
          </table:table-cell>
          <table:table-cell office:value-type="float" office:value="1702" calcext:value-type="float">
            <text:p>1702</text:p>
          </table:table-cell>
          <table:table-cell office:value-type="float" office:value="1731" calcext:value-type="float">
            <text:p>1731</text:p>
          </table:table-cell>
          <table:table-cell office:value-type="float" office:value="1757" calcext:value-type="float">
            <text:p>1757</text:p>
          </table:table-cell>
          <table:table-cell office:value-type="float" office:value="1782" calcext:value-type="float">
            <text:p>1782</text:p>
          </table:table-cell>
          <table:table-cell office:value-type="float" office:value="1828" calcext:value-type="float">
            <text:p>1828</text:p>
          </table:table-cell>
          <table:table-cell office:value-type="float" office:value="1864" calcext:value-type="float">
            <text:p>1864</text:p>
          </table:table-cell>
          <table:table-cell office:value-type="float" office:value="1893" calcext:value-type="float">
            <text:p>1893</text:p>
          </table:table-cell>
          <table:table-cell office:value-type="float" office:value="1927" calcext:value-type="float">
            <text:p>1927</text:p>
          </table:table-cell>
          <table:table-cell office:value-type="float" office:value="1952" calcext:value-type="float">
            <text:p>1952</text:p>
          </table:table-cell>
          <table:table-cell office:value-type="float" office:value="1988" calcext:value-type="float">
            <text:p>1988</text:p>
          </table:table-cell>
          <table:table-cell office:value-type="float" office:value="2031" calcext:value-type="float">
            <text:p>2031</text:p>
          </table:table-cell>
          <table:table-cell office:value-type="float" office:value="2061" calcext:value-type="float">
            <text:p>2061</text:p>
          </table:table-cell>
          <table:table-cell office:value-type="float" office:value="2092" calcext:value-type="float">
            <text:p>2092</text:p>
          </table:table-cell>
          <table:table-cell office:value-type="float" office:value="2128" calcext:value-type="float">
            <text:p>2128</text:p>
          </table:table-cell>
          <table:table-cell office:value-type="float" office:value="2161" calcext:value-type="float">
            <text:p>2161</text:p>
          </table:table-cell>
          <table:table-cell office:value-type="float" office:value="2185" calcext:value-type="float">
            <text:p>2185</text:p>
          </table:table-cell>
          <table:table-cell office:value-type="float" office:value="2217" calcext:value-type="float">
            <text:p>2217</text:p>
          </table:table-cell>
          <table:table-cell office:value-type="float" office:value="2247" calcext:value-type="float">
            <text:p>2247</text:p>
          </table:table-cell>
          <table:table-cell office:value-type="float" office:value="2288" calcext:value-type="float">
            <text:p>2288</text:p>
          </table:table-cell>
          <table:table-cell office:value-type="float" office:value="2316" calcext:value-type="float">
            <text:p>2316</text:p>
          </table:table-cell>
          <table:table-cell office:value-type="float" office:value="2353" calcext:value-type="float">
            <text:p>2353</text:p>
          </table:table-cell>
          <table:table-cell office:value-type="float" office:value="2379" calcext:value-type="float">
            <text:p>2379</text:p>
          </table:table-cell>
          <table:table-cell office:value-type="float" office:value="2420" calcext:value-type="float">
            <text:p>2420</text:p>
          </table:table-cell>
          <table:table-cell office:value-type="float" office:value="2449" calcext:value-type="float">
            <text:p>2449</text:p>
          </table:table-cell>
          <table:table-cell office:value-type="float" office:value="2477" calcext:value-type="float">
            <text:p>2477</text:p>
          </table:table-cell>
          <table:table-cell office:value-type="float" office:value="2509" calcext:value-type="float">
            <text:p>2509</text:p>
          </table:table-cell>
          <table:table-cell office:value-type="float" office:value="2537" calcext:value-type="float">
            <text:p>2537</text:p>
          </table:table-cell>
          <table:table-cell office:value-type="float" office:value="2560" calcext:value-type="float">
            <text:p>2560</text:p>
          </table:table-cell>
          <table:table-cell office:value-type="float" office:value="2580" calcext:value-type="float">
            <text:p>2580</text:p>
          </table:table-cell>
          <table:table-cell office:value-type="float" office:value="2602" calcext:value-type="float">
            <text:p>2602</text:p>
          </table:table-cell>
          <table:table-cell office:value-type="float" office:value="2626" calcext:value-type="float">
            <text:p>2626</text:p>
          </table:table-cell>
          <table:table-cell office:value-type="float" office:value="2657" calcext:value-type="float">
            <text:p>2657</text:p>
          </table:table-cell>
          <table:table-cell office:value-type="float" office:value="2688" calcext:value-type="float">
            <text:p>2688</text:p>
          </table:table-cell>
          <table:table-cell office:value-type="float" office:value="2706" calcext:value-type="float">
            <text:p>2706</text:p>
          </table:table-cell>
          <table:table-cell office:value-type="float" office:value="2729" calcext:value-type="float">
            <text:p>2729</text:p>
          </table:table-cell>
          <table:table-cell office:value-type="float" office:value="2751" calcext:value-type="float">
            <text:p>2751</text:p>
          </table:table-cell>
          <table:table-cell office:value-type="float" office:value="2777" calcext:value-type="float">
            <text:p>2777</text:p>
          </table:table-cell>
          <table:table-cell office:value-type="float" office:value="2799" calcext:value-type="float">
            <text:p>2799</text:p>
          </table:table-cell>
          <table:table-cell office:value-type="float" office:value="2823" calcext:value-type="float">
            <text:p>2823</text:p>
          </table:table-cell>
          <table:table-cell office:value-type="float" office:value="2847" calcext:value-type="float">
            <text:p>2847</text:p>
          </table:table-cell>
          <table:table-cell office:value-type="float" office:value="2873" calcext:value-type="float">
            <text:p>2873</text:p>
          </table:table-cell>
          <table:table-cell office:value-type="float" office:value="2907" calcext:value-type="float">
            <text:p>2907</text:p>
          </table:table-cell>
          <table:table-cell office:value-type="float" office:value="2934" calcext:value-type="float">
            <text:p>2934</text:p>
          </table:table-cell>
          <table:table-cell office:value-type="float" office:value="2953" calcext:value-type="float">
            <text:p>2953</text:p>
          </table:table-cell>
          <table:table-cell office:value-type="float" office:value="2985" calcext:value-type="float">
            <text:p>2985</text:p>
          </table:table-cell>
          <table:table-cell office:value-type="float" office:value="3010" calcext:value-type="float">
            <text:p>3010</text:p>
          </table:table-cell>
          <table:table-cell office:value-type="float" office:value="3034" calcext:value-type="float">
            <text:p>3034</text:p>
          </table:table-cell>
          <table:table-cell office:value-type="float" office:value="3055" calcext:value-type="float">
            <text:p>3055</text:p>
          </table:table-cell>
          <table:table-cell office:value-type="float" office:value="3069" calcext:value-type="float">
            <text:p>3069</text:p>
          </table:table-cell>
          <table:table-cell office:value-type="float" office:value="3099" calcext:value-type="float">
            <text:p>3099</text:p>
          </table:table-cell>
          <table:table-cell office:value-type="float" office:value="3123" calcext:value-type="float">
            <text:p>3123</text:p>
          </table:table-cell>
          <table:table-cell office:value-type="float" office:value="3149" calcext:value-type="float">
            <text:p>3149</text:p>
          </table:table-cell>
          <table:table-cell office:value-type="float" office:value="3174" calcext:value-type="float">
            <text:p>3174</text:p>
          </table:table-cell>
          <table:table-cell office:value-type="float" office:value="3201" calcext:value-type="float">
            <text:p>3201</text:p>
          </table:table-cell>
          <table:table-cell office:value-type="float" office:value="3227" calcext:value-type="float">
            <text:p>3227</text:p>
          </table:table-cell>
          <table:table-cell office:value-type="float" office:value="3244" calcext:value-type="float">
            <text:p>3244</text:p>
          </table:table-cell>
          <table:table-cell office:value-type="float" office:value="3274" calcext:value-type="float">
            <text:p>3274</text:p>
          </table:table-cell>
          <table:table-cell office:value-type="float" office:value="3294" calcext:value-type="float">
            <text:p>3294</text:p>
          </table:table-cell>
          <table:table-cell office:value-type="float" office:value="3316" calcext:value-type="float">
            <text:p>3316</text:p>
          </table:table-cell>
          <table:table-cell office:value-type="float" office:value="3339" calcext:value-type="float">
            <text:p>3339</text:p>
          </table:table-cell>
          <table:table-cell office:value-type="float" office:value="3372" calcext:value-type="float">
            <text:p>3372</text:p>
          </table:table-cell>
          <table:table-cell office:value-type="float" office:value="3396" calcext:value-type="float">
            <text:p>3396</text:p>
          </table:table-cell>
          <table:table-cell office:value-type="float" office:value="3414" calcext:value-type="float">
            <text:p>3414</text:p>
          </table:table-cell>
          <table:table-cell office:value-type="float" office:value="3435" calcext:value-type="float">
            <text:p>3435</text:p>
          </table:table-cell>
          <table:table-cell office:value-type="float" office:value="3457" calcext:value-type="float">
            <text:p>3457</text:p>
          </table:table-cell>
          <table:table-cell office:value-type="float" office:value="3481" calcext:value-type="float">
            <text:p>3481</text:p>
          </table:table-cell>
          <table:table-cell office:value-type="float" office:value="3503" calcext:value-type="float">
            <text:p>3503</text:p>
          </table:table-cell>
          <table:table-cell office:value-type="float" office:value="3522" calcext:value-type="float">
            <text:p>3522</text:p>
          </table:table-cell>
          <table:table-cell office:value-type="float" office:value="3535" calcext:value-type="float">
            <text:p>3535</text:p>
          </table:table-cell>
          <table:table-cell office:value-type="float" office:value="3550" calcext:value-type="float">
            <text:p>3550</text:p>
          </table:table-cell>
          <table:table-cell office:value-type="float" office:value="3567" calcext:value-type="float">
            <text:p>3567</text:p>
          </table:table-cell>
          <table:table-cell office:value-type="float" office:value="3586" calcext:value-type="float">
            <text:p>3586</text:p>
          </table:table-cell>
          <table:table-cell office:value-type="float" office:value="3606" calcext:value-type="float">
            <text:p>3606</text:p>
          </table:table-cell>
          <table:table-cell office:value-type="float" office:value="3622" calcext:value-type="float">
            <text:p>3622</text:p>
          </table:table-cell>
          <table:table-cell office:value-type="float" office:value="3644" calcext:value-type="float">
            <text:p>3644</text:p>
          </table:table-cell>
          <table:table-cell office:value-type="float" office:value="3666" calcext:value-type="float">
            <text:p>3666</text:p>
          </table:table-cell>
          <table:table-cell office:value-type="float" office:value="3683" calcext:value-type="float">
            <text:p>3683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office:value-type="string" calcext:value-type="string">
            <text:p>Repeated_Words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64" calcext:value-type="float">
            <text:p>164</text:p>
          </table:table-cell>
          <table:table-cell office:value-type="float" office:value="188" calcext:value-type="float">
            <text:p>188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float" office:value="306" calcext:value-type="float">
            <text:p>306</text:p>
          </table:table-cell>
          <table:table-cell office:value-type="float" office:value="318" calcext:value-type="float">
            <text:p>318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57" calcext:value-type="float">
            <text:p>357</text:p>
          </table:table-cell>
          <table:table-cell office:value-type="float" office:value="366" calcext:value-type="float">
            <text:p>366</text:p>
          </table:table-cell>
          <table:table-cell office:value-type="float" office:value="374" calcext:value-type="float">
            <text:p>374</text:p>
          </table:table-cell>
          <table:table-cell office:value-type="float" office:value="383" calcext:value-type="float">
            <text:p>383</text:p>
          </table:table-cell>
          <table:table-cell office:value-type="float" office:value="400" calcext:value-type="float">
            <text:p>400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office:value-type="float" office:value="418" calcext:value-type="float">
            <text:p>418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432" calcext:value-type="float">
            <text:p>432</text:p>
          </table:table-cell>
          <table:table-cell office:value-type="float" office:value="443" calcext:value-type="float">
            <text:p>443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office:value-type="float" office:value="503" calcext:value-type="float">
            <text:p>503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5" calcext:value-type="float">
            <text:p>515</text:p>
          </table:table-cell>
          <table:table-cell office:value-type="float" office:value="519" calcext:value-type="float">
            <text:p>519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549" calcext:value-type="float">
            <text:p>549</text:p>
          </table:table-cell>
          <table:table-cell office:value-type="float" office:value="552" calcext:value-type="float">
            <text:p>552</text:p>
          </table:table-cell>
          <table:table-cell office:value-type="float" office:value="556" calcext:value-type="float">
            <text:p>556</text:p>
          </table:table-cell>
          <table:table-cell office:value-type="float" office:value="559" calcext:value-type="float">
            <text:p>559</text:p>
          </table:table-cell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573" calcext:value-type="float">
            <text:p>573</text:p>
          </table:table-cell>
          <table:table-cell office:value-type="float" office:value="577" calcext:value-type="float">
            <text:p>577</text:p>
          </table:table-cell>
          <table:table-cell office:value-type="float" office:value="581" calcext:value-type="float">
            <text:p>581</text:p>
          </table:table-cell>
          <table:table-cell office:value-type="float" office:value="587" calcext:value-type="float">
            <text:p>587</text:p>
          </table:table-cell>
          <table:table-cell office:value-type="float" office:value="592" calcext:value-type="float">
            <text:p>592</text:p>
          </table:table-cell>
          <table:table-cell office:value-type="float" office:value="596" calcext:value-type="float">
            <text:p>596</text:p>
          </table:table-cell>
          <table:table-cell office:value-type="float" office:value="599" calcext:value-type="float">
            <text:p>599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8" calcext:value-type="float">
            <text:p>618</text:p>
          </table:table-cell>
          <table:table-cell office:value-type="float" office:value="622" calcext:value-type="float">
            <text:p>622</text:p>
          </table:table-cell>
          <table:table-cell office:value-type="float" office:value="630" calcext:value-type="float">
            <text:p>630</text:p>
          </table:table-cell>
          <table:table-cell office:value-type="float" office:value="633" calcext:value-type="float">
            <text:p>633</text:p>
          </table:table-cell>
          <table:table-cell office:value-type="float" office:value="637" calcext:value-type="float">
            <text:p>637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50" calcext:value-type="float">
            <text:p>650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office:value-type="float" office:value="665" calcext:value-type="float">
            <text:p>665</text:p>
          </table:table-cell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671" calcext:value-type="float">
            <text:p>671</text:p>
          </table:table-cell>
          <table:table-cell office:value-type="float" office:value="673" calcext:value-type="float">
            <text:p>673</text:p>
          </table:table-cell>
          <table:table-cell office:value-type="float" office:value="675" calcext:value-type="float">
            <text:p>675</text:p>
          </table:table-cell>
          <table:table-cell table:number-columns-repeated="4"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5" calcext:value-type="float">
            <text:p>685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Words_Used_Once.original_gru.1000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Total Word Responses - GRU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50" calcext:value-type="float">
            <text:p>250</text:p>
          </table:table-cell>
          <table:table-cell office:value-type="float" office:value="289" calcext:value-type="float">
            <text:p>289</text:p>
          </table:table-cell>
          <table:table-cell office:value-type="float" office:value="315" calcext:value-type="float">
            <text:p>315</text:p>
          </table:table-cell>
          <table:table-cell office:value-type="float" office:value="357" calcext:value-type="float">
            <text:p>357</text:p>
          </table:table-cell>
          <table:table-cell office:value-type="float" office:value="389" calcext:value-type="float">
            <text:p>389</text:p>
          </table:table-cell>
          <table:table-cell office:value-type="float" office:value="414" calcext:value-type="float">
            <text:p>414</text:p>
          </table:table-cell>
          <table:table-cell office:value-type="float" office:value="439" calcext:value-type="float">
            <text:p>439</text:p>
          </table:table-cell>
          <table:table-cell office:value-type="float" office:value="458" calcext:value-type="float">
            <text:p>458</text:p>
          </table:table-cell>
          <table:table-cell office:value-type="float" office:value="479" calcext:value-type="float">
            <text:p>479</text:p>
          </table:table-cell>
          <table:table-cell office:value-type="float" office:value="498" calcext:value-type="float">
            <text:p>498</text:p>
          </table:table-cell>
          <table:table-cell office:value-type="float" office:value="511" calcext:value-type="float">
            <text:p>511</text:p>
          </table:table-cell>
          <table:table-cell office:value-type="float" office:value="528" calcext:value-type="float">
            <text:p>528</text:p>
          </table:table-cell>
          <table:table-cell office:value-type="float" office:value="546" calcext:value-type="float">
            <text:p>546</text:p>
          </table:table-cell>
          <table:table-cell office:value-type="float" office:value="557" calcext:value-type="float">
            <text:p>557</text:p>
          </table:table-cell>
          <table:table-cell office:value-type="float" office:value="573" calcext:value-type="float">
            <text:p>573</text:p>
          </table:table-cell>
          <table:table-cell office:value-type="float" office:value="584" calcext:value-type="float">
            <text:p>584</text:p>
          </table:table-cell>
          <table:table-cell office:value-type="float" office:value="598" calcext:value-type="float">
            <text:p>598</text:p>
          </table:table-cell>
          <table:table-cell office:value-type="float" office:value="607" calcext:value-type="float">
            <text:p>607</text:p>
          </table:table-cell>
          <table:table-cell office:value-type="float" office:value="620" calcext:value-type="float">
            <text:p>620</text:p>
          </table:table-cell>
          <table:table-cell office:value-type="float" office:value="629" calcext:value-type="float">
            <text:p>629</text:p>
          </table:table-cell>
          <table:table-cell office:value-type="float" office:value="642" calcext:value-type="float">
            <text:p>642</text:p>
          </table:table-cell>
          <table:table-cell office:value-type="float" office:value="653" calcext:value-type="float">
            <text:p>653</text:p>
          </table:table-cell>
          <table:table-cell office:value-type="float" office:value="660" calcext:value-type="float">
            <text:p>660</text:p>
          </table:table-cell>
          <table:table-cell office:value-type="float" office:value="666" calcext:value-type="float">
            <text:p>666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8" calcext:value-type="float">
            <text:p>688</text:p>
          </table:table-cell>
          <table:table-cell office:value-type="float" office:value="699" calcext:value-type="float">
            <text:p>699</text:p>
          </table:table-cell>
          <table:table-cell office:value-type="float" office:value="703" calcext:value-type="float">
            <text:p>703</text:p>
          </table:table-cell>
          <table:table-cell office:value-type="float" office:value="711" calcext:value-type="float">
            <text:p>711</text:p>
          </table:table-cell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729" calcext:value-type="float">
            <text:p>729</text:p>
          </table:table-cell>
          <table:table-cell office:value-type="float" office:value="736" calcext:value-type="float">
            <text:p>736</text:p>
          </table:table-cell>
          <table:table-cell office:value-type="float" office:value="747" calcext:value-type="float">
            <text:p>747</text:p>
          </table:table-cell>
          <table:table-cell office:value-type="float" office:value="749" calcext:value-type="float">
            <text:p>749</text:p>
          </table:table-cell>
          <table:table-cell office:value-type="float" office:value="754" calcext:value-type="float">
            <text:p>754</text:p>
          </table:table-cell>
          <table:table-cell office:value-type="float" office:value="761" calcext:value-type="float">
            <text:p>761</text:p>
          </table:table-cell>
          <table:table-cell office:value-type="float" office:value="770" calcext:value-type="float">
            <text:p>770</text:p>
          </table:table-cell>
          <table:table-cell office:value-type="float" office:value="779" calcext:value-type="float">
            <text:p>779</text:p>
          </table:table-cell>
          <table:table-cell office:value-type="float" office:value="791" calcext:value-type="float">
            <text:p>791</text:p>
          </table:table-cell>
          <table:table-cell office:value-type="float" office:value="801" calcext:value-type="float">
            <text:p>801</text:p>
          </table:table-cell>
          <table:table-cell office:value-type="float" office:value="816" calcext:value-type="float">
            <text:p>816</text:p>
          </table:table-cell>
          <table:table-cell office:value-type="float" office:value="822" calcext:value-type="float">
            <text:p>822</text:p>
          </table:table-cell>
          <table:table-cell office:value-type="float" office:value="831" calcext:value-type="float">
            <text:p>831</text:p>
          </table:table-cell>
          <table:table-cell office:value-type="float" office:value="837" calcext:value-type="float">
            <text:p>837</text:p>
          </table:table-cell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846" calcext:value-type="float">
            <text:p>846</text:p>
          </table:table-cell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863" calcext:value-type="float">
            <text:p>863</text:p>
          </table:table-cell>
          <table:table-cell office:value-type="float" office:value="867" calcext:value-type="float">
            <text:p>867</text:p>
          </table:table-cell>
          <table:table-cell office:value-type="float" office:value="876" calcext:value-type="float">
            <text:p>876</text:p>
          </table:table-cell>
          <table:table-cell office:value-type="float" office:value="880" calcext:value-type="float">
            <text:p>880</text:p>
          </table:table-cell>
          <table:table-cell office:value-type="float" office:value="884" calcext:value-type="float">
            <text:p>884</text:p>
          </table:table-cell>
          <table:table-cell office:value-type="float" office:value="889" calcext:value-type="float">
            <text:p>889</text:p>
          </table:table-cell>
          <table:table-cell office:value-type="float" office:value="894" calcext:value-type="float">
            <text:p>894</text:p>
          </table:table-cell>
          <table:table-cell office:value-type="float" office:value="898" calcext:value-type="float">
            <text:p>898</text:p>
          </table:table-cell>
          <table:table-cell office:value-type="float" office:value="901" calcext:value-type="float">
            <text:p>901</text:p>
          </table:table-cell>
          <table:table-cell office:value-type="float" office:value="907" calcext:value-type="float">
            <text:p>907</text:p>
          </table:table-cell>
          <table:table-cell office:value-type="float" office:value="912" calcext:value-type="float">
            <text:p>912</text:p>
          </table:table-cell>
          <table:table-cell office:value-type="float" office:value="917" calcext:value-type="float">
            <text:p>917</text:p>
          </table:table-cell>
          <table:table-cell office:value-type="float" office:value="923" calcext:value-type="float">
            <text:p>923</text:p>
          </table:table-cell>
          <table:table-cell office:value-type="float" office:value="926" calcext:value-type="float">
            <text:p>926</text:p>
          </table:table-cell>
          <table:table-cell office:value-type="float" office:value="930" calcext:value-type="float">
            <text:p>930</text:p>
          </table:table-cell>
          <table:table-cell office:value-type="float" office:value="934" calcext:value-type="float">
            <text:p>934</text:p>
          </table:table-cell>
          <table:table-cell office:value-type="float" office:value="937" calcext:value-type="float">
            <text:p>937</text:p>
          </table:table-cell>
          <table:table-cell office:value-type="float" office:value="940" calcext:value-type="float">
            <text:p>940</text:p>
          </table:table-cell>
          <table:table-cell office:value-type="float" office:value="942" calcext:value-type="float">
            <text:p>942</text:p>
          </table:table-cell>
          <table:table-cell office:value-type="float" office:value="945" calcext:value-type="float">
            <text:p>945</text:p>
          </table:table-cell>
          <table:table-cell office:value-type="float" office:value="951" calcext:value-type="float">
            <text:p>951</text:p>
          </table:table-cell>
          <table:table-cell office:value-type="float" office:value="957" calcext:value-type="float">
            <text:p>957</text:p>
          </table:table-cell>
          <table:table-cell office:value-type="float" office:value="960" calcext:value-type="float">
            <text:p>960</text:p>
          </table:table-cell>
          <table:table-cell office:value-type="float" office:value="965" calcext:value-type="float">
            <text:p>965</text:p>
          </table:table-cell>
          <table:table-cell office:value-type="float" office:value="967" calcext:value-type="float">
            <text:p>967</text:p>
          </table:table-cell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976" calcext:value-type="float">
            <text:p>976</text:p>
          </table:table-cell>
          <table:table-cell office:value-type="float" office:value="980" calcext:value-type="float">
            <text:p>980</text:p>
          </table:table-cell>
          <table:table-cell office:value-type="float" office:value="983" calcext:value-type="float">
            <text:p>983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90" calcext:value-type="float">
            <text:p>990</text:p>
          </table:table-cell>
          <table:table-cell office:value-type="float" office:value="993" calcext:value-type="float">
            <text:p>993</text:p>
          </table:table-cell>
          <table:table-cell office:value-type="float" office:value="996" calcext:value-type="float">
            <text:p>996</text:p>
          </table:table-cell>
          <table:table-cell office:value-type="float" office:value="999" calcext:value-type="float">
            <text:p>999</text:p>
          </table:table-cell>
          <table:table-cell office:value-type="float" office:value="1004" calcext:value-type="float">
            <text:p>1004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11" calcext:value-type="float">
            <text:p>1011</text:p>
          </table:table-cell>
          <table:table-cell office:value-type="float" office:value="1014" calcext:value-type="float">
            <text:p>1014</text:p>
          </table:table-cell>
          <table:table-cell office:value-type="float" office:value="1019" calcext:value-type="float">
            <text:p>1019</text:p>
          </table:table-cell>
          <table:table-cell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32" calcext:value-type="float">
            <text:p>1032</text:p>
          </table:table-cell>
          <table:table-cell office:value-type="float" office:value="1033" calcext:value-type="float">
            <text:p>1033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Total_Voc.original_gru.100000</text:p>
          </table:table-cell>
          <table:table-cell table:number-columns-repeated="101" office:value-type="float" office:value="7826" calcext:value-type="float">
            <text:p>7826</text:p>
          </table:table-cell>
        </table:table-row>
        <table:table-row table:style-name="ro1">
          <table:table-cell office:value-type="string" calcext:value-type="string">
            <text:p>Sentence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_Sentence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office:value-type="float" office:value="223" calcext:value-type="float">
            <text:p>223</text:p>
          </table:table-cell>
          <table:table-cell office:value-type="float" office:value="248" calcext:value-type="float">
            <text:p>248</text:p>
          </table:table-cell>
          <table:table-cell office:value-type="float" office:value="278" calcext:value-type="float">
            <text:p>278</text:p>
          </table:table-cell>
          <table:table-cell office:value-type="float" office:value="299" calcext:value-type="float">
            <text:p>299</text:p>
          </table:table-cell>
          <table:table-cell office:value-type="float" office:value="322" calcext:value-type="float">
            <text:p>322</text:p>
          </table:table-cell>
          <table:table-cell office:value-type="float" office:value="350" calcext:value-type="float">
            <text:p>350</text:p>
          </table:table-cell>
          <table:table-cell office:value-type="float" office:value="377" calcext:value-type="float">
            <text:p>377</text:p>
          </table:table-cell>
          <table:table-cell office:value-type="float" office:value="400" calcext:value-type="float">
            <text:p>400</text:p>
          </table:table-cell>
          <table:table-cell office:value-type="float" office:value="416" calcext:value-type="float">
            <text:p>416</text:p>
          </table:table-cell>
          <table:table-cell office:value-type="float" office:value="432" calcext:value-type="float">
            <text:p>432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  <table:table-cell office:value-type="float" office:value="495" calcext:value-type="float">
            <text:p>495</text:p>
          </table:table-cell>
          <table:table-cell office:value-type="float" office:value="517" calcext:value-type="float">
            <text:p>517</text:p>
          </table:table-cell>
          <table:table-cell office:value-type="float" office:value="534" calcext:value-type="float">
            <text:p>534</text:p>
          </table:table-cell>
          <table:table-cell office:value-type="float" office:value="548" calcext:value-type="float">
            <text:p>548</text:p>
          </table:table-cell>
          <table:table-cell office:value-type="float" office:value="579" calcext:value-type="float">
            <text:p>579</text:p>
          </table:table-cell>
          <table:table-cell office:value-type="float" office:value="602" calcext:value-type="float">
            <text:p>602</text:p>
          </table:table-cell>
          <table:table-cell office:value-type="float" office:value="611" calcext:value-type="float">
            <text:p>611</text:p>
          </table:table-cell>
          <table:table-cell office:value-type="float" office:value="626" calcext:value-type="float">
            <text:p>626</text:p>
          </table:table-cell>
          <table:table-cell office:value-type="float" office:value="652" calcext:value-type="float">
            <text:p>652</text:p>
          </table:table-cell>
          <table:table-cell office:value-type="float" office:value="662" calcext:value-type="float">
            <text:p>662</text:p>
          </table:table-cell>
          <table:table-cell office:value-type="float" office:value="679" calcext:value-type="float">
            <text:p>679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 office:value-type="float" office:value="722" calcext:value-type="float">
            <text:p>722</text:p>
          </table:table-cell>
          <table:table-cell office:value-type="float" office:value="736" calcext:value-type="float">
            <text:p>736</text:p>
          </table:table-cell>
          <table:table-cell office:value-type="float" office:value="746" calcext:value-type="float">
            <text:p>746</text:p>
          </table:table-cell>
          <table:table-cell office:value-type="float" office:value="771" calcext:value-type="float">
            <text:p>771</text:p>
          </table:table-cell>
          <table:table-cell office:value-type="float" office:value="779" calcext:value-type="float">
            <text:p>779</text:p>
          </table:table-cell>
          <table:table-cell office:value-type="float" office:value="793" calcext:value-type="float">
            <text:p>793</text:p>
          </table:table-cell>
          <table:table-cell office:value-type="float" office:value="812" calcext:value-type="float">
            <text:p>812</text:p>
          </table:table-cell>
          <table:table-cell office:value-type="float" office:value="827" calcext:value-type="float">
            <text:p>827</text:p>
          </table:table-cell>
          <table:table-cell office:value-type="float" office:value="841" calcext:value-type="float">
            <text:p>841</text:p>
          </table:table-cell>
          <table:table-cell office:value-type="float" office:value="856" calcext:value-type="float">
            <text:p>856</text:p>
          </table:table-cell>
          <table:table-cell office:value-type="float" office:value="870" calcext:value-type="float">
            <text:p>870</text:p>
          </table:table-cell>
          <table:table-cell office:value-type="float" office:value="877" calcext:value-type="float">
            <text:p>877</text:p>
          </table:table-cell>
          <table:table-cell office:value-type="float" office:value="885" calcext:value-type="float">
            <text:p>885</text:p>
          </table:table-cell>
          <table:table-cell office:value-type="float" office:value="897" calcext:value-type="float">
            <text:p>897</text:p>
          </table:table-cell>
          <table:table-cell office:value-type="float" office:value="907" calcext:value-type="float">
            <text:p>907</text:p>
          </table:table-cell>
          <table:table-cell office:value-type="float" office:value="925" calcext:value-type="float">
            <text:p>925</text:p>
          </table:table-cell>
          <table:table-cell office:value-type="float" office:value="939" calcext:value-type="float">
            <text:p>939</text:p>
          </table:table-cell>
          <table:table-cell office:value-type="float" office:value="946" calcext:value-type="float">
            <text:p>946</text:p>
          </table:table-cell>
          <table:table-cell office:value-type="float" office:value="959" calcext:value-type="float">
            <text:p>959</text:p>
          </table:table-cell>
          <table:table-cell office:value-type="float" office:value="968" calcext:value-type="float">
            <text:p>968</text:p>
          </table:table-cell>
          <table:table-cell office:value-type="float" office:value="975" calcext:value-type="float">
            <text:p>975</text:p>
          </table:table-cell>
          <table:table-cell office:value-type="float" office:value="995" calcext:value-type="float">
            <text:p>995</text:p>
          </table:table-cell>
          <table:table-cell office:value-type="float" office:value="1004" calcext:value-type="float">
            <text:p>1004</text:p>
          </table:table-cell>
          <table:table-cell office:value-type="float" office:value="1021" calcext:value-type="float">
            <text:p>1021</text:p>
          </table:table-cell>
          <table:table-cell office:value-type="float" office:value="1028" calcext:value-type="float">
            <text:p>1028</text:p>
          </table:table-cell>
          <table:table-cell office:value-type="float" office:value="1044" calcext:value-type="float">
            <text:p>1044</text:p>
          </table:table-cell>
          <table:table-cell office:value-type="float" office:value="1055" calcext:value-type="float">
            <text:p>1055</text:p>
          </table:table-cell>
          <table:table-cell office:value-type="float" office:value="1064" calcext:value-type="float">
            <text:p>1064</text:p>
          </table:table-cell>
          <table:table-cell office:value-type="float" office:value="1075" calcext:value-type="float">
            <text:p>1075</text:p>
          </table:table-cell>
          <table:table-cell office:value-type="float" office:value="1079" calcext:value-type="float">
            <text:p>1079</text:p>
          </table:table-cell>
          <table:table-cell office:value-type="float" office:value="1093" calcext:value-type="float">
            <text:p>1093</text:p>
          </table:table-cell>
          <table:table-cell office:value-type="float" office:value="1100" calcext:value-type="float">
            <text:p>1100</text:p>
          </table:table-cell>
          <table:table-cell office:value-type="float" office:value="1114" calcext:value-type="float">
            <text:p>1114</text:p>
          </table:table-cell>
          <table:table-cell office:value-type="float" office:value="1127" calcext:value-type="float">
            <text:p>1127</text:p>
          </table:table-cell>
          <table:table-cell office:value-type="float" office:value="1134" calcext:value-type="float">
            <text:p>1134</text:p>
          </table:table-cell>
          <table:table-cell office:value-type="float" office:value="1139" calcext:value-type="float">
            <text:p>1139</text:p>
          </table:table-cell>
          <table:table-cell office:value-type="float" office:value="1147" calcext:value-type="float">
            <text:p>1147</text:p>
          </table:table-cell>
          <table:table-cell office:value-type="float" office:value="1157" calcext:value-type="float">
            <text:p>1157</text:p>
          </table:table-cell>
          <table:table-cell office:value-type="float" office:value="1164" calcext:value-type="float">
            <text:p>1164</text:p>
          </table:table-cell>
          <table:table-cell office:value-type="float" office:value="1176" calcext:value-type="float">
            <text:p>1176</text:p>
          </table:table-cell>
          <table:table-cell office:value-type="float" office:value="1185" calcext:value-type="float">
            <text:p>1185</text:p>
          </table:table-cell>
          <table:table-cell office:value-type="float" office:value="1194" calcext:value-type="float">
            <text:p>1194</text:p>
          </table:table-cell>
          <table:table-cell office:value-type="float" office:value="1206" calcext:value-type="float">
            <text:p>1206</text:p>
          </table:table-cell>
          <table:table-cell office:value-type="float" office:value="1217" calcext:value-type="float">
            <text:p>1217</text:p>
          </table:table-cell>
          <table:table-cell office:value-type="float" office:value="1229" calcext:value-type="float">
            <text:p>1229</text:p>
          </table:table-cell>
          <table:table-cell office:value-type="float" office:value="1243" calcext:value-type="float">
            <text:p>1243</text:p>
          </table:table-cell>
          <table:table-cell office:value-type="float" office:value="1255" calcext:value-type="float">
            <text:p>1255</text:p>
          </table:table-cell>
          <table:table-cell office:value-type="float" office:value="1264" calcext:value-type="float">
            <text:p>1264</text:p>
          </table:table-cell>
          <table:table-cell office:value-type="float" office:value="1271" calcext:value-type="float">
            <text:p>1271</text:p>
          </table:table-cell>
          <table:table-cell office:value-type="float" office:value="1280" calcext:value-type="float">
            <text:p>1280</text:p>
          </table:table-cell>
          <table:table-cell office:value-type="float" office:value="1297" calcext:value-type="float">
            <text:p>1297</text:p>
          </table:table-cell>
          <table:table-cell office:value-type="float" office:value="1304" calcext:value-type="float">
            <text:p>1304</text:p>
          </table:table-cell>
          <table:table-cell office:value-type="float" office:value="1311" calcext:value-type="float">
            <text:p>1311</text:p>
          </table:table-cell>
          <table:table-cell office:value-type="float" office:value="1322" calcext:value-type="float">
            <text:p>1322</text:p>
          </table:table-cell>
          <table:table-cell office:value-type="float" office:value="1331" calcext:value-type="float">
            <text:p>1331</text:p>
          </table:table-cell>
          <table:table-cell office:value-type="float" office:value="1339" calcext:value-type="float">
            <text:p>1339</text:p>
          </table:table-cell>
          <table:table-cell office:value-type="float" office:value="1348" calcext:value-type="float">
            <text:p>1348</text:p>
          </table:table-cell>
          <table:table-cell office:value-type="float" office:value="1360" calcext:value-type="float">
            <text:p>1360</text:p>
          </table:table-cell>
          <table:table-cell office:value-type="float" office:value="1378" calcext:value-type="float">
            <text:p>1378</text:p>
          </table:table-cell>
          <table:table-cell office:value-type="float" office:value="1385" calcext:value-type="float">
            <text:p>1385</text:p>
          </table:table-cell>
          <table:table-cell office:value-type="float" office:value="1395" calcext:value-type="float">
            <text:p>1395</text:p>
          </table:table-cell>
          <table:table-cell office:value-type="float" office:value="1401" calcext:value-type="float">
            <text:p>1401</text:p>
          </table:table-cell>
          <table:table-cell office:value-type="float" office:value="1410" calcext:value-type="float">
            <text:p>1410</text:p>
          </table:table-cell>
          <table:table-cell office:value-type="float" office:value="1420" calcext:value-type="float">
            <text:p>1420</text:p>
          </table:table-cell>
          <table:table-cell office:value-type="float" office:value="1423" calcext:value-type="float">
            <text:p>1423</text:p>
          </table:table-cell>
          <table:table-cell office:value-type="float" office:value="1432" calcext:value-type="float">
            <text:p>1432</text:p>
          </table:table-cell>
          <table:table-cell office:value-type="float" office:value="1446" calcext:value-type="float">
            <text:p>1446</text:p>
          </table:table-cell>
          <table:table-cell office:value-type="float" office:value="1458" calcext:value-type="float">
            <text:p>1458</text:p>
          </table:table-cell>
          <table:table-cell office:value-type="float" office:value="1465" calcext:value-type="float">
            <text:p>1465</text:p>
          </table:table-cell>
          <table:table-cell office:value-type="float" office:value="1478" calcext:value-type="float">
            <text:p>1478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string" calcext:value-type="string">
            <text:p>Sentences_Used_Once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88" calcext:value-type="float">
            <text:p>188</text:p>
          </table:table-cell>
          <table:table-cell office:value-type="float" office:value="246" calcext:value-type="float">
            <text:p>246</text:p>
          </table:table-cell>
          <table:table-cell office:value-type="float" office:value="290" calcext:value-type="float">
            <text:p>290</text:p>
          </table:table-cell>
          <table:table-cell office:value-type="float" office:value="327" calcext:value-type="float">
            <text:p>327</text:p>
          </table:table-cell>
          <table:table-cell office:value-type="float" office:value="361" calcext:value-type="float">
            <text:p>361</text:p>
          </table:table-cell>
          <table:table-cell office:value-type="float" office:value="414" calcext:value-type="float">
            <text:p>414</text:p>
          </table:table-cell>
          <table:table-cell office:value-type="float" office:value="449" calcext:value-type="float">
            <text:p>449</text:p>
          </table:table-cell>
          <table:table-cell office:value-type="float" office:value="462" calcext:value-type="float">
            <text:p>462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67" calcext:value-type="float">
            <text:p>567</text:p>
          </table:table-cell>
          <table:table-cell office:value-type="float" office:value="605" calcext:value-type="float">
            <text:p>605</text:p>
          </table:table-cell>
          <table:table-cell office:value-type="float" office:value="638" calcext:value-type="float">
            <text:p>638</text:p>
          </table:table-cell>
          <table:table-cell office:value-type="float" office:value="671" calcext:value-type="float">
            <text:p>671</text:p>
          </table:table-cell>
          <table:table-cell office:value-type="float" office:value="701" calcext:value-type="float">
            <text:p>701</text:p>
          </table:table-cell>
          <table:table-cell office:value-type="float" office:value="722" calcext:value-type="float">
            <text:p>722</text:p>
          </table:table-cell>
          <table:table-cell office:value-type="float" office:value="742" calcext:value-type="float">
            <text:p>742</text:p>
          </table:table-cell>
          <table:table-cell office:value-type="float" office:value="753" calcext:value-type="float">
            <text:p>753</text:p>
          </table:table-cell>
          <table:table-cell office:value-type="float" office:value="769" calcext:value-type="float">
            <text:p>769</text:p>
          </table:table-cell>
          <table:table-cell office:value-type="float" office:value="795" calcext:value-type="float">
            <text:p>795</text:p>
          </table:table-cell>
          <table:table-cell office:value-type="float" office:value="809" calcext:value-type="float">
            <text:p>809</text:p>
          </table:table-cell>
          <table:table-cell office:value-type="float" office:value="829" calcext:value-type="float">
            <text:p>829</text:p>
          </table:table-cell>
          <table:table-cell office:value-type="float" office:value="851" calcext:value-type="float">
            <text:p>851</text:p>
          </table:table-cell>
          <table:table-cell office:value-type="float" office:value="877" calcext:value-type="float">
            <text:p>877</text:p>
          </table:table-cell>
          <table:table-cell office:value-type="float" office:value="892" calcext:value-type="float">
            <text:p>892</text:p>
          </table:table-cell>
          <table:table-cell office:value-type="float" office:value="909" calcext:value-type="float">
            <text:p>909</text:p>
          </table:table-cell>
          <table:table-cell office:value-type="float" office:value="929" calcext:value-type="float">
            <text:p>929</text:p>
          </table:table-cell>
          <table:table-cell office:value-type="float" office:value="948" calcext:value-type="float">
            <text:p>948</text:p>
          </table:table-cell>
          <table:table-cell office:value-type="float" office:value="964" calcext:value-type="float">
            <text:p>964</text:p>
          </table:table-cell>
          <table:table-cell office:value-type="float" office:value="995" calcext:value-type="float">
            <text:p>995</text:p>
          </table:table-cell>
          <table:table-cell office:value-type="float" office:value="1033" calcext:value-type="float">
            <text:p>1033</text:p>
          </table:table-cell>
          <table:table-cell office:value-type="float" office:value="1063" calcext:value-type="float">
            <text:p>1063</text:p>
          </table:table-cell>
          <table:table-cell office:value-type="float" office:value="1085" calcext:value-type="float">
            <text:p>1085</text:p>
          </table:table-cell>
          <table:table-cell office:value-type="float" office:value="1113" calcext:value-type="float">
            <text:p>1113</text:p>
          </table:table-cell>
          <table:table-cell office:value-type="float" office:value="1140" calcext:value-type="float">
            <text:p>1140</text:p>
          </table:table-cell>
          <table:table-cell office:value-type="float" office:value="1162" calcext:value-type="float">
            <text:p>1162</text:p>
          </table:table-cell>
          <table:table-cell office:value-type="float" office:value="1191" calcext:value-type="float">
            <text:p>1191</text:p>
          </table:table-cell>
          <table:table-cell office:value-type="float" office:value="1210" calcext:value-type="float">
            <text:p>1210</text:p>
          </table:table-cell>
          <table:table-cell office:value-type="float" office:value="1221" calcext:value-type="float">
            <text:p>1221</text:p>
          </table:table-cell>
          <table:table-cell office:value-type="float" office:value="1242" calcext:value-type="float">
            <text:p>1242</text:p>
          </table:table-cell>
          <table:table-cell office:value-type="float" office:value="1261" calcext:value-type="float">
            <text:p>1261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10" calcext:value-type="float">
            <text:p>1310</text:p>
          </table:table-cell>
          <table:table-cell office:value-type="float" office:value="1321" calcext:value-type="float">
            <text:p>1321</text:p>
          </table:table-cell>
          <table:table-cell office:value-type="float" office:value="1339" calcext:value-type="float">
            <text:p>1339</text:p>
          </table:table-cell>
          <table:table-cell office:value-type="float" office:value="1343" calcext:value-type="float">
            <text:p>1343</text:p>
          </table:table-cell>
          <table:table-cell office:value-type="float" office:value="1359" calcext:value-type="float">
            <text:p>1359</text:p>
          </table:table-cell>
          <table:table-cell office:value-type="float" office:value="1378" calcext:value-type="float">
            <text:p>1378</text:p>
          </table:table-cell>
          <table:table-cell office:value-type="float" office:value="1383" calcext:value-type="float">
            <text:p>1383</text:p>
          </table:table-cell>
          <table:table-cell office:value-type="float" office:value="1394" calcext:value-type="float">
            <text:p>1394</text:p>
          </table:table-cell>
          <table:table-cell office:value-type="float" office:value="1418" calcext:value-type="float">
            <text:p>1418</text:p>
          </table:table-cell>
          <table:table-cell office:value-type="float" office:value="1428" calcext:value-type="float">
            <text:p>1428</text:p>
          </table:table-cell>
          <table:table-cell office:value-type="float" office:value="1440" calcext:value-type="float">
            <text:p>1440</text:p>
          </table:table-cell>
          <table:table-cell office:value-type="float" office:value="1449" calcext:value-type="float">
            <text:p>1449</text:p>
          </table:table-cell>
          <table:table-cell office:value-type="float" office:value="1481" calcext:value-type="float">
            <text:p>1481</text:p>
          </table:table-cell>
          <table:table-cell office:value-type="float" office:value="1502" calcext:value-type="float">
            <text:p>1502</text:p>
          </table:table-cell>
          <table:table-cell office:value-type="float" office:value="1517" calcext:value-type="float">
            <text:p>1517</text:p>
          </table:table-cell>
          <table:table-cell office:value-type="float" office:value="1531" calcext:value-type="float">
            <text:p>1531</text:p>
          </table:table-cell>
          <table:table-cell office:value-type="float" office:value="1552" calcext:value-type="float">
            <text:p>1552</text:p>
          </table:table-cell>
          <table:table-cell office:value-type="float" office:value="1562" calcext:value-type="float">
            <text:p>1562</text:p>
          </table:table-cell>
          <table:table-cell office:value-type="float" office:value="1589" calcext:value-type="float">
            <text:p>1589</text:p>
          </table:table-cell>
          <table:table-cell office:value-type="float" office:value="1599" calcext:value-type="float">
            <text:p>1599</text:p>
          </table:table-cell>
          <table:table-cell office:value-type="float" office:value="1617" calcext:value-type="float">
            <text:p>1617</text:p>
          </table:table-cell>
          <table:table-cell office:value-type="float" office:value="1625" calcext:value-type="float">
            <text:p>1625</text:p>
          </table:table-cell>
          <table:table-cell office:value-type="float" office:value="1647" calcext:value-type="float">
            <text:p>1647</text:p>
          </table:table-cell>
          <table:table-cell office:value-type="float" office:value="1653" calcext:value-type="float">
            <text:p>1653</text:p>
          </table:table-cell>
          <table:table-cell office:value-type="float" office:value="1661" calcext:value-type="float">
            <text:p>1661</text:p>
          </table:table-cell>
          <table:table-cell office:value-type="float" office:value="1686" calcext:value-type="float">
            <text:p>1686</text:p>
          </table:table-cell>
          <table:table-cell office:value-type="float" office:value="1700" calcext:value-type="float">
            <text:p>1700</text:p>
          </table:table-cell>
          <table:table-cell office:value-type="float" office:value="1705" calcext:value-type="float">
            <text:p>1705</text:p>
          </table:table-cell>
          <table:table-cell office:value-type="float" office:value="1715" calcext:value-type="float">
            <text:p>1715</text:p>
          </table:table-cell>
          <table:table-cell office:value-type="float" office:value="1730" calcext:value-type="float">
            <text:p>1730</text:p>
          </table:table-cell>
          <table:table-cell office:value-type="float" office:value="1758" calcext:value-type="float">
            <text:p>1758</text:p>
          </table:table-cell>
          <table:table-cell office:value-type="float" office:value="1770" calcext:value-type="float">
            <text:p>1770</text:p>
          </table:table-cell>
          <table:table-cell office:value-type="float" office:value="1783" calcext:value-type="float">
            <text:p>1783</text:p>
          </table:table-cell>
          <table:table-cell office:value-type="float" office:value="1801" calcext:value-type="float">
            <text:p>1801</text:p>
          </table:table-cell>
          <table:table-cell office:value-type="float" office:value="1811" calcext:value-type="float">
            <text:p>1811</text:p>
          </table:table-cell>
          <table:table-cell office:value-type="float" office:value="1827" calcext:value-type="float">
            <text:p>1827</text:p>
          </table:table-cell>
          <table:table-cell office:value-type="float" office:value="1836" calcext:value-type="float">
            <text:p>1836</text:p>
          </table:table-cell>
          <table:table-cell office:value-type="float" office:value="1845" calcext:value-type="float">
            <text:p>1845</text:p>
          </table:table-cell>
          <table:table-cell office:value-type="float" office:value="1847" calcext:value-type="float">
            <text:p>1847</text:p>
          </table:table-cell>
          <table:table-cell office:value-type="float" office:value="1863" calcext:value-type="float">
            <text:p>1863</text:p>
          </table:table-cell>
          <table:table-cell office:value-type="float" office:value="1878" calcext:value-type="float">
            <text:p>1878</text:p>
          </table:table-cell>
          <table:table-cell office:value-type="float" office:value="1895" calcext:value-type="float">
            <text:p>1895</text:p>
          </table:table-cell>
          <table:table-cell office:value-type="float" office:value="1906" calcext:value-type="float">
            <text:p>1906</text:p>
          </table:table-cell>
          <table:table-cell office:value-type="float" office:value="1916" calcext:value-type="float">
            <text:p>1916</text:p>
          </table:table-cell>
          <table:table-cell office:value-type="float" office:value="1930" calcext:value-type="float">
            <text:p>1930</text:p>
          </table:table-cell>
          <table:table-cell office:value-type="float" office:value="1939" calcext:value-type="float">
            <text:p>1939</text:p>
          </table:table-cell>
          <table:table-cell office:value-type="float" office:value="1942" calcext:value-type="float">
            <text:p>1942</text:p>
          </table:table-cell>
          <table:table-cell office:value-type="float" office:value="1959" calcext:value-type="float">
            <text:p>1959</text:p>
          </table:table-cell>
          <table:table-cell office:value-type="float" office:value="1977" calcext:value-type="float">
            <text:p>1977</text:p>
          </table:table-cell>
          <table:table-cell office:value-type="float" office:value="1997" calcext:value-type="float">
            <text:p>1997</text:p>
          </table:table-cell>
          <table:table-cell office:value-type="float" office:value="2005" calcext:value-type="float">
            <text:p>2005</text:p>
          </table:table-cell>
          <table:table-cell office:value-type="float" office:value="2015" calcext:value-type="float">
            <text:p>2015</text:p>
          </table:table-cell>
          <table:table-cell office:value-type="float" office:value="2021" calcext:value-type="float">
            <text:p>2021</text:p>
          </table:table-cell>
          <table:table-cell office:value-type="float" office:value="2034" calcext:value-type="float">
            <text:p>2034</text:p>
          </table:table-cell>
          <table:table-cell office:value-type="float" office:value="2043" calcext:value-type="float">
            <text:p>2043</text:p>
          </table:table-cell>
          <table:table-cell office:value-type="float" office:value="2055" calcext:value-type="float">
            <text:p>2055</text:p>
          </table:table-cell>
        </table:table-row>
        <table:table-row table:style-name="ro1">
          <table:table-cell office:value-type="string" calcext:value-type="string">
            <text:p>Once_+_Repeated_Sentence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91" calcext:value-type="float">
            <text:p>291</text:p>
          </table:table-cell>
          <table:table-cell office:value-type="float" office:value="389" calcext:value-type="float">
            <text:p>389</text:p>
          </table:table-cell>
          <table:table-cell office:value-type="float" office:value="484" calcext:value-type="float">
            <text:p>484</text:p>
          </table:table-cell>
          <table:table-cell office:value-type="float" office:value="550" calcext:value-type="float">
            <text:p>550</text:p>
          </table:table-cell>
          <table:table-cell office:value-type="float" office:value="609" calcext:value-type="float">
            <text:p>609</text:p>
          </table:table-cell>
          <table:table-cell office:value-type="float" office:value="692" calcext:value-type="float">
            <text:p>692</text:p>
          </table:table-cell>
          <table:table-cell office:value-type="float" office:value="748" calcext:value-type="float">
            <text:p>748</text:p>
          </table:table-cell>
          <table:table-cell office:value-type="float" office:value="784" calcext:value-type="float">
            <text:p>784</text:p>
          </table:table-cell>
          <table:table-cell office:value-type="float" office:value="855" calcext:value-type="float">
            <text:p>855</text:p>
          </table:table-cell>
          <table:table-cell office:value-type="float" office:value="905" calcext:value-type="float">
            <text:p>905</text:p>
          </table:table-cell>
          <table:table-cell office:value-type="float" office:value="967" calcext:value-type="float">
            <text:p>967</text:p>
          </table:table-cell>
          <table:table-cell office:value-type="float" office:value="1021" calcext:value-type="float">
            <text:p>1021</text:p>
          </table:table-cell>
          <table:table-cell office:value-type="float" office:value="1070" calcext:value-type="float">
            <text:p>1070</text:p>
          </table:table-cell>
          <table:table-cell office:value-type="float" office:value="1119" calcext:value-type="float">
            <text:p>1119</text:p>
          </table:table-cell>
          <table:table-cell office:value-type="float" office:value="1178" calcext:value-type="float">
            <text:p>1178</text:p>
          </table:table-cell>
          <table:table-cell office:value-type="float" office:value="1217" calcext:value-type="float">
            <text:p>1217</text:p>
          </table:table-cell>
          <table:table-cell office:value-type="float" office:value="1259" calcext:value-type="float">
            <text:p>1259</text:p>
          </table:table-cell>
          <table:table-cell office:value-type="float" office:value="1287" calcext:value-type="float">
            <text:p>1287</text:p>
          </table:table-cell>
          <table:table-cell office:value-type="float" office:value="1317" calcext:value-type="float">
            <text:p>1317</text:p>
          </table:table-cell>
          <table:table-cell office:value-type="float" office:value="1374" calcext:value-type="float">
            <text:p>1374</text:p>
          </table:table-cell>
          <table:table-cell office:value-type="float" office:value="1411" calcext:value-type="float">
            <text:p>1411</text:p>
          </table:table-cell>
          <table:table-cell office:value-type="float" office:value="1440" calcext:value-type="float">
            <text:p>1440</text:p>
          </table:table-cell>
          <table:table-cell office:value-type="float" office:value="1477" calcext:value-type="float">
            <text:p>1477</text:p>
          </table:table-cell>
          <table:table-cell office:value-type="float" office:value="1529" calcext:value-type="float">
            <text:p>1529</text:p>
          </table:table-cell>
          <table:table-cell office:value-type="float" office:value="1554" calcext:value-type="float">
            <text:p>1554</text:p>
          </table:table-cell>
          <table:table-cell office:value-type="float" office:value="1588" calcext:value-type="float">
            <text:p>1588</text:p>
          </table:table-cell>
          <table:table-cell office:value-type="float" office:value="1621" calcext:value-type="float">
            <text:p>1621</text:p>
          </table:table-cell>
          <table:table-cell office:value-type="float" office:value="1654" calcext:value-type="float">
            <text:p>1654</text:p>
          </table:table-cell>
          <table:table-cell office:value-type="float" office:value="1686" calcext:value-type="float">
            <text:p>1686</text:p>
          </table:table-cell>
          <table:table-cell office:value-type="float" office:value="1731" calcext:value-type="float">
            <text:p>1731</text:p>
          </table:table-cell>
          <table:table-cell office:value-type="float" office:value="1779" calcext:value-type="float">
            <text:p>1779</text:p>
          </table:table-cell>
          <table:table-cell office:value-type="float" office:value="1834" calcext:value-type="float">
            <text:p>1834</text:p>
          </table:table-cell>
          <table:table-cell office:value-type="float" office:value="1864" calcext:value-type="float">
            <text:p>1864</text:p>
          </table:table-cell>
          <table:table-cell office:value-type="float" office:value="1906" calcext:value-type="float">
            <text:p>1906</text:p>
          </table:table-cell>
          <table:table-cell office:value-type="float" office:value="1952" calcext:value-type="float">
            <text:p>1952</text:p>
          </table:table-cell>
          <table:table-cell office:value-type="float" office:value="1989" calcext:value-type="float">
            <text:p>1989</text:p>
          </table:table-cell>
          <table:table-cell office:value-type="float" office:value="2032" calcext:value-type="float">
            <text:p>2032</text:p>
          </table:table-cell>
          <table:table-cell office:value-type="float" office:value="2066" calcext:value-type="float">
            <text:p>2066</text:p>
          </table:table-cell>
          <table:table-cell office:value-type="float" office:value="2091" calcext:value-type="float">
            <text:p>2091</text:p>
          </table:table-cell>
          <table:table-cell office:value-type="float" office:value="2119" calcext:value-type="float">
            <text:p>2119</text:p>
          </table:table-cell>
          <table:table-cell office:value-type="float" office:value="2146" calcext:value-type="float">
            <text:p>2146</text:p>
          </table:table-cell>
          <table:table-cell office:value-type="float" office:value="2169" calcext:value-type="float">
            <text:p>2169</text:p>
          </table:table-cell>
          <table:table-cell office:value-type="float" office:value="2204" calcext:value-type="float">
            <text:p>2204</text:p>
          </table:table-cell>
          <table:table-cell office:value-type="float" office:value="2235" calcext:value-type="float">
            <text:p>2235</text:p>
          </table:table-cell>
          <table:table-cell office:value-type="float" office:value="2260" calcext:value-type="float">
            <text:p>2260</text:p>
          </table:table-cell>
          <table:table-cell office:value-type="float" office:value="2285" calcext:value-type="float">
            <text:p>2285</text:p>
          </table:table-cell>
          <table:table-cell office:value-type="float" office:value="2302" calcext:value-type="float">
            <text:p>2302</text:p>
          </table:table-cell>
          <table:table-cell office:value-type="float" office:value="2327" calcext:value-type="float">
            <text:p>2327</text:p>
          </table:table-cell>
          <table:table-cell office:value-type="float" office:value="2353" calcext:value-type="float">
            <text:p>2353</text:p>
          </table:table-cell>
          <table:table-cell office:value-type="float" office:value="2378" calcext:value-type="float">
            <text:p>2378</text:p>
          </table:table-cell>
          <table:table-cell office:value-type="float" office:value="2398" calcext:value-type="float">
            <text:p>2398</text:p>
          </table:table-cell>
          <table:table-cell office:value-type="float" office:value="2439" calcext:value-type="float">
            <text:p>2439</text:p>
          </table:table-cell>
          <table:table-cell office:value-type="float" office:value="2456" calcext:value-type="float">
            <text:p>2456</text:p>
          </table:table-cell>
          <table:table-cell office:value-type="float" office:value="2484" calcext:value-type="float">
            <text:p>2484</text:p>
          </table:table-cell>
          <table:table-cell office:value-type="float" office:value="2504" calcext:value-type="float">
            <text:p>2504</text:p>
          </table:table-cell>
          <table:table-cell office:value-type="float" office:value="2545" calcext:value-type="float">
            <text:p>2545</text:p>
          </table:table-cell>
          <table:table-cell office:value-type="float" office:value="2577" calcext:value-type="float">
            <text:p>2577</text:p>
          </table:table-cell>
          <table:table-cell office:value-type="float" office:value="2596" calcext:value-type="float">
            <text:p>2596</text:p>
          </table:table-cell>
          <table:table-cell office:value-type="float" office:value="2624" calcext:value-type="float">
            <text:p>2624</text:p>
          </table:table-cell>
          <table:table-cell office:value-type="float" office:value="2652" calcext:value-type="float">
            <text:p>2652</text:p>
          </table:table-cell>
          <table:table-cell office:value-type="float" office:value="2676" calcext:value-type="float">
            <text:p>2676</text:p>
          </table:table-cell>
          <table:table-cell office:value-type="float" office:value="2716" calcext:value-type="float">
            <text:p>2716</text:p>
          </table:table-cell>
          <table:table-cell office:value-type="float" office:value="2733" calcext:value-type="float">
            <text:p>2733</text:p>
          </table:table-cell>
          <table:table-cell office:value-type="float" office:value="2756" calcext:value-type="float">
            <text:p>2756</text:p>
          </table:table-cell>
          <table:table-cell office:value-type="float" office:value="2772" calcext:value-type="float">
            <text:p>2772</text:p>
          </table:table-cell>
          <table:table-cell office:value-type="float" office:value="2804" calcext:value-type="float">
            <text:p>2804</text:p>
          </table:table-cell>
          <table:table-cell office:value-type="float" office:value="2817" calcext:value-type="float">
            <text:p>2817</text:p>
          </table:table-cell>
          <table:table-cell office:value-type="float" office:value="2837" calcext:value-type="float">
            <text:p>2837</text:p>
          </table:table-cell>
          <table:table-cell office:value-type="float" office:value="2871" calcext:value-type="float">
            <text:p>2871</text:p>
          </table:table-cell>
          <table:table-cell office:value-type="float" office:value="2894" calcext:value-type="float">
            <text:p>2894</text:p>
          </table:table-cell>
          <table:table-cell office:value-type="float" office:value="2911" calcext:value-type="float">
            <text:p>2911</text:p>
          </table:table-cell>
          <table:table-cell office:value-type="float" office:value="2932" calcext:value-type="float">
            <text:p>2932</text:p>
          </table:table-cell>
          <table:table-cell office:value-type="float" office:value="2959" calcext:value-type="float">
            <text:p>2959</text:p>
          </table:table-cell>
          <table:table-cell office:value-type="float" office:value="3001" calcext:value-type="float">
            <text:p>3001</text:p>
          </table:table-cell>
          <table:table-cell office:value-type="float" office:value="3025" calcext:value-type="float">
            <text:p>3025</text:p>
          </table:table-cell>
          <table:table-cell office:value-type="float" office:value="3047" calcext:value-type="float">
            <text:p>3047</text:p>
          </table:table-cell>
          <table:table-cell office:value-type="float" office:value="3072" calcext:value-type="float">
            <text:p>3072</text:p>
          </table:table-cell>
          <table:table-cell office:value-type="float" office:value="3091" calcext:value-type="float">
            <text:p>3091</text:p>
          </table:table-cell>
          <table:table-cell office:value-type="float" office:value="3124" calcext:value-type="float">
            <text:p>3124</text:p>
          </table:table-cell>
          <table:table-cell office:value-type="float" office:value="3140" calcext:value-type="float">
            <text:p>3140</text:p>
          </table:table-cell>
          <table:table-cell office:value-type="float" office:value="3156" calcext:value-type="float">
            <text:p>3156</text:p>
          </table:table-cell>
          <table:table-cell office:value-type="float" office:value="3169" calcext:value-type="float">
            <text:p>3169</text:p>
          </table:table-cell>
          <table:table-cell office:value-type="float" office:value="3194" calcext:value-type="float">
            <text:p>3194</text:p>
          </table:table-cell>
          <table:table-cell office:value-type="float" office:value="3217" calcext:value-type="float">
            <text:p>3217</text:p>
          </table:table-cell>
          <table:table-cell office:value-type="float" office:value="3243" calcext:value-type="float">
            <text:p>3243</text:p>
          </table:table-cell>
          <table:table-cell office:value-type="float" office:value="3266" calcext:value-type="float">
            <text:p>3266</text:p>
          </table:table-cell>
          <table:table-cell office:value-type="float" office:value="3294" calcext:value-type="float">
            <text:p>3294</text:p>
          </table:table-cell>
          <table:table-cell office:value-type="float" office:value="3315" calcext:value-type="float">
            <text:p>3315</text:p>
          </table:table-cell>
          <table:table-cell office:value-type="float" office:value="3334" calcext:value-type="float">
            <text:p>3334</text:p>
          </table:table-cell>
          <table:table-cell office:value-type="float" office:value="3343" calcext:value-type="float">
            <text:p>3343</text:p>
          </table:table-cell>
          <table:table-cell office:value-type="float" office:value="3369" calcext:value-type="float">
            <text:p>3369</text:p>
          </table:table-cell>
          <table:table-cell office:value-type="float" office:value="3397" calcext:value-type="float">
            <text:p>3397</text:p>
          </table:table-cell>
          <table:table-cell office:value-type="float" office:value="3420" calcext:value-type="float">
            <text:p>3420</text:p>
          </table:table-cell>
          <table:table-cell office:value-type="float" office:value="3437" calcext:value-type="float">
            <text:p>3437</text:p>
          </table:table-cell>
          <table:table-cell office:value-type="float" office:value="3461" calcext:value-type="float">
            <text:p>3461</text:p>
          </table:table-cell>
          <table:table-cell office:value-type="float" office:value="3479" calcext:value-type="float">
            <text:p>3479</text:p>
          </table:table-cell>
          <table:table-cell office:value-type="float" office:value="3499" calcext:value-type="float">
            <text:p>3499</text:p>
          </table:table-cell>
          <table:table-cell office:value-type="float" office:value="3521" calcext:value-type="float">
            <text:p>3521</text:p>
          </table:table-cell>
          <table:table-cell office:value-type="float" office:value="3544" calcext:value-type="float">
            <text:p>3544</text:p>
          </table:table-cell>
        </table:table-row>
        <table:table-row table:style-name="ro1">
          <table:table-cell office:value-type="string" calcext:value-type="string">
            <text:p>Repeated_Words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  <table:table-cell office:value-type="float" office:value="208" calcext:value-type="float">
            <text:p>208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office:value-type="float" office:value="266" calcext:value-type="float">
            <text:p>266</text:p>
          </table:table-cell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375" calcext:value-type="float">
            <text:p>375</text:p>
          </table:table-cell>
          <table:table-cell office:value-type="float" office:value="382" calcext:value-type="float">
            <text:p>382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93" calcext:value-type="float">
            <text:p>393</text:p>
          </table:table-cell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  <table:table-cell office:value-type="float" office:value="416" calcext:value-type="float">
            <text:p>416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table:number-columns-repeated="2" office:value-type="float" office:value="507" calcext:value-type="float">
            <text:p>507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30" calcext:value-type="float">
            <text:p>530</text:p>
          </table:table-cell>
          <table:table-cell office:value-type="float" office:value="532" calcext:value-type="float">
            <text:p>532</text:p>
          </table:table-cell>
          <table:table-cell office:value-type="float" office:value="535" calcext:value-type="float">
            <text:p>535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float" office:value="550" calcext:value-type="float">
            <text:p>550</text:p>
          </table:table-cell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560" calcext:value-type="float">
            <text:p>560</text:p>
          </table:table-cell>
          <table:table-cell table:number-columns-repeated="2" office:value-type="float" office:value="562" calcext:value-type="float">
            <text:p>562</text:p>
          </table:table-cell>
          <table:table-cell office:value-type="float" office:value="564" calcext:value-type="float">
            <text:p>564</text:p>
          </table:table-cell>
          <table:table-cell table:number-columns-repeated="3"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table:number-columns-repeated="3" office:value-type="float" office:value="570" calcext:value-type="float">
            <text:p>570</text:p>
          </table:table-cell>
          <table:table-cell table:number-columns-repeated="2" office:value-type="float" office:value="573" calcext:value-type="float">
            <text:p>573</text:p>
          </table:table-cell>
          <table:table-cell office:value-type="float" office:value="576" calcext:value-type="float">
            <text:p>576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float" office:value="587" calcext:value-type="float">
            <text:p>587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Words_Used_Once.original_t2t.10000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4"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Total Word Responses - Transformer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24" calcext:value-type="float">
            <text:p>224</text:p>
          </table:table-cell>
          <table:table-cell office:value-type="float" office:value="267" calcext:value-type="float">
            <text:p>267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48" calcext:value-type="float">
            <text:p>348</text:p>
          </table:table-cell>
          <table:table-cell office:value-type="float" office:value="373" calcext:value-type="float">
            <text:p>373</text:p>
          </table:table-cell>
          <table:table-cell office:value-type="float" office:value="384" calcext:value-type="float">
            <text:p>384</text:p>
          </table:table-cell>
          <table:table-cell office:value-type="float" office:value="395" calcext:value-type="float">
            <text:p>395</text:p>
          </table:table-cell>
          <table:table-cell office:value-type="float" office:value="418" calcext:value-type="float">
            <text:p>418</text:p>
          </table:table-cell>
          <table:table-cell office:value-type="float" office:value="430" calcext:value-type="float">
            <text:p>430</text:p>
          </table:table-cell>
          <table:table-cell office:value-type="float" office:value="441" calcext:value-type="float">
            <text:p>441</text:p>
          </table:table-cell>
          <table:table-cell office:value-type="float" office:value="454" calcext:value-type="float">
            <text:p>454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481" calcext:value-type="float">
            <text:p>481</text:p>
          </table:table-cell>
          <table:table-cell office:value-type="float" office:value="492" calcext:value-type="float">
            <text:p>492</text:p>
          </table:table-cell>
          <table:table-cell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float" office:value="511" calcext:value-type="float">
            <text:p>511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39" calcext:value-type="float">
            <text:p>539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560" calcext:value-type="float">
            <text:p>560</text:p>
          </table:table-cell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570" calcext:value-type="float">
            <text:p>570</text:p>
          </table:table-cell>
          <table:table-cell office:value-type="float" office:value="576" calcext:value-type="float">
            <text:p>576</text:p>
          </table:table-cell>
          <table:table-cell office:value-type="float" office:value="586" calcext:value-type="float">
            <text:p>586</text:p>
          </table:table-cell>
          <table:table-cell office:value-type="float" office:value="592" calcext:value-type="float">
            <text:p>592</text:p>
          </table:table-cell>
          <table:table-cell office:value-type="float" office:value="599" calcext:value-type="float">
            <text:p>599</text:p>
          </table:table-cell>
          <table:table-cell office:value-type="float" office:value="607" calcext:value-type="float">
            <text:p>607</text:p>
          </table:table-cell>
          <table:table-cell office:value-type="float" office:value="614" calcext:value-type="float">
            <text:p>614</text:p>
          </table:table-cell>
          <table:table-cell office:value-type="float" office:value="618" calcext:value-type="float">
            <text:p>618</text:p>
          </table:table-cell>
          <table:table-cell office:value-type="float" office:value="624" calcext:value-type="float">
            <text:p>624</text:p>
          </table:table-cell>
          <table:table-cell office:value-type="float" office:value="631" calcext:value-type="float">
            <text:p>631</text:p>
          </table:table-cell>
          <table:table-cell office:value-type="float" office:value="633" calcext:value-type="float">
            <text:p>633</text:p>
          </table:table-cell>
          <table:table-cell office:value-type="float" office:value="638" calcext:value-type="float">
            <text:p>638</text:p>
          </table:table-cell>
          <table:table-cell office:value-type="float" office:value="640" calcext:value-type="float">
            <text:p>640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666" calcext:value-type="float">
            <text:p>666</text:p>
          </table:table-cell>
          <table:table-cell office:value-type="float" office:value="669" calcext:value-type="float">
            <text:p>669</text:p>
          </table:table-cell>
          <table:table-cell office:value-type="float" office:value="673" calcext:value-type="float">
            <text:p>673</text:p>
          </table:table-cell>
          <table:table-cell office:value-type="float" office:value="678" calcext:value-type="float">
            <text:p>678</text:p>
          </table:table-cell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688" calcext:value-type="float">
            <text:p>688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701" calcext:value-type="float">
            <text:p>701</text:p>
          </table:table-cell>
          <table:table-cell office:value-type="float" office:value="703" calcext:value-type="float">
            <text:p>703</text:p>
          </table:table-cell>
          <table:table-cell office:value-type="float" office:value="706" calcext:value-type="float">
            <text:p>706</text:p>
          </table:table-cell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3" calcext:value-type="float">
            <text:p>713</text:p>
          </table:table-cell>
          <table:table-cell office:value-type="float" office:value="715" calcext:value-type="float">
            <text:p>715</text:p>
          </table:table-cell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730" calcext:value-type="float">
            <text:p>730</text:p>
          </table:table-cell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736" calcext:value-type="float">
            <text:p>736</text:p>
          </table:table-cell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748" calcext:value-type="float">
            <text:p>748</text:p>
          </table:table-cell>
          <table:table-cell office:value-type="float" office:value="750" calcext:value-type="float">
            <text:p>750</text:p>
          </table:table-cell>
          <table:table-cell office:value-type="float" office:value="753" calcext:value-type="float">
            <text:p>753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758" calcext:value-type="float">
            <text:p>758</text:p>
          </table:table-cell>
          <table:table-cell office:value-type="float" office:value="761" calcext:value-type="float">
            <text:p>761</text:p>
          </table:table-cell>
          <table:table-cell office:value-type="float" office:value="766" calcext:value-type="float">
            <text:p>766</text:p>
          </table:table-cell>
          <table:table-cell office:value-type="float" office:value="770" calcext:value-type="float">
            <text:p>770</text:p>
          </table:table-cell>
          <table:table-cell office:value-type="float" office:value="772" calcext:value-type="float">
            <text:p>772</text:p>
          </table:table-cell>
          <table:table-cell office:value-type="float" office:value="774" calcext:value-type="float">
            <text:p>774</text:p>
          </table:table-cell>
          <table:table-cell office:value-type="float" office:value="781" calcext:value-type="float">
            <text:p>781</text:p>
          </table:table-cell>
          <table:table-cell office:value-type="float" office:value="784" calcext:value-type="float">
            <text:p>784</text:p>
          </table:table-cell>
          <table:table-cell office:value-type="float" office:value="786" calcext:value-type="float">
            <text:p>78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Total_Voc.original_t2t.100000</text:p>
          </table:table-cell>
          <table:table-cell table:number-columns-repeated="101" office:value-type="float" office:value="8170" calcext:value-type="float">
            <text:p>8170</text:p>
          </table:table-cell>
        </table:table-row>
        <table:table-row table:style-name="ro1">
          <table:table-cell office:value-type="string" calcext:value-type="string">
            <text:p>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8000" calcext:value-type="float">
            <text:p>18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9000" calcext:value-type="float">
            <text:p>2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000" calcext:value-type="float">
            <text:p>3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8000" calcext:value-type="float">
            <text:p>38000</text:p>
          </table:table-cell>
          <table:table-cell office:value-type="float" office:value="39000" calcext:value-type="float">
            <text:p>39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000" calcext:value-type="float">
            <text:p>42000</text:p>
          </table:table-cell>
          <table:table-cell office:value-type="float" office:value="43000" calcext:value-type="float">
            <text:p>43000</text:p>
          </table:table-cell>
          <table:table-cell office:value-type="float" office:value="44000" calcext:value-type="float">
            <text:p>44000</text:p>
          </table:table-cell>
          <table:table-cell office:value-type="float" office:value="45000" calcext:value-type="float">
            <text:p>45000</text:p>
          </table:table-cell>
          <table:table-cell office:value-type="float" office:value="46000" calcext:value-type="float">
            <text:p>46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8000" calcext:value-type="float">
            <text:p>48000</text:p>
          </table:table-cell>
          <table:table-cell office:value-type="float" office:value="49000" calcext:value-type="float">
            <text:p>49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57000" calcext:value-type="float">
            <text:p>57000</text:p>
          </table:table-cell>
          <table:table-cell office:value-type="float" office:value="58000" calcext:value-type="float">
            <text:p>58000</text:p>
          </table:table-cell>
          <table:table-cell office:value-type="float" office:value="59000" calcext:value-type="float">
            <text:p>59000</text:p>
          </table:table-cell>
          <table:table-cell office:value-type="float" office:value="60000" calcext:value-type="float">
            <text:p>60000</text:p>
          </table:table-cell>
          <table:table-cell office:value-type="float" office:value="61000" calcext:value-type="float">
            <text:p>61000</text:p>
          </table:table-cell>
          <table:table-cell office:value-type="float" office:value="62000" calcext:value-type="float">
            <text:p>62000</text:p>
          </table:table-cell>
          <table:table-cell office:value-type="float" office:value="63000" calcext:value-type="float">
            <text:p>63000</text:p>
          </table:table-cell>
          <table:table-cell office:value-type="float" office:value="64000" calcext:value-type="float">
            <text:p>64000</text:p>
          </table:table-cell>
          <table:table-cell office:value-type="float" office:value="65000" calcext:value-type="float">
            <text:p>65000</text:p>
          </table:table-cell>
          <table:table-cell office:value-type="float" office:value="66000" calcext:value-type="float">
            <text:p>66000</text:p>
          </table:table-cell>
          <table:table-cell office:value-type="float" office:value="67000" calcext:value-type="float">
            <text:p>67000</text:p>
          </table:table-cell>
          <table:table-cell office:value-type="float" office:value="68000" calcext:value-type="float">
            <text:p>68000</text:p>
          </table:table-cell>
          <table:table-cell office:value-type="float" office:value="69000" calcext:value-type="float">
            <text:p>6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71000" calcext:value-type="float">
            <text:p>71000</text:p>
          </table:table-cell>
          <table:table-cell office:value-type="float" office:value="72000" calcext:value-type="float">
            <text:p>7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74000" calcext:value-type="float">
            <text:p>74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6000" calcext:value-type="float">
            <text:p>76000</text:p>
          </table:table-cell>
          <table:table-cell office:value-type="float" office:value="77000" calcext:value-type="float">
            <text:p>77000</text:p>
          </table:table-cell>
          <table:table-cell office:value-type="float" office:value="78000" calcext:value-type="float">
            <text:p>78000</text:p>
          </table:table-cell>
          <table:table-cell office:value-type="float" office:value="79000" calcext:value-type="float">
            <text:p>79000</text:p>
          </table:table-cell>
          <table:table-cell office:value-type="float" office:value="80000" calcext:value-type="float">
            <text:p>80000</text:p>
          </table:table-cell>
          <table:table-cell office:value-type="float" office:value="81000" calcext:value-type="float">
            <text:p>81000</text:p>
          </table:table-cell>
          <table:table-cell office:value-type="float" office:value="82000" calcext:value-type="float">
            <text:p>82000</text:p>
          </table:table-cell>
          <table:table-cell office:value-type="float" office:value="83000" calcext:value-type="float">
            <text:p>83000</text:p>
          </table:table-cell>
          <table:table-cell office:value-type="float" office:value="84000" calcext:value-type="float">
            <text:p>84000</text:p>
          </table:table-cell>
          <table:table-cell office:value-type="float" office:value="85000" calcext:value-type="float">
            <text:p>85000</text:p>
          </table:table-cell>
          <table:table-cell office:value-type="float" office:value="86000" calcext:value-type="float">
            <text:p>86000</text:p>
          </table:table-cell>
          <table:table-cell office:value-type="float" office:value="87000" calcext:value-type="float">
            <text:p>87000</text:p>
          </table:table-cell>
          <table:table-cell office:value-type="float" office:value="88000" calcext:value-type="float">
            <text:p>88000</text:p>
          </table:table-cell>
          <table:table-cell office:value-type="float" office:value="89000" calcext:value-type="float">
            <text:p>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4000" calcext:value-type="float">
            <text:p>94000</text:p>
          </table:table-cell>
          <table:table-cell office:value-type="float" office:value="95000" calcext:value-type="float">
            <text:p>95000</text:p>
          </table:table-cell>
          <table:table-cell office:value-type="float" office:value="96000" calcext:value-type="float">
            <text:p>96000</text:p>
          </table:table-cell>
          <table:table-cell office:value-type="float" office:value="97000" calcext:value-type="float">
            <text:p>97000</text:p>
          </table:table-cell>
          <table:table-cell office:value-type="float" office:value="98000" calcext:value-type="float">
            <text:p>98000</text:p>
          </table:table-cell>
          <table:table-cell office:value-type="float" office:value="99000" calcext:value-type="float">
            <text:p>99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Repeated_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  <table:table-cell office:value-type="float" office:value="226" calcext:value-type="float">
            <text:p>226</text:p>
          </table:table-cell>
          <table:table-cell office:value-type="float" office:value="262" calcext:value-type="float">
            <text:p>262</text:p>
          </table:table-cell>
          <table:table-cell office:value-type="float" office:value="292" calcext:value-type="float">
            <text:p>292</text:p>
          </table:table-cell>
          <table:table-cell office:value-type="float" office:value="323" calcext:value-type="float">
            <text:p>323</text:p>
          </table:table-cell>
          <table:table-cell office:value-type="float" office:value="358" calcext:value-type="float">
            <text:p>358</text:p>
          </table:table-cell>
          <table:table-cell office:value-type="float" office:value="398" calcext:value-type="float">
            <text:p>398</text:p>
          </table:table-cell>
          <table:table-cell office:value-type="float" office:value="433" calcext:value-type="float">
            <text:p>433</text:p>
          </table:table-cell>
          <table:table-cell office:value-type="float" office:value="471" calcext:value-type="float">
            <text:p>471</text:p>
          </table:table-cell>
          <table:table-cell office:value-type="float" office:value="509" calcext:value-type="float">
            <text:p>509</text:p>
          </table:table-cell>
          <table:table-cell office:value-type="float" office:value="551" calcext:value-type="float">
            <text:p>551</text:p>
          </table:table-cell>
          <table:table-cell office:value-type="float" office:value="588" calcext:value-type="float">
            <text:p>588</text:p>
          </table:table-cell>
          <table:table-cell office:value-type="float" office:value="620" calcext:value-type="float">
            <text:p>620</text:p>
          </table:table-cell>
          <table:table-cell office:value-type="float" office:value="670" calcext:value-type="float">
            <text:p>670</text:p>
          </table:table-cell>
          <table:table-cell office:value-type="float" office:value="694" calcext:value-type="float">
            <text:p>694</text:p>
          </table:table-cell>
          <table:table-cell office:value-type="float" office:value="737" calcext:value-type="float">
            <text:p>737</text:p>
          </table:table-cell>
          <table:table-cell office:value-type="float" office:value="778" calcext:value-type="float">
            <text:p>778</text:p>
          </table:table-cell>
          <table:table-cell office:value-type="float" office:value="809" calcext:value-type="float">
            <text:p>809</text:p>
          </table:table-cell>
          <table:table-cell office:value-type="float" office:value="853" calcext:value-type="float">
            <text:p>853</text:p>
          </table:table-cell>
          <table:table-cell office:value-type="float" office:value="881" calcext:value-type="float">
            <text:p>881</text:p>
          </table:table-cell>
          <table:table-cell office:value-type="float" office:value="912" calcext:value-type="float">
            <text:p>912</text:p>
          </table:table-cell>
          <table:table-cell office:value-type="float" office:value="950" calcext:value-type="float">
            <text:p>950</text:p>
          </table:table-cell>
          <table:table-cell office:value-type="float" office:value="981" calcext:value-type="float">
            <text:p>981</text:p>
          </table:table-cell>
          <table:table-cell office:value-type="float" office:value="1028" calcext:value-type="float">
            <text:p>1028</text:p>
          </table:table-cell>
          <table:table-cell office:value-type="float" office:value="1057" calcext:value-type="float">
            <text:p>1057</text:p>
          </table:table-cell>
          <table:table-cell office:value-type="float" office:value="1100" calcext:value-type="float">
            <text:p>1100</text:p>
          </table:table-cell>
          <table:table-cell office:value-type="float" office:value="1133" calcext:value-type="float">
            <text:p>1133</text:p>
          </table:table-cell>
          <table:table-cell office:value-type="float" office:value="1159" calcext:value-type="float">
            <text:p>1159</text:p>
          </table:table-cell>
          <table:table-cell office:value-type="float" office:value="1192" calcext:value-type="float">
            <text:p>1192</text:p>
          </table:table-cell>
          <table:table-cell office:value-type="float" office:value="1220" calcext:value-type="float">
            <text:p>1220</text:p>
          </table:table-cell>
          <table:table-cell office:value-type="float" office:value="1260" calcext:value-type="float">
            <text:p>1260</text:p>
          </table:table-cell>
          <table:table-cell office:value-type="float" office:value="1289" calcext:value-type="float">
            <text:p>1289</text:p>
          </table:table-cell>
          <table:table-cell office:value-type="float" office:value="1315" calcext:value-type="float">
            <text:p>1315</text:p>
          </table:table-cell>
          <table:table-cell office:value-type="float" office:value="1346" calcext:value-type="float">
            <text:p>1346</text:p>
          </table:table-cell>
          <table:table-cell office:value-type="float" office:value="1383" calcext:value-type="float">
            <text:p>1383</text:p>
          </table:table-cell>
          <table:table-cell office:value-type="float" office:value="1420" calcext:value-type="float">
            <text:p>1420</text:p>
          </table:table-cell>
          <table:table-cell office:value-type="float" office:value="1456" calcext:value-type="float">
            <text:p>1456</text:p>
          </table:table-cell>
          <table:table-cell office:value-type="float" office:value="1478" calcext:value-type="float">
            <text:p>1478</text:p>
          </table:table-cell>
          <table:table-cell office:value-type="float" office:value="1516" calcext:value-type="float">
            <text:p>1516</text:p>
          </table:table-cell>
          <table:table-cell office:value-type="float" office:value="1556" calcext:value-type="float">
            <text:p>1556</text:p>
          </table:table-cell>
          <table:table-cell office:value-type="float" office:value="1586" calcext:value-type="float">
            <text:p>1586</text:p>
          </table:table-cell>
          <table:table-cell office:value-type="float" office:value="1623" calcext:value-type="float">
            <text:p>1623</text:p>
          </table:table-cell>
          <table:table-cell office:value-type="float" office:value="1671" calcext:value-type="float">
            <text:p>1671</text:p>
          </table:table-cell>
          <table:table-cell office:value-type="float" office:value="1701" calcext:value-type="float">
            <text:p>1701</text:p>
          </table:table-cell>
          <table:table-cell office:value-type="float" office:value="1725" calcext:value-type="float">
            <text:p>1725</text:p>
          </table:table-cell>
          <table:table-cell office:value-type="float" office:value="1761" calcext:value-type="float">
            <text:p>1761</text:p>
          </table:table-cell>
          <table:table-cell office:value-type="float" office:value="1789" calcext:value-type="float">
            <text:p>1789</text:p>
          </table:table-cell>
          <table:table-cell office:value-type="float" office:value="1823" calcext:value-type="float">
            <text:p>1823</text:p>
          </table:table-cell>
          <table:table-cell office:value-type="float" office:value="1858" calcext:value-type="float">
            <text:p>1858</text:p>
          </table:table-cell>
          <table:table-cell office:value-type="float" office:value="1897" calcext:value-type="float">
            <text:p>1897</text:p>
          </table:table-cell>
          <table:table-cell office:value-type="float" office:value="1932" calcext:value-type="float">
            <text:p>1932</text:p>
          </table:table-cell>
          <table:table-cell office:value-type="float" office:value="1967" calcext:value-type="float">
            <text:p>1967</text:p>
          </table:table-cell>
          <table:table-cell office:value-type="float" office:value="2004" calcext:value-type="float">
            <text:p>2004</text:p>
          </table:table-cell>
          <table:table-cell office:value-type="float" office:value="2033" calcext:value-type="float">
            <text:p>2033</text:p>
          </table:table-cell>
          <table:table-cell office:value-type="float" office:value="2062" calcext:value-type="float">
            <text:p>2062</text:p>
          </table:table-cell>
          <table:table-cell office:value-type="float" office:value="2095" calcext:value-type="float">
            <text:p>2095</text:p>
          </table:table-cell>
          <table:table-cell office:value-type="float" office:value="2120" calcext:value-type="float">
            <text:p>2120</text:p>
          </table:table-cell>
          <table:table-cell office:value-type="float" office:value="2155" calcext:value-type="float">
            <text:p>2155</text:p>
          </table:table-cell>
          <table:table-cell office:value-type="float" office:value="2193" calcext:value-type="float">
            <text:p>2193</text:p>
          </table:table-cell>
          <table:table-cell office:value-type="float" office:value="2234" calcext:value-type="float">
            <text:p>2234</text:p>
          </table:table-cell>
          <table:table-cell office:value-type="float" office:value="2266" calcext:value-type="float">
            <text:p>2266</text:p>
          </table:table-cell>
          <table:table-cell office:value-type="float" office:value="2307" calcext:value-type="float">
            <text:p>2307</text:p>
          </table:table-cell>
          <table:table-cell office:value-type="float" office:value="2339" calcext:value-type="float">
            <text:p>2339</text:p>
          </table:table-cell>
          <table:table-cell office:value-type="float" office:value="2364" calcext:value-type="float">
            <text:p>2364</text:p>
          </table:table-cell>
          <table:table-cell office:value-type="float" office:value="2402" calcext:value-type="float">
            <text:p>2402</text:p>
          </table:table-cell>
          <table:table-cell office:value-type="float" office:value="2433" calcext:value-type="float">
            <text:p>2433</text:p>
          </table:table-cell>
          <table:table-cell office:value-type="float" office:value="2476" calcext:value-type="float">
            <text:p>2476</text:p>
          </table:table-cell>
          <table:table-cell office:value-type="float" office:value="2499" calcext:value-type="float">
            <text:p>2499</text:p>
          </table:table-cell>
          <table:table-cell office:value-type="float" office:value="2528" calcext:value-type="float">
            <text:p>2528</text:p>
          </table:table-cell>
          <table:table-cell office:value-type="float" office:value="2564" calcext:value-type="float">
            <text:p>2564</text:p>
          </table:table-cell>
          <table:table-cell office:value-type="float" office:value="2598" calcext:value-type="float">
            <text:p>2598</text:p>
          </table:table-cell>
          <table:table-cell office:value-type="float" office:value="2627" calcext:value-type="float">
            <text:p>2627</text:p>
          </table:table-cell>
          <table:table-cell office:value-type="float" office:value="2658" calcext:value-type="float">
            <text:p>2658</text:p>
          </table:table-cell>
          <table:table-cell office:value-type="float" office:value="2692" calcext:value-type="float">
            <text:p>2692</text:p>
          </table:table-cell>
          <table:table-cell office:value-type="float" office:value="2730" calcext:value-type="float">
            <text:p>2730</text:p>
          </table:table-cell>
          <table:table-cell office:value-type="float" office:value="2768" calcext:value-type="float">
            <text:p>2768</text:p>
          </table:table-cell>
          <table:table-cell office:value-type="float" office:value="2809" calcext:value-type="float">
            <text:p>2809</text:p>
          </table:table-cell>
          <table:table-cell office:value-type="float" office:value="2851" calcext:value-type="float">
            <text:p>2851</text:p>
          </table:table-cell>
          <table:table-cell office:value-type="float" office:value="2896" calcext:value-type="float">
            <text:p>2896</text:p>
          </table:table-cell>
          <table:table-cell office:value-type="float" office:value="2925" calcext:value-type="float">
            <text:p>2925</text:p>
          </table:table-cell>
          <table:table-cell office:value-type="float" office:value="2953" calcext:value-type="float">
            <text:p>2953</text:p>
          </table:table-cell>
          <table:table-cell office:value-type="float" office:value="2970" calcext:value-type="float">
            <text:p>2970</text:p>
          </table:table-cell>
          <table:table-cell office:value-type="float" office:value="3002" calcext:value-type="float">
            <text:p>3002</text:p>
          </table:table-cell>
          <table:table-cell office:value-type="float" office:value="3029" calcext:value-type="float">
            <text:p>3029</text:p>
          </table:table-cell>
          <table:table-cell office:value-type="float" office:value="3061" calcext:value-type="float">
            <text:p>3061</text:p>
          </table:table-cell>
          <table:table-cell office:value-type="float" office:value="3089" calcext:value-type="float">
            <text:p>3089</text:p>
          </table:table-cell>
          <table:table-cell office:value-type="float" office:value="3127" calcext:value-type="float">
            <text:p>3127</text:p>
          </table:table-cell>
          <table:table-cell office:value-type="float" office:value="3151" calcext:value-type="float">
            <text:p>3151</text:p>
          </table:table-cell>
          <table:table-cell office:value-type="float" office:value="3188" calcext:value-type="float">
            <text:p>3188</text:p>
          </table:table-cell>
          <table:table-cell office:value-type="float" office:value="3209" calcext:value-type="float">
            <text:p>3209</text:p>
          </table:table-cell>
          <table:table-cell office:value-type="float" office:value="3254" calcext:value-type="float">
            <text:p>3254</text:p>
          </table:table-cell>
          <table:table-cell office:value-type="float" office:value="3282" calcext:value-type="float">
            <text:p>3282</text:p>
          </table:table-cell>
          <table:table-cell office:value-type="float" office:value="3315" calcext:value-type="float">
            <text:p>3315</text:p>
          </table:table-cell>
          <table:table-cell office:value-type="float" office:value="3345" calcext:value-type="float">
            <text:p>3345</text:p>
          </table:table-cell>
          <table:table-cell office:value-type="float" office:value="3379" calcext:value-type="float">
            <text:p>3379</text:p>
          </table:table-cell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string" calcext:value-type="string">
            <text:p>Sentences_Used_Once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48" calcext:value-type="float">
            <text:p>748</text:p>
          </table:table-cell>
          <table:table-cell office:value-type="float" office:value="1104" calcext:value-type="float">
            <text:p>1104</text:p>
          </table:table-cell>
          <table:table-cell office:value-type="float" office:value="1479" calcext:value-type="float">
            <text:p>1479</text:p>
          </table:table-cell>
          <table:table-cell office:value-type="float" office:value="1872" calcext:value-type="float">
            <text:p>1872</text:p>
          </table:table-cell>
          <table:table-cell office:value-type="float" office:value="2223" calcext:value-type="float">
            <text:p>2223</text:p>
          </table:table-cell>
          <table:table-cell office:value-type="float" office:value="2571" calcext:value-type="float">
            <text:p>2571</text:p>
          </table:table-cell>
          <table:table-cell office:value-type="float" office:value="2946" calcext:value-type="float">
            <text:p>2946</text:p>
          </table:table-cell>
          <table:table-cell office:value-type="float" office:value="3274" calcext:value-type="float">
            <text:p>3274</text:p>
          </table:table-cell>
          <table:table-cell office:value-type="float" office:value="3603" calcext:value-type="float">
            <text:p>3603</text:p>
          </table:table-cell>
          <table:table-cell office:value-type="float" office:value="3953" calcext:value-type="float">
            <text:p>3953</text:p>
          </table:table-cell>
          <table:table-cell office:value-type="float" office:value="4271" calcext:value-type="float">
            <text:p>4271</text:p>
          </table:table-cell>
          <table:table-cell office:value-type="float" office:value="4610" calcext:value-type="float">
            <text:p>4610</text:p>
          </table:table-cell>
          <table:table-cell office:value-type="float" office:value="4928" calcext:value-type="float">
            <text:p>4928</text:p>
          </table:table-cell>
          <table:table-cell office:value-type="float" office:value="5238" calcext:value-type="float">
            <text:p>5238</text:p>
          </table:table-cell>
          <table:table-cell office:value-type="float" office:value="5572" calcext:value-type="float">
            <text:p>5572</text:p>
          </table:table-cell>
          <table:table-cell office:value-type="float" office:value="5929" calcext:value-type="float">
            <text:p>5929</text:p>
          </table:table-cell>
          <table:table-cell office:value-type="float" office:value="6214" calcext:value-type="float">
            <text:p>6214</text:p>
          </table:table-cell>
          <table:table-cell office:value-type="float" office:value="6570" calcext:value-type="float">
            <text:p>6570</text:p>
          </table:table-cell>
          <table:table-cell office:value-type="float" office:value="6874" calcext:value-type="float">
            <text:p>6874</text:p>
          </table:table-cell>
          <table:table-cell office:value-type="float" office:value="7188" calcext:value-type="float">
            <text:p>7188</text:p>
          </table:table-cell>
          <table:table-cell office:value-type="float" office:value="7511" calcext:value-type="float">
            <text:p>7511</text:p>
          </table:table-cell>
          <table:table-cell office:value-type="float" office:value="7800" calcext:value-type="float">
            <text:p>7800</text:p>
          </table:table-cell>
          <table:table-cell office:value-type="float" office:value="8149" calcext:value-type="float">
            <text:p>8149</text:p>
          </table:table-cell>
          <table:table-cell office:value-type="float" office:value="8480" calcext:value-type="float">
            <text:p>8480</text:p>
          </table:table-cell>
          <table:table-cell office:value-type="float" office:value="8777" calcext:value-type="float">
            <text:p>8777</text:p>
          </table:table-cell>
          <table:table-cell office:value-type="float" office:value="9128" calcext:value-type="float">
            <text:p>9128</text:p>
          </table:table-cell>
          <table:table-cell office:value-type="float" office:value="9432" calcext:value-type="float">
            <text:p>9432</text:p>
          </table:table-cell>
          <table:table-cell office:value-type="float" office:value="9739" calcext:value-type="float">
            <text:p>9739</text:p>
          </table:table-cell>
          <table:table-cell office:value-type="float" office:value="10003" calcext:value-type="float">
            <text:p>10003</text:p>
          </table:table-cell>
          <table:table-cell office:value-type="float" office:value="10317" calcext:value-type="float">
            <text:p>10317</text:p>
          </table:table-cell>
          <table:table-cell office:value-type="float" office:value="10640" calcext:value-type="float">
            <text:p>10640</text:p>
          </table:table-cell>
          <table:table-cell office:value-type="float" office:value="10900" calcext:value-type="float">
            <text:p>10900</text:p>
          </table:table-cell>
          <table:table-cell office:value-type="float" office:value="11239" calcext:value-type="float">
            <text:p>11239</text:p>
          </table:table-cell>
          <table:table-cell office:value-type="float" office:value="11523" calcext:value-type="float">
            <text:p>11523</text:p>
          </table:table-cell>
          <table:table-cell office:value-type="float" office:value="11848" calcext:value-type="float">
            <text:p>11848</text:p>
          </table:table-cell>
          <table:table-cell office:value-type="float" office:value="12154" calcext:value-type="float">
            <text:p>12154</text:p>
          </table:table-cell>
          <table:table-cell office:value-type="float" office:value="12464" calcext:value-type="float">
            <text:p>12464</text:p>
          </table:table-cell>
          <table:table-cell office:value-type="float" office:value="12783" calcext:value-type="float">
            <text:p>12783</text:p>
          </table:table-cell>
          <table:table-cell office:value-type="float" office:value="13076" calcext:value-type="float">
            <text:p>13076</text:p>
          </table:table-cell>
          <table:table-cell office:value-type="float" office:value="13383" calcext:value-type="float">
            <text:p>13383</text:p>
          </table:table-cell>
          <table:table-cell office:value-type="float" office:value="13721" calcext:value-type="float">
            <text:p>13721</text:p>
          </table:table-cell>
          <table:table-cell office:value-type="float" office:value="14028" calcext:value-type="float">
            <text:p>14028</text:p>
          </table:table-cell>
          <table:table-cell office:value-type="float" office:value="14334" calcext:value-type="float">
            <text:p>14334</text:p>
          </table:table-cell>
          <table:table-cell office:value-type="float" office:value="14591" calcext:value-type="float">
            <text:p>14591</text:p>
          </table:table-cell>
          <table:table-cell office:value-type="float" office:value="14895" calcext:value-type="float">
            <text:p>14895</text:p>
          </table:table-cell>
          <table:table-cell office:value-type="float" office:value="15191" calcext:value-type="float">
            <text:p>15191</text:p>
          </table:table-cell>
          <table:table-cell office:value-type="float" office:value="15490" calcext:value-type="float">
            <text:p>15490</text:p>
          </table:table-cell>
          <table:table-cell office:value-type="float" office:value="15827" calcext:value-type="float">
            <text:p>15827</text:p>
          </table:table-cell>
          <table:table-cell office:value-type="float" office:value="16128" calcext:value-type="float">
            <text:p>16128</text:p>
          </table:table-cell>
          <table:table-cell office:value-type="float" office:value="16442" calcext:value-type="float">
            <text:p>16442</text:p>
          </table:table-cell>
          <table:table-cell office:value-type="float" office:value="16760" calcext:value-type="float">
            <text:p>16760</text:p>
          </table:table-cell>
          <table:table-cell office:value-type="float" office:value="17062" calcext:value-type="float">
            <text:p>17062</text:p>
          </table:table-cell>
          <table:table-cell office:value-type="float" office:value="17343" calcext:value-type="float">
            <text:p>17343</text:p>
          </table:table-cell>
          <table:table-cell office:value-type="float" office:value="17622" calcext:value-type="float">
            <text:p>17622</text:p>
          </table:table-cell>
          <table:table-cell office:value-type="float" office:value="17886" calcext:value-type="float">
            <text:p>17886</text:p>
          </table:table-cell>
          <table:table-cell office:value-type="float" office:value="18200" calcext:value-type="float">
            <text:p>18200</text:p>
          </table:table-cell>
          <table:table-cell office:value-type="float" office:value="18460" calcext:value-type="float">
            <text:p>18460</text:p>
          </table:table-cell>
          <table:table-cell office:value-type="float" office:value="18773" calcext:value-type="float">
            <text:p>18773</text:p>
          </table:table-cell>
          <table:table-cell office:value-type="float" office:value="19066" calcext:value-type="float">
            <text:p>19066</text:p>
          </table:table-cell>
          <table:table-cell office:value-type="float" office:value="19368" calcext:value-type="float">
            <text:p>19368</text:p>
          </table:table-cell>
          <table:table-cell office:value-type="float" office:value="19647" calcext:value-type="float">
            <text:p>19647</text:p>
          </table:table-cell>
          <table:table-cell office:value-type="float" office:value="19922" calcext:value-type="float">
            <text:p>19922</text:p>
          </table:table-cell>
          <table:table-cell office:value-type="float" office:value="20171" calcext:value-type="float">
            <text:p>20171</text:p>
          </table:table-cell>
          <table:table-cell office:value-type="float" office:value="20454" calcext:value-type="float">
            <text:p>20454</text:p>
          </table:table-cell>
          <table:table-cell office:value-type="float" office:value="20744" calcext:value-type="float">
            <text:p>20744</text:p>
          </table:table-cell>
          <table:table-cell office:value-type="float" office:value="21024" calcext:value-type="float">
            <text:p>21024</text:p>
          </table:table-cell>
          <table:table-cell office:value-type="float" office:value="21308" calcext:value-type="float">
            <text:p>21308</text:p>
          </table:table-cell>
          <table:table-cell office:value-type="float" office:value="21578" calcext:value-type="float">
            <text:p>21578</text:p>
          </table:table-cell>
          <table:table-cell office:value-type="float" office:value="21878" calcext:value-type="float">
            <text:p>21878</text:p>
          </table:table-cell>
          <table:table-cell office:value-type="float" office:value="22121" calcext:value-type="float">
            <text:p>22121</text:p>
          </table:table-cell>
          <table:table-cell office:value-type="float" office:value="22445" calcext:value-type="float">
            <text:p>22445</text:p>
          </table:table-cell>
          <table:table-cell office:value-type="float" office:value="22722" calcext:value-type="float">
            <text:p>22722</text:p>
          </table:table-cell>
          <table:table-cell office:value-type="float" office:value="23004" calcext:value-type="float">
            <text:p>23004</text:p>
          </table:table-cell>
          <table:table-cell office:value-type="float" office:value="23296" calcext:value-type="float">
            <text:p>23296</text:p>
          </table:table-cell>
          <table:table-cell office:value-type="float" office:value="23587" calcext:value-type="float">
            <text:p>23587</text:p>
          </table:table-cell>
          <table:table-cell office:value-type="float" office:value="23887" calcext:value-type="float">
            <text:p>23887</text:p>
          </table:table-cell>
          <table:table-cell office:value-type="float" office:value="24181" calcext:value-type="float">
            <text:p>24181</text:p>
          </table:table-cell>
          <table:table-cell office:value-type="float" office:value="24442" calcext:value-type="float">
            <text:p>24442</text:p>
          </table:table-cell>
          <table:table-cell office:value-type="float" office:value="24701" calcext:value-type="float">
            <text:p>24701</text:p>
          </table:table-cell>
          <table:table-cell office:value-type="float" office:value="24991" calcext:value-type="float">
            <text:p>24991</text:p>
          </table:table-cell>
          <table:table-cell office:value-type="float" office:value="25266" calcext:value-type="float">
            <text:p>25266</text:p>
          </table:table-cell>
          <table:table-cell office:value-type="float" office:value="25539" calcext:value-type="float">
            <text:p>25539</text:p>
          </table:table-cell>
          <table:table-cell office:value-type="float" office:value="25835" calcext:value-type="float">
            <text:p>25835</text:p>
          </table:table-cell>
          <table:table-cell office:value-type="float" office:value="26124" calcext:value-type="float">
            <text:p>26124</text:p>
          </table:table-cell>
          <table:table-cell office:value-type="float" office:value="26417" calcext:value-type="float">
            <text:p>26417</text:p>
          </table:table-cell>
          <table:table-cell office:value-type="float" office:value="26687" calcext:value-type="float">
            <text:p>26687</text:p>
          </table:table-cell>
          <table:table-cell office:value-type="float" office:value="26946" calcext:value-type="float">
            <text:p>26946</text:p>
          </table:table-cell>
          <table:table-cell office:value-type="float" office:value="27202" calcext:value-type="float">
            <text:p>27202</text:p>
          </table:table-cell>
          <table:table-cell office:value-type="float" office:value="27464" calcext:value-type="float">
            <text:p>27464</text:p>
          </table:table-cell>
          <table:table-cell office:value-type="float" office:value="27760" calcext:value-type="float">
            <text:p>27760</text:p>
          </table:table-cell>
          <table:table-cell office:value-type="float" office:value="28071" calcext:value-type="float">
            <text:p>28071</text:p>
          </table:table-cell>
          <table:table-cell office:value-type="float" office:value="28370" calcext:value-type="float">
            <text:p>28370</text:p>
          </table:table-cell>
          <table:table-cell office:value-type="float" office:value="28656" calcext:value-type="float">
            <text:p>28656</text:p>
          </table:table-cell>
          <table:table-cell office:value-type="float" office:value="28934" calcext:value-type="float">
            <text:p>28934</text:p>
          </table:table-cell>
          <table:table-cell office:value-type="float" office:value="29218" calcext:value-type="float">
            <text:p>29218</text:p>
          </table:table-cell>
          <table:table-cell office:value-type="float" office:value="29484" calcext:value-type="float">
            <text:p>29484</text:p>
          </table:table-cell>
          <table:table-cell office:value-type="float" office:value="29755" calcext:value-type="float">
            <text:p>29755</text:p>
          </table:table-cell>
          <table:table-cell office:value-type="float" office:value="30018" calcext:value-type="float">
            <text:p>30018</text:p>
          </table:table-cell>
          <table:table-cell office:value-type="float" office:value="30300" calcext:value-type="float">
            <text:p>30300</text:p>
          </table:table-cell>
        </table:table-row>
        <table:table-row table:style-name="ro1">
          <table:table-cell office:value-type="string" calcext:value-type="string">
            <text:p>Once_+_Repeated_Sentenc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838" calcext:value-type="float">
            <text:p>838</text:p>
          </table:table-cell>
          <table:table-cell office:value-type="float" office:value="1223" calcext:value-type="float">
            <text:p>1223</text:p>
          </table:table-cell>
          <table:table-cell office:value-type="float" office:value="1633" calcext:value-type="float">
            <text:p>1633</text:p>
          </table:table-cell>
          <table:table-cell office:value-type="float" office:value="2061" calcext:value-type="float">
            <text:p>2061</text:p>
          </table:table-cell>
          <table:table-cell office:value-type="float" office:value="2449" calcext:value-type="float">
            <text:p>2449</text:p>
          </table:table-cell>
          <table:table-cell office:value-type="float" office:value="2833" calcext:value-type="float">
            <text:p>2833</text:p>
          </table:table-cell>
          <table:table-cell office:value-type="float" office:value="3238" calcext:value-type="float">
            <text:p>3238</text:p>
          </table:table-cell>
          <table:table-cell office:value-type="float" office:value="3597" calcext:value-type="float">
            <text:p>3597</text:p>
          </table:table-cell>
          <table:table-cell office:value-type="float" office:value="3961" calcext:value-type="float">
            <text:p>3961</text:p>
          </table:table-cell>
          <table:table-cell office:value-type="float" office:value="4351" calcext:value-type="float">
            <text:p>4351</text:p>
          </table:table-cell>
          <table:table-cell office:value-type="float" office:value="4704" calcext:value-type="float">
            <text:p>4704</text:p>
          </table:table-cell>
          <table:table-cell office:value-type="float" office:value="5081" calcext:value-type="float">
            <text:p>5081</text:p>
          </table:table-cell>
          <table:table-cell office:value-type="float" office:value="5437" calcext:value-type="float">
            <text:p>5437</text:p>
          </table:table-cell>
          <table:table-cell office:value-type="float" office:value="5789" calcext:value-type="float">
            <text:p>5789</text:p>
          </table:table-cell>
          <table:table-cell office:value-type="float" office:value="6160" calcext:value-type="float">
            <text:p>6160</text:p>
          </table:table-cell>
          <table:table-cell office:value-type="float" office:value="6549" calcext:value-type="float">
            <text:p>6549</text:p>
          </table:table-cell>
          <table:table-cell office:value-type="float" office:value="6884" calcext:value-type="float">
            <text:p>6884</text:p>
          </table:table-cell>
          <table:table-cell office:value-type="float" office:value="7264" calcext:value-type="float">
            <text:p>7264</text:p>
          </table:table-cell>
          <table:table-cell office:value-type="float" office:value="7611" calcext:value-type="float">
            <text:p>7611</text:p>
          </table:table-cell>
          <table:table-cell office:value-type="float" office:value="7966" calcext:value-type="float">
            <text:p>7966</text:p>
          </table:table-cell>
          <table:table-cell office:value-type="float" office:value="8320" calcext:value-type="float">
            <text:p>8320</text:p>
          </table:table-cell>
          <table:table-cell office:value-type="float" office:value="8653" calcext:value-type="float">
            <text:p>8653</text:p>
          </table:table-cell>
          <table:table-cell office:value-type="float" office:value="9030" calcext:value-type="float">
            <text:p>9030</text:p>
          </table:table-cell>
          <table:table-cell office:value-type="float" office:value="9392" calcext:value-type="float">
            <text:p>9392</text:p>
          </table:table-cell>
          <table:table-cell office:value-type="float" office:value="9727" calcext:value-type="float">
            <text:p>9727</text:p>
          </table:table-cell>
          <table:table-cell office:value-type="float" office:value="10109" calcext:value-type="float">
            <text:p>10109</text:p>
          </table:table-cell>
          <table:table-cell office:value-type="float" office:value="10460" calcext:value-type="float">
            <text:p>10460</text:p>
          </table:table-cell>
          <table:table-cell office:value-type="float" office:value="10796" calcext:value-type="float">
            <text:p>10796</text:p>
          </table:table-cell>
          <table:table-cell office:value-type="float" office:value="11103" calcext:value-type="float">
            <text:p>11103</text:p>
          </table:table-cell>
          <table:table-cell office:value-type="float" office:value="11450" calcext:value-type="float">
            <text:p>11450</text:p>
          </table:table-cell>
          <table:table-cell office:value-type="float" office:value="11799" calcext:value-type="float">
            <text:p>11799</text:p>
          </table:table-cell>
          <table:table-cell office:value-type="float" office:value="12092" calcext:value-type="float">
            <text:p>12092</text:p>
          </table:table-cell>
          <table:table-cell office:value-type="float" office:value="12459" calcext:value-type="float">
            <text:p>12459</text:p>
          </table:table-cell>
          <table:table-cell office:value-type="float" office:value="12783" calcext:value-type="float">
            <text:p>12783</text:p>
          </table:table-cell>
          <table:table-cell office:value-type="float" office:value="13137" calcext:value-type="float">
            <text:p>13137</text:p>
          </table:table-cell>
          <table:table-cell office:value-type="float" office:value="13469" calcext:value-type="float">
            <text:p>13469</text:p>
          </table:table-cell>
          <table:table-cell office:value-type="float" office:value="13810" calcext:value-type="float">
            <text:p>13810</text:p>
          </table:table-cell>
          <table:table-cell office:value-type="float" office:value="14166" calcext:value-type="float">
            <text:p>14166</text:p>
          </table:table-cell>
          <table:table-cell office:value-type="float" office:value="14496" calcext:value-type="float">
            <text:p>14496</text:p>
          </table:table-cell>
          <table:table-cell office:value-type="float" office:value="14839" calcext:value-type="float">
            <text:p>14839</text:p>
          </table:table-cell>
          <table:table-cell office:value-type="float" office:value="15199" calcext:value-type="float">
            <text:p>15199</text:p>
          </table:table-cell>
          <table:table-cell office:value-type="float" office:value="15544" calcext:value-type="float">
            <text:p>15544</text:p>
          </table:table-cell>
          <table:table-cell office:value-type="float" office:value="15890" calcext:value-type="float">
            <text:p>15890</text:p>
          </table:table-cell>
          <table:table-cell office:value-type="float" office:value="16177" calcext:value-type="float">
            <text:p>16177</text:p>
          </table:table-cell>
          <table:table-cell office:value-type="float" office:value="16518" calcext:value-type="float">
            <text:p>16518</text:p>
          </table:table-cell>
          <table:table-cell office:value-type="float" office:value="16862" calcext:value-type="float">
            <text:p>16862</text:p>
          </table:table-cell>
          <table:table-cell office:value-type="float" office:value="17191" calcext:value-type="float">
            <text:p>17191</text:p>
          </table:table-cell>
          <table:table-cell office:value-type="float" office:value="17552" calcext:value-type="float">
            <text:p>17552</text:p>
          </table:table-cell>
          <table:table-cell office:value-type="float" office:value="17889" calcext:value-type="float">
            <text:p>17889</text:p>
          </table:table-cell>
          <table:table-cell office:value-type="float" office:value="18231" calcext:value-type="float">
            <text:p>18231</text:p>
          </table:table-cell>
          <table:table-cell office:value-type="float" office:value="18583" calcext:value-type="float">
            <text:p>18583</text:p>
          </table:table-cell>
          <table:table-cell office:value-type="float" office:value="18920" calcext:value-type="float">
            <text:p>18920</text:p>
          </table:table-cell>
          <table:table-cell office:value-type="float" office:value="19240" calcext:value-type="float">
            <text:p>19240</text:p>
          </table:table-cell>
          <table:table-cell office:value-type="float" office:value="19554" calcext:value-type="float">
            <text:p>19554</text:p>
          </table:table-cell>
          <table:table-cell office:value-type="float" office:value="19853" calcext:value-type="float">
            <text:p>19853</text:p>
          </table:table-cell>
          <table:table-cell office:value-type="float" office:value="20204" calcext:value-type="float">
            <text:p>20204</text:p>
          </table:table-cell>
          <table:table-cell office:value-type="float" office:value="20493" calcext:value-type="float">
            <text:p>20493</text:p>
          </table:table-cell>
          <table:table-cell office:value-type="float" office:value="20835" calcext:value-type="float">
            <text:p>20835</text:p>
          </table:table-cell>
          <table:table-cell office:value-type="float" office:value="21161" calcext:value-type="float">
            <text:p>21161</text:p>
          </table:table-cell>
          <table:table-cell office:value-type="float" office:value="21488" calcext:value-type="float">
            <text:p>21488</text:p>
          </table:table-cell>
          <table:table-cell office:value-type="float" office:value="21802" calcext:value-type="float">
            <text:p>21802</text:p>
          </table:table-cell>
          <table:table-cell office:value-type="float" office:value="22115" calcext:value-type="float">
            <text:p>22115</text:p>
          </table:table-cell>
          <table:table-cell office:value-type="float" office:value="22405" calcext:value-type="float">
            <text:p>22405</text:p>
          </table:table-cell>
          <table:table-cell office:value-type="float" office:value="22720" calcext:value-type="float">
            <text:p>22720</text:p>
          </table:table-cell>
          <table:table-cell office:value-type="float" office:value="23051" calcext:value-type="float">
            <text:p>23051</text:p>
          </table:table-cell>
          <table:table-cell office:value-type="float" office:value="23363" calcext:value-type="float">
            <text:p>23363</text:p>
          </table:table-cell>
          <table:table-cell office:value-type="float" office:value="23672" calcext:value-type="float">
            <text:p>23672</text:p>
          </table:table-cell>
          <table:table-cell office:value-type="float" office:value="23980" calcext:value-type="float">
            <text:p>23980</text:p>
          </table:table-cell>
          <table:table-cell office:value-type="float" office:value="24311" calcext:value-type="float">
            <text:p>24311</text:p>
          </table:table-cell>
          <table:table-cell office:value-type="float" office:value="24597" calcext:value-type="float">
            <text:p>24597</text:p>
          </table:table-cell>
          <table:table-cell office:value-type="float" office:value="24944" calcext:value-type="float">
            <text:p>24944</text:p>
          </table:table-cell>
          <table:table-cell office:value-type="float" office:value="25250" calcext:value-type="float">
            <text:p>25250</text:p>
          </table:table-cell>
          <table:table-cell office:value-type="float" office:value="25568" calcext:value-type="float">
            <text:p>25568</text:p>
          </table:table-cell>
          <table:table-cell office:value-type="float" office:value="25894" calcext:value-type="float">
            <text:p>25894</text:p>
          </table:table-cell>
          <table:table-cell office:value-type="float" office:value="26214" calcext:value-type="float">
            <text:p>26214</text:p>
          </table:table-cell>
          <table:table-cell office:value-type="float" office:value="26545" calcext:value-type="float">
            <text:p>26545</text:p>
          </table:table-cell>
          <table:table-cell office:value-type="float" office:value="26873" calcext:value-type="float">
            <text:p>26873</text:p>
          </table:table-cell>
          <table:table-cell office:value-type="float" office:value="27172" calcext:value-type="float">
            <text:p>27172</text:p>
          </table:table-cell>
          <table:table-cell office:value-type="float" office:value="27469" calcext:value-type="float">
            <text:p>27469</text:p>
          </table:table-cell>
          <table:table-cell office:value-type="float" office:value="27800" calcext:value-type="float">
            <text:p>27800</text:p>
          </table:table-cell>
          <table:table-cell office:value-type="float" office:value="28117" calcext:value-type="float">
            <text:p>28117</text:p>
          </table:table-cell>
          <table:table-cell office:value-type="float" office:value="28435" calcext:value-type="float">
            <text:p>28435</text:p>
          </table:table-cell>
          <table:table-cell office:value-type="float" office:value="28760" calcext:value-type="float">
            <text:p>28760</text:p>
          </table:table-cell>
          <table:table-cell office:value-type="float" office:value="29077" calcext:value-type="float">
            <text:p>29077</text:p>
          </table:table-cell>
          <table:table-cell office:value-type="float" office:value="29387" calcext:value-type="float">
            <text:p>29387</text:p>
          </table:table-cell>
          <table:table-cell office:value-type="float" office:value="29689" calcext:value-type="float">
            <text:p>29689</text:p>
          </table:table-cell>
          <table:table-cell office:value-type="float" office:value="29975" calcext:value-type="float">
            <text:p>29975</text:p>
          </table:table-cell>
          <table:table-cell office:value-type="float" office:value="30263" calcext:value-type="float">
            <text:p>30263</text:p>
          </table:table-cell>
          <table:table-cell office:value-type="float" office:value="30553" calcext:value-type="float">
            <text:p>30553</text:p>
          </table:table-cell>
          <table:table-cell office:value-type="float" office:value="30887" calcext:value-type="float">
            <text:p>30887</text:p>
          </table:table-cell>
          <table:table-cell office:value-type="float" office:value="31222" calcext:value-type="float">
            <text:p>31222</text:p>
          </table:table-cell>
          <table:table-cell office:value-type="float" office:value="31558" calcext:value-type="float">
            <text:p>31558</text:p>
          </table:table-cell>
          <table:table-cell office:value-type="float" office:value="31865" calcext:value-type="float">
            <text:p>31865</text:p>
          </table:table-cell>
          <table:table-cell office:value-type="float" office:value="32188" calcext:value-type="float">
            <text:p>32188</text:p>
          </table:table-cell>
          <table:table-cell office:value-type="float" office:value="32500" calcext:value-type="float">
            <text:p>32500</text:p>
          </table:table-cell>
          <table:table-cell office:value-type="float" office:value="32799" calcext:value-type="float">
            <text:p>32799</text:p>
          </table:table-cell>
          <table:table-cell office:value-type="float" office:value="33100" calcext:value-type="float">
            <text:p>33100</text:p>
          </table:table-cell>
          <table:table-cell office:value-type="float" office:value="33397" calcext:value-type="float">
            <text:p>33397</text:p>
          </table:table-cell>
          <table:table-cell office:value-type="float" office:value="33702" calcext:value-type="float">
            <text:p>33702</text:p>
          </table:table-cell>
        </table:table-row>
        <table:table-row table:style-name="ro1">
          <table:table-cell office:value-type="string" calcext:value-type="string">
            <text:p>Repeated_Word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409" calcext:value-type="float">
            <text:p>409</text:p>
          </table:table-cell>
          <table:table-cell office:value-type="float" office:value="546" calcext:value-type="float">
            <text:p>546</text:p>
          </table:table-cell>
          <table:table-cell office:value-type="float" office:value="694" calcext:value-type="float">
            <text:p>694</text:p>
          </table:table-cell>
          <table:table-cell office:value-type="float" office:value="829" calcext:value-type="float">
            <text:p>829</text:p>
          </table:table-cell>
          <table:table-cell office:value-type="float" office:value="959" calcext:value-type="float">
            <text:p>959</text:p>
          </table:table-cell>
          <table:table-cell office:value-type="float" office:value="1072" calcext:value-type="float">
            <text:p>1072</text:p>
          </table:table-cell>
          <table:table-cell office:value-type="float" office:value="1155" calcext:value-type="float">
            <text:p>1155</text:p>
          </table:table-cell>
          <table:table-cell office:value-type="float" office:value="1255" calcext:value-type="float">
            <text:p>1255</text:p>
          </table:table-cell>
          <table:table-cell office:value-type="float" office:value="1362" calcext:value-type="float">
            <text:p>1362</text:p>
          </table:table-cell>
          <table:table-cell office:value-type="float" office:value="1448" calcext:value-type="float">
            <text:p>1448</text:p>
          </table:table-cell>
          <table:table-cell office:value-type="float" office:value="1543" calcext:value-type="float">
            <text:p>1543</text:p>
          </table:table-cell>
          <table:table-cell office:value-type="float" office:value="1633" calcext:value-type="float">
            <text:p>1633</text:p>
          </table:table-cell>
          <table:table-cell office:value-type="float" office:value="1713" calcext:value-type="float">
            <text:p>1713</text:p>
          </table:table-cell>
          <table:table-cell office:value-type="float" office:value="1802" calcext:value-type="float">
            <text:p>1802</text:p>
          </table:table-cell>
          <table:table-cell office:value-type="float" office:value="1909" calcext:value-type="float">
            <text:p>1909</text:p>
          </table:table-cell>
          <table:table-cell office:value-type="float" office:value="2011" calcext:value-type="float">
            <text:p>2011</text:p>
          </table:table-cell>
          <table:table-cell office:value-type="float" office:value="2087" calcext:value-type="float">
            <text:p>2087</text:p>
          </table:table-cell>
          <table:table-cell office:value-type="float" office:value="2181" calcext:value-type="float">
            <text:p>2181</text:p>
          </table:table-cell>
          <table:table-cell office:value-type="float" office:value="2261" calcext:value-type="float">
            <text:p>2261</text:p>
          </table:table-cell>
          <table:table-cell office:value-type="float" office:value="2337" calcext:value-type="float">
            <text:p>2337</text:p>
          </table:table-cell>
          <table:table-cell office:value-type="float" office:value="2416" calcext:value-type="float">
            <text:p>2416</text:p>
          </table:table-cell>
          <table:table-cell office:value-type="float" office:value="2476" calcext:value-type="float">
            <text:p>2476</text:p>
          </table:table-cell>
          <table:table-cell office:value-type="float" office:value="2573" calcext:value-type="float">
            <text:p>2573</text:p>
          </table:table-cell>
          <table:table-cell office:value-type="float" office:value="2649" calcext:value-type="float">
            <text:p>2649</text:p>
          </table:table-cell>
          <table:table-cell office:value-type="float" office:value="2719" calcext:value-type="float">
            <text:p>2719</text:p>
          </table:table-cell>
          <table:table-cell office:value-type="float" office:value="2786" calcext:value-type="float">
            <text:p>2786</text:p>
          </table:table-cell>
          <table:table-cell office:value-type="float" office:value="2865" calcext:value-type="float">
            <text:p>2865</text:p>
          </table:table-cell>
          <table:table-cell office:value-type="float" office:value="2924" calcext:value-type="float">
            <text:p>2924</text:p>
          </table:table-cell>
          <table:table-cell office:value-type="float" office:value="2980" calcext:value-type="float">
            <text:p>2980</text:p>
          </table:table-cell>
          <table:table-cell office:value-type="float" office:value="3042" calcext:value-type="float">
            <text:p>3042</text:p>
          </table:table-cell>
          <table:table-cell office:value-type="float" office:value="3116" calcext:value-type="float">
            <text:p>3116</text:p>
          </table:table-cell>
          <table:table-cell office:value-type="float" office:value="3181" calcext:value-type="float">
            <text:p>3181</text:p>
          </table:table-cell>
          <table:table-cell office:value-type="float" office:value="3244" calcext:value-type="float">
            <text:p>3244</text:p>
          </table:table-cell>
          <table:table-cell office:value-type="float" office:value="3321" calcext:value-type="float">
            <text:p>3321</text:p>
          </table:table-cell>
          <table:table-cell office:value-type="float" office:value="3390" calcext:value-type="float">
            <text:p>3390</text:p>
          </table:table-cell>
          <table:table-cell office:value-type="float" office:value="3460" calcext:value-type="float">
            <text:p>3460</text:p>
          </table:table-cell>
          <table:table-cell office:value-type="float" office:value="3536" calcext:value-type="float">
            <text:p>3536</text:p>
          </table:table-cell>
          <table:table-cell office:value-type="float" office:value="3605" calcext:value-type="float">
            <text:p>3605</text:p>
          </table:table-cell>
          <table:table-cell office:value-type="float" office:value="3660" calcext:value-type="float">
            <text:p>3660</text:p>
          </table:table-cell>
          <table:table-cell office:value-type="float" office:value="3714" calcext:value-type="float">
            <text:p>3714</text:p>
          </table:table-cell>
          <table:table-cell office:value-type="float" office:value="3787" calcext:value-type="float">
            <text:p>3787</text:p>
          </table:table-cell>
          <table:table-cell office:value-type="float" office:value="3866" calcext:value-type="float">
            <text:p>3866</text:p>
          </table:table-cell>
          <table:table-cell office:value-type="float" office:value="3935" calcext:value-type="float">
            <text:p>3935</text:p>
          </table:table-cell>
          <table:table-cell office:value-type="float" office:value="4022" calcext:value-type="float">
            <text:p>4022</text:p>
          </table:table-cell>
          <table:table-cell office:value-type="float" office:value="4101" calcext:value-type="float">
            <text:p>4101</text:p>
          </table:table-cell>
          <table:table-cell office:value-type="float" office:value="4161" calcext:value-type="float">
            <text:p>4161</text:p>
          </table:table-cell>
          <table:table-cell office:value-type="float" office:value="4220" calcext:value-type="float">
            <text:p>4220</text:p>
          </table:table-cell>
          <table:table-cell office:value-type="float" office:value="4279" calcext:value-type="float">
            <text:p>4279</text:p>
          </table:table-cell>
          <table:table-cell office:value-type="float" office:value="4334" calcext:value-type="float">
            <text:p>4334</text:p>
          </table:table-cell>
          <table:table-cell office:value-type="float" office:value="4388" calcext:value-type="float">
            <text:p>4388</text:p>
          </table:table-cell>
          <table:table-cell office:value-type="float" office:value="4451" calcext:value-type="float">
            <text:p>4451</text:p>
          </table:table-cell>
          <table:table-cell office:value-type="float" office:value="4519" calcext:value-type="float">
            <text:p>4519</text:p>
          </table:table-cell>
          <table:table-cell office:value-type="float" office:value="4571" calcext:value-type="float">
            <text:p>4571</text:p>
          </table:table-cell>
          <table:table-cell office:value-type="float" office:value="4637" calcext:value-type="float">
            <text:p>4637</text:p>
          </table:table-cell>
          <table:table-cell office:value-type="float" office:value="4693" calcext:value-type="float">
            <text:p>4693</text:p>
          </table:table-cell>
          <table:table-cell office:value-type="float" office:value="4751" calcext:value-type="float">
            <text:p>4751</text:p>
          </table:table-cell>
          <table:table-cell office:value-type="float" office:value="4804" calcext:value-type="float">
            <text:p>4804</text:p>
          </table:table-cell>
          <table:table-cell office:value-type="float" office:value="4856" calcext:value-type="float">
            <text:p>4856</text:p>
          </table:table-cell>
          <table:table-cell office:value-type="float" office:value="4907" calcext:value-type="float">
            <text:p>4907</text:p>
          </table:table-cell>
          <table:table-cell office:value-type="float" office:value="4963" calcext:value-type="float">
            <text:p>4963</text:p>
          </table:table-cell>
          <table:table-cell office:value-type="float" office:value="5018" calcext:value-type="float">
            <text:p>5018</text:p>
          </table:table-cell>
          <table:table-cell office:value-type="float" office:value="5065" calcext:value-type="float">
            <text:p>5065</text:p>
          </table:table-cell>
          <table:table-cell office:value-type="float" office:value="5127" calcext:value-type="float">
            <text:p>5127</text:p>
          </table:table-cell>
          <table:table-cell office:value-type="float" office:value="5166" calcext:value-type="float">
            <text:p>5166</text:p>
          </table:table-cell>
          <table:table-cell office:value-type="float" office:value="5236" calcext:value-type="float">
            <text:p>5236</text:p>
          </table:table-cell>
          <table:table-cell office:value-type="float" office:value="5278" calcext:value-type="float">
            <text:p>5278</text:p>
          </table:table-cell>
          <table:table-cell office:value-type="float" office:value="5339" calcext:value-type="float">
            <text:p>5339</text:p>
          </table:table-cell>
          <table:table-cell office:value-type="float" office:value="5394" calcext:value-type="float">
            <text:p>5394</text:p>
          </table:table-cell>
          <table:table-cell office:value-type="float" office:value="5455" calcext:value-type="float">
            <text:p>5455</text:p>
          </table:table-cell>
          <table:table-cell office:value-type="float" office:value="5501" calcext:value-type="float">
            <text:p>5501</text:p>
          </table:table-cell>
          <table:table-cell office:value-type="float" office:value="5563" calcext:value-type="float">
            <text:p>5563</text:p>
          </table:table-cell>
          <table:table-cell office:value-type="float" office:value="5612" calcext:value-type="float">
            <text:p>5612</text:p>
          </table:table-cell>
          <table:table-cell office:value-type="float" office:value="5667" calcext:value-type="float">
            <text:p>5667</text:p>
          </table:table-cell>
          <table:table-cell office:value-type="float" office:value="5719" calcext:value-type="float">
            <text:p>5719</text:p>
          </table:table-cell>
          <table:table-cell office:value-type="float" office:value="5765" calcext:value-type="float">
            <text:p>5765</text:p>
          </table:table-cell>
          <table:table-cell office:value-type="float" office:value="5819" calcext:value-type="float">
            <text:p>5819</text:p>
          </table:table-cell>
          <table:table-cell office:value-type="float" office:value="5870" calcext:value-type="float">
            <text:p>5870</text:p>
          </table:table-cell>
          <table:table-cell office:value-type="float" office:value="5927" calcext:value-type="float">
            <text:p>5927</text:p>
          </table:table-cell>
          <table:table-cell office:value-type="float" office:value="5984" calcext:value-type="float">
            <text:p>5984</text:p>
          </table:table-cell>
          <table:table-cell office:value-type="float" office:value="6051" calcext:value-type="float">
            <text:p>6051</text:p>
          </table:table-cell>
          <table:table-cell office:value-type="float" office:value="6107" calcext:value-type="float">
            <text:p>6107</text:p>
          </table:table-cell>
          <table:table-cell office:value-type="float" office:value="6142" calcext:value-type="float">
            <text:p>6142</text:p>
          </table:table-cell>
          <table:table-cell office:value-type="float" office:value="6183" calcext:value-type="float">
            <text:p>6183</text:p>
          </table:table-cell>
          <table:table-cell office:value-type="float" office:value="6232" calcext:value-type="float">
            <text:p>6232</text:p>
          </table:table-cell>
          <table:table-cell office:value-type="float" office:value="6275" calcext:value-type="float">
            <text:p>6275</text:p>
          </table:table-cell>
          <table:table-cell office:value-type="float" office:value="6319" calcext:value-type="float">
            <text:p>6319</text:p>
          </table:table-cell>
          <table:table-cell office:value-type="float" office:value="6353" calcext:value-type="float">
            <text:p>6353</text:p>
          </table:table-cell>
          <table:table-cell office:value-type="float" office:value="6404" calcext:value-type="float">
            <text:p>6404</text:p>
          </table:table-cell>
          <table:table-cell office:value-type="float" office:value="6439" calcext:value-type="float">
            <text:p>6439</text:p>
          </table:table-cell>
          <table:table-cell office:value-type="float" office:value="6478" calcext:value-type="float">
            <text:p>6478</text:p>
          </table:table-cell>
          <table:table-cell office:value-type="float" office:value="6537" calcext:value-type="float">
            <text:p>6537</text:p>
          </table:table-cell>
          <table:table-cell office:value-type="float" office:value="6584" calcext:value-type="float">
            <text:p>6584</text:p>
          </table:table-cell>
          <table:table-cell office:value-type="float" office:value="6641" calcext:value-type="float">
            <text:p>6641</text:p>
          </table:table-cell>
          <table:table-cell office:value-type="float" office:value="6682" calcext:value-type="float">
            <text:p>6682</text:p>
          </table:table-cell>
          <table:table-cell office:value-type="float" office:value="6727" calcext:value-type="float">
            <text:p>6727</text:p>
          </table:table-cell>
          <table:table-cell office:value-type="float" office:value="6777" calcext:value-type="float">
            <text:p>6777</text:p>
          </table:table-cell>
          <table:table-cell office:value-type="float" office:value="6812" calcext:value-type="float">
            <text:p>6812</text:p>
          </table:table-cell>
          <table:table-cell office:value-type="float" office:value="6855" calcext:value-type="float">
            <text:p>6855</text:p>
          </table:table-cell>
          <table:table-cell office:value-type="float" office:value="6894" calcext:value-type="float">
            <text:p>6894</text:p>
          </table:table-cell>
        </table:table-row>
        <table:table-row table:style-name="ro1">
          <table:table-cell office:value-type="string" calcext:value-type="string">
            <text:p>Words_Used_Once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 office:value-type="float" office:value="728" calcext:value-type="float">
            <text:p>728</text:p>
          </table:table-cell>
          <table:table-cell office:value-type="float" office:value="940" calcext:value-type="float">
            <text:p>940</text:p>
          </table:table-cell>
          <table:table-cell office:value-type="float" office:value="1134" calcext:value-type="float">
            <text:p>1134</text:p>
          </table:table-cell>
          <table:table-cell office:value-type="float" office:value="1330" calcext:value-type="float">
            <text:p>1330</text:p>
          </table:table-cell>
          <table:table-cell office:value-type="float" office:value="1513" calcext:value-type="float">
            <text:p>1513</text:p>
          </table:table-cell>
          <table:table-cell office:value-type="float" office:value="1697" calcext:value-type="float">
            <text:p>1697</text:p>
          </table:table-cell>
          <table:table-cell office:value-type="float" office:value="1898" calcext:value-type="float">
            <text:p>1898</text:p>
          </table:table-cell>
          <table:table-cell office:value-type="float" office:value="2006" calcext:value-type="float">
            <text:p>2006</text:p>
          </table:table-cell>
          <table:table-cell office:value-type="float" office:value="2145" calcext:value-type="float">
            <text:p>2145</text:p>
          </table:table-cell>
          <table:table-cell office:value-type="float" office:value="2338" calcext:value-type="float">
            <text:p>2338</text:p>
          </table:table-cell>
          <table:table-cell office:value-type="float" office:value="2485" calcext:value-type="float">
            <text:p>2485</text:p>
          </table:table-cell>
          <table:table-cell office:value-type="float" office:value="2632" calcext:value-type="float">
            <text:p>2632</text:p>
          </table:table-cell>
          <table:table-cell office:value-type="float" office:value="2746" calcext:value-type="float">
            <text:p>2746</text:p>
          </table:table-cell>
          <table:table-cell office:value-type="float" office:value="2850" calcext:value-type="float">
            <text:p>2850</text:p>
          </table:table-cell>
          <table:table-cell office:value-type="float" office:value="2995" calcext:value-type="float">
            <text:p>2995</text:p>
          </table:table-cell>
          <table:table-cell office:value-type="float" office:value="3096" calcext:value-type="float">
            <text:p>3096</text:p>
          </table:table-cell>
          <table:table-cell office:value-type="float" office:value="3203" calcext:value-type="float">
            <text:p>3203</text:p>
          </table:table-cell>
          <table:table-cell office:value-type="float" office:value="3309" calcext:value-type="float">
            <text:p>3309</text:p>
          </table:table-cell>
          <table:table-cell office:value-type="float" office:value="3405" calcext:value-type="float">
            <text:p>3405</text:p>
          </table:table-cell>
          <table:table-cell office:value-type="float" office:value="3484" calcext:value-type="float">
            <text:p>3484</text:p>
          </table:table-cell>
          <table:table-cell office:value-type="float" office:value="3597" calcext:value-type="float">
            <text:p>3597</text:p>
          </table:table-cell>
          <table:table-cell office:value-type="float" office:value="3708" calcext:value-type="float">
            <text:p>3708</text:p>
          </table:table-cell>
          <table:table-cell office:value-type="float" office:value="3821" calcext:value-type="float">
            <text:p>3821</text:p>
          </table:table-cell>
          <table:table-cell office:value-type="float" office:value="3905" calcext:value-type="float">
            <text:p>3905</text:p>
          </table:table-cell>
          <table:table-cell office:value-type="float" office:value="4026" calcext:value-type="float">
            <text:p>4026</text:p>
          </table:table-cell>
          <table:table-cell office:value-type="float" office:value="4115" calcext:value-type="float">
            <text:p>4115</text:p>
          </table:table-cell>
          <table:table-cell office:value-type="float" office:value="4214" calcext:value-type="float">
            <text:p>4214</text:p>
          </table:table-cell>
          <table:table-cell office:value-type="float" office:value="4289" calcext:value-type="float">
            <text:p>4289</text:p>
          </table:table-cell>
          <table:table-cell office:value-type="float" office:value="4375" calcext:value-type="float">
            <text:p>4375</text:p>
          </table:table-cell>
          <table:table-cell office:value-type="float" office:value="4470" calcext:value-type="float">
            <text:p>4470</text:p>
          </table:table-cell>
          <table:table-cell office:value-type="float" office:value="4557" calcext:value-type="float">
            <text:p>4557</text:p>
          </table:table-cell>
          <table:table-cell office:value-type="float" office:value="4630" calcext:value-type="float">
            <text:p>4630</text:p>
          </table:table-cell>
          <table:table-cell office:value-type="float" office:value="4746" calcext:value-type="float">
            <text:p>4746</text:p>
          </table:table-cell>
          <table:table-cell office:value-type="float" office:value="4817" calcext:value-type="float">
            <text:p>4817</text:p>
          </table:table-cell>
          <table:table-cell office:value-type="float" office:value="4903" calcext:value-type="float">
            <text:p>4903</text:p>
          </table:table-cell>
          <table:table-cell office:value-type="float" office:value="4965" calcext:value-type="float">
            <text:p>4965</text:p>
          </table:table-cell>
          <table:table-cell office:value-type="float" office:value="5030" calcext:value-type="float">
            <text:p>5030</text:p>
          </table:table-cell>
          <table:table-cell office:value-type="float" office:value="5101" calcext:value-type="float">
            <text:p>5101</text:p>
          </table:table-cell>
          <table:table-cell office:value-type="float" office:value="5172" calcext:value-type="float">
            <text:p>5172</text:p>
          </table:table-cell>
          <table:table-cell office:value-type="float" office:value="5215" calcext:value-type="float">
            <text:p>5215</text:p>
          </table:table-cell>
          <table:table-cell office:value-type="float" office:value="5310" calcext:value-type="float">
            <text:p>5310</text:p>
          </table:table-cell>
          <table:table-cell office:value-type="float" office:value="5390" calcext:value-type="float">
            <text:p>5390</text:p>
          </table:table-cell>
          <table:table-cell office:value-type="float" office:value="5477" calcext:value-type="float">
            <text:p>5477</text:p>
          </table:table-cell>
          <table:table-cell office:value-type="float" office:value="5576" calcext:value-type="float">
            <text:p>5576</text:p>
          </table:table-cell>
          <table:table-cell office:value-type="float" office:value="5673" calcext:value-type="float">
            <text:p>5673</text:p>
          </table:table-cell>
          <table:table-cell office:value-type="float" office:value="5757" calcext:value-type="float">
            <text:p>5757</text:p>
          </table:table-cell>
          <table:table-cell office:value-type="float" office:value="5820" calcext:value-type="float">
            <text:p>5820</text:p>
          </table:table-cell>
          <table:table-cell office:value-type="float" office:value="5884" calcext:value-type="float">
            <text:p>5884</text:p>
          </table:table-cell>
          <table:table-cell office:value-type="float" office:value="5956" calcext:value-type="float">
            <text:p>5956</text:p>
          </table:table-cell>
          <table:table-cell office:value-type="float" office:value="6013" calcext:value-type="float">
            <text:p>6013</text:p>
          </table:table-cell>
          <table:table-cell office:value-type="float" office:value="6089" calcext:value-type="float">
            <text:p>6089</text:p>
          </table:table-cell>
          <table:table-cell office:value-type="float" office:value="6146" calcext:value-type="float">
            <text:p>6146</text:p>
          </table:table-cell>
          <table:table-cell office:value-type="float" office:value="6209" calcext:value-type="float">
            <text:p>6209</text:p>
          </table:table-cell>
          <table:table-cell office:value-type="float" office:value="6287" calcext:value-type="float">
            <text:p>6287</text:p>
          </table:table-cell>
          <table:table-cell office:value-type="float" office:value="6369" calcext:value-type="float">
            <text:p>6369</text:p>
          </table:table-cell>
          <table:table-cell office:value-type="float" office:value="6459" calcext:value-type="float">
            <text:p>6459</text:p>
          </table:table-cell>
          <table:table-cell office:value-type="float" office:value="6509" calcext:value-type="float">
            <text:p>6509</text:p>
          </table:table-cell>
          <table:table-cell office:value-type="float" office:value="6544" calcext:value-type="float">
            <text:p>6544</text:p>
          </table:table-cell>
          <table:table-cell office:value-type="float" office:value="6638" calcext:value-type="float">
            <text:p>6638</text:p>
          </table:table-cell>
          <table:table-cell office:value-type="float" office:value="6714" calcext:value-type="float">
            <text:p>6714</text:p>
          </table:table-cell>
          <table:table-cell office:value-type="float" office:value="6819" calcext:value-type="float">
            <text:p>6819</text:p>
          </table:table-cell>
          <table:table-cell office:value-type="float" office:value="6879" calcext:value-type="float">
            <text:p>6879</text:p>
          </table:table-cell>
          <table:table-cell office:value-type="float" office:value="6906" calcext:value-type="float">
            <text:p>6906</text:p>
          </table:table-cell>
          <table:table-cell office:value-type="float" office:value="6978" calcext:value-type="float">
            <text:p>6978</text:p>
          </table:table-cell>
          <table:table-cell office:value-type="float" office:value="7013" calcext:value-type="float">
            <text:p>7013</text:p>
          </table:table-cell>
          <table:table-cell office:value-type="float" office:value="7073" calcext:value-type="float">
            <text:p>7073</text:p>
          </table:table-cell>
          <table:table-cell office:value-type="float" office:value="7105" calcext:value-type="float">
            <text:p>7105</text:p>
          </table:table-cell>
          <table:table-cell office:value-type="float" office:value="7166" calcext:value-type="float">
            <text:p>7166</text:p>
          </table:table-cell>
          <table:table-cell office:value-type="float" office:value="7205" calcext:value-type="float">
            <text:p>7205</text:p>
          </table:table-cell>
          <table:table-cell office:value-type="float" office:value="7267" calcext:value-type="float">
            <text:p>7267</text:p>
          </table:table-cell>
          <table:table-cell office:value-type="float" office:value="7326" calcext:value-type="float">
            <text:p>7326</text:p>
          </table:table-cell>
          <table:table-cell office:value-type="float" office:value="7368" calcext:value-type="float">
            <text:p>7368</text:p>
          </table:table-cell>
          <table:table-cell office:value-type="float" office:value="7410" calcext:value-type="float">
            <text:p>7410</text:p>
          </table:table-cell>
          <table:table-cell office:value-type="float" office:value="7452" calcext:value-type="float">
            <text:p>7452</text:p>
          </table:table-cell>
          <table:table-cell office:value-type="float" office:value="7536" calcext:value-type="float">
            <text:p>7536</text:p>
          </table:table-cell>
          <table:table-cell office:value-type="float" office:value="7604" calcext:value-type="float">
            <text:p>7604</text:p>
          </table:table-cell>
          <table:table-cell office:value-type="float" office:value="7672" calcext:value-type="float">
            <text:p>7672</text:p>
          </table:table-cell>
          <table:table-cell office:value-type="float" office:value="7691" calcext:value-type="float">
            <text:p>7691</text:p>
          </table:table-cell>
          <table:table-cell office:value-type="float" office:value="7742" calcext:value-type="float">
            <text:p>7742</text:p>
          </table:table-cell>
          <table:table-cell office:value-type="float" office:value="7792" calcext:value-type="float">
            <text:p>7792</text:p>
          </table:table-cell>
          <table:table-cell office:value-type="float" office:value="7851" calcext:value-type="float">
            <text:p>7851</text:p>
          </table:table-cell>
          <table:table-cell office:value-type="float" office:value="7901" calcext:value-type="float">
            <text:p>7901</text:p>
          </table:table-cell>
          <table:table-cell office:value-type="float" office:value="7964" calcext:value-type="float">
            <text:p>7964</text:p>
          </table:table-cell>
          <table:table-cell office:value-type="float" office:value="8012" calcext:value-type="float">
            <text:p>8012</text:p>
          </table:table-cell>
          <table:table-cell office:value-type="float" office:value="8056" calcext:value-type="float">
            <text:p>8056</text:p>
          </table:table-cell>
          <table:table-cell office:value-type="float" office:value="8118" calcext:value-type="float">
            <text:p>8118</text:p>
          </table:table-cell>
          <table:table-cell office:value-type="float" office:value="8171" calcext:value-type="float">
            <text:p>8171</text:p>
          </table:table-cell>
          <table:table-cell office:value-type="float" office:value="8227" calcext:value-type="float">
            <text:p>8227</text:p>
          </table:table-cell>
          <table:table-cell office:value-type="float" office:value="8257" calcext:value-type="float">
            <text:p>8257</text:p>
          </table:table-cell>
          <table:table-cell office:value-type="float" office:value="8311" calcext:value-type="float">
            <text:p>8311</text:p>
          </table:table-cell>
          <table:table-cell office:value-type="float" office:value="8386" calcext:value-type="float">
            <text:p>8386</text:p>
          </table:table-cell>
          <table:table-cell office:value-type="float" office:value="8460" calcext:value-type="float">
            <text:p>8460</text:p>
          </table:table-cell>
          <table:table-cell office:value-type="float" office:value="8504" calcext:value-type="float">
            <text:p>8504</text:p>
          </table:table-cell>
          <table:table-cell office:value-type="float" office:value="8550" calcext:value-type="float">
            <text:p>8550</text:p>
          </table:table-cell>
          <table:table-cell office:value-type="float" office:value="8586" calcext:value-type="float">
            <text:p>8586</text:p>
          </table:table-cell>
          <table:table-cell office:value-type="float" office:value="8619" calcext:value-type="float">
            <text:p>8619</text:p>
          </table:table-cell>
          <table:table-cell office:value-type="float" office:value="8685" calcext:value-type="float">
            <text:p>8685</text:p>
          </table:table-cell>
          <table:table-cell office:value-type="float" office:value="8722" calcext:value-type="float">
            <text:p>8722</text:p>
          </table:table-cell>
          <table:table-cell office:value-type="float" office:value="8791" calcext:value-type="float">
            <text:p>8791</text:p>
          </table:table-cell>
        </table:table-row>
        <table:table-row table:style-name="ro1">
          <table:table-cell office:value-type="string" calcext:value-type="string">
            <text:p>Total_Word_Responses.original_gpt.10000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1137" calcext:value-type="float">
            <text:p>1137</text:p>
          </table:table-cell>
          <table:table-cell office:value-type="float" office:value="1486" calcext:value-type="float">
            <text:p>1486</text:p>
          </table:table-cell>
          <table:table-cell office:value-type="float" office:value="1828" calcext:value-type="float">
            <text:p>1828</text:p>
          </table:table-cell>
          <table:table-cell office:value-type="float" office:value="2159" calcext:value-type="float">
            <text:p>2159</text:p>
          </table:table-cell>
          <table:table-cell office:value-type="float" office:value="2472" calcext:value-type="float">
            <text:p>2472</text:p>
          </table:table-cell>
          <table:table-cell office:value-type="float" office:value="2769" calcext:value-type="float">
            <text:p>2769</text:p>
          </table:table-cell>
          <table:table-cell office:value-type="float" office:value="3053" calcext:value-type="float">
            <text:p>3053</text:p>
          </table:table-cell>
          <table:table-cell office:value-type="float" office:value="3261" calcext:value-type="float">
            <text:p>3261</text:p>
          </table:table-cell>
          <table:table-cell office:value-type="float" office:value="3507" calcext:value-type="float">
            <text:p>3507</text:p>
          </table:table-cell>
          <table:table-cell office:value-type="float" office:value="3786" calcext:value-type="float">
            <text:p>3786</text:p>
          </table:table-cell>
          <table:table-cell office:value-type="float" office:value="4028" calcext:value-type="float">
            <text:p>4028</text:p>
          </table:table-cell>
          <table:table-cell office:value-type="float" office:value="4265" calcext:value-type="float">
            <text:p>4265</text:p>
          </table:table-cell>
          <table:table-cell office:value-type="float" office:value="4459" calcext:value-type="float">
            <text:p>4459</text:p>
          </table:table-cell>
          <table:table-cell office:value-type="float" office:value="4652" calcext:value-type="float">
            <text:p>4652</text:p>
          </table:table-cell>
          <table:table-cell office:value-type="float" office:value="4904" calcext:value-type="float">
            <text:p>4904</text:p>
          </table:table-cell>
          <table:table-cell office:value-type="float" office:value="5107" calcext:value-type="float">
            <text:p>5107</text:p>
          </table:table-cell>
          <table:table-cell office:value-type="float" office:value="5290" calcext:value-type="float">
            <text:p>5290</text:p>
          </table:table-cell>
          <table:table-cell office:value-type="float" office:value="5490" calcext:value-type="float">
            <text:p>5490</text:p>
          </table:table-cell>
          <table:table-cell office:value-type="float" office:value="5666" calcext:value-type="float">
            <text:p>5666</text:p>
          </table:table-cell>
          <table:table-cell office:value-type="float" office:value="5821" calcext:value-type="float">
            <text:p>5821</text:p>
          </table:table-cell>
          <table:table-cell office:value-type="float" office:value="6013" calcext:value-type="float">
            <text:p>6013</text:p>
          </table:table-cell>
          <table:table-cell office:value-type="float" office:value="6184" calcext:value-type="float">
            <text:p>6184</text:p>
          </table:table-cell>
          <table:table-cell office:value-type="float" office:value="6394" calcext:value-type="float">
            <text:p>6394</text:p>
          </table:table-cell>
          <table:table-cell office:value-type="float" office:value="6554" calcext:value-type="float">
            <text:p>6554</text:p>
          </table:table-cell>
          <table:table-cell office:value-type="float" office:value="6745" calcext:value-type="float">
            <text:p>6745</text:p>
          </table:table-cell>
          <table:table-cell office:value-type="float" office:value="6901" calcext:value-type="float">
            <text:p>6901</text:p>
          </table:table-cell>
          <table:table-cell office:value-type="float" office:value="7079" calcext:value-type="float">
            <text:p>7079</text:p>
          </table:table-cell>
          <table:table-cell office:value-type="float" office:value="7213" calcext:value-type="float">
            <text:p>7213</text:p>
          </table:table-cell>
          <table:table-cell office:value-type="float" office:value="7355" calcext:value-type="float">
            <text:p>7355</text:p>
          </table:table-cell>
          <table:table-cell office:value-type="float" office:value="7512" calcext:value-type="float">
            <text:p>7512</text:p>
          </table:table-cell>
          <table:table-cell office:value-type="float" office:value="7673" calcext:value-type="float">
            <text:p>7673</text:p>
          </table:table-cell>
          <table:table-cell office:value-type="float" office:value="7811" calcext:value-type="float">
            <text:p>7811</text:p>
          </table:table-cell>
          <table:table-cell office:value-type="float" office:value="7990" calcext:value-type="float">
            <text:p>7990</text:p>
          </table:table-cell>
          <table:table-cell office:value-type="float" office:value="8138" calcext:value-type="float">
            <text:p>8138</text:p>
          </table:table-cell>
          <table:table-cell office:value-type="float" office:value="8293" calcext:value-type="float">
            <text:p>8293</text:p>
          </table:table-cell>
          <table:table-cell office:value-type="float" office:value="8425" calcext:value-type="float">
            <text:p>8425</text:p>
          </table:table-cell>
          <table:table-cell office:value-type="float" office:value="8566" calcext:value-type="float">
            <text:p>8566</text:p>
          </table:table-cell>
          <table:table-cell office:value-type="float" office:value="8706" calcext:value-type="float">
            <text:p>8706</text:p>
          </table:table-cell>
          <table:table-cell office:value-type="float" office:value="8832" calcext:value-type="float">
            <text:p>8832</text:p>
          </table:table-cell>
          <table:table-cell office:value-type="float" office:value="8929" calcext:value-type="float">
            <text:p>8929</text:p>
          </table:table-cell>
          <table:table-cell office:value-type="float" office:value="9097" calcext:value-type="float">
            <text:p>9097</text:p>
          </table:table-cell>
          <table:table-cell office:value-type="float" office:value="9256" calcext:value-type="float">
            <text:p>9256</text:p>
          </table:table-cell>
          <table:table-cell office:value-type="float" office:value="9412" calcext:value-type="float">
            <text:p>9412</text:p>
          </table:table-cell>
          <table:table-cell office:value-type="float" office:value="9598" calcext:value-type="float">
            <text:p>9598</text:p>
          </table:table-cell>
          <table:table-cell office:value-type="float" office:value="9774" calcext:value-type="float">
            <text:p>9774</text:p>
          </table:table-cell>
          <table:table-cell office:value-type="float" office:value="9918" calcext:value-type="float">
            <text:p>9918</text:p>
          </table:table-cell>
          <table:table-cell office:value-type="float" office:value="10040" calcext:value-type="float">
            <text:p>10040</text:p>
          </table:table-cell>
          <table:table-cell office:value-type="float" office:value="10163" calcext:value-type="float">
            <text:p>10163</text:p>
          </table:table-cell>
          <table:table-cell office:value-type="float" office:value="10290" calcext:value-type="float">
            <text:p>10290</text:p>
          </table:table-cell>
          <table:table-cell office:value-type="float" office:value="10401" calcext:value-type="float">
            <text:p>10401</text:p>
          </table:table-cell>
          <table:table-cell office:value-type="float" office:value="10540" calcext:value-type="float">
            <text:p>10540</text:p>
          </table:table-cell>
          <table:table-cell office:value-type="float" office:value="10665" calcext:value-type="float">
            <text:p>10665</text:p>
          </table:table-cell>
          <table:table-cell office:value-type="float" office:value="10780" calcext:value-type="float">
            <text:p>10780</text:p>
          </table:table-cell>
          <table:table-cell office:value-type="float" office:value="10924" calcext:value-type="float">
            <text:p>10924</text:p>
          </table:table-cell>
          <table:table-cell office:value-type="float" office:value="11062" calcext:value-type="float">
            <text:p>11062</text:p>
          </table:table-cell>
          <table:table-cell office:value-type="float" office:value="11210" calcext:value-type="float">
            <text:p>11210</text:p>
          </table:table-cell>
          <table:table-cell office:value-type="float" office:value="11313" calcext:value-type="float">
            <text:p>11313</text:p>
          </table:table-cell>
          <table:table-cell office:value-type="float" office:value="11400" calcext:value-type="float">
            <text:p>11400</text:p>
          </table:table-cell>
          <table:table-cell office:value-type="float" office:value="11545" calcext:value-type="float">
            <text:p>11545</text:p>
          </table:table-cell>
          <table:table-cell office:value-type="float" office:value="11677" calcext:value-type="float">
            <text:p>11677</text:p>
          </table:table-cell>
          <table:table-cell office:value-type="float" office:value="11837" calcext:value-type="float">
            <text:p>11837</text:p>
          </table:table-cell>
          <table:table-cell office:value-type="float" office:value="11944" calcext:value-type="float">
            <text:p>11944</text:p>
          </table:table-cell>
          <table:table-cell office:value-type="float" office:value="12033" calcext:value-type="float">
            <text:p>12033</text:p>
          </table:table-cell>
          <table:table-cell office:value-type="float" office:value="12144" calcext:value-type="float">
            <text:p>12144</text:p>
          </table:table-cell>
          <table:table-cell office:value-type="float" office:value="12249" calcext:value-type="float">
            <text:p>12249</text:p>
          </table:table-cell>
          <table:table-cell office:value-type="float" office:value="12351" calcext:value-type="float">
            <text:p>12351</text:p>
          </table:table-cell>
          <table:table-cell office:value-type="float" office:value="12444" calcext:value-type="float">
            <text:p>12444</text:p>
          </table:table-cell>
          <table:table-cell office:value-type="float" office:value="12560" calcext:value-type="float">
            <text:p>12560</text:p>
          </table:table-cell>
          <table:table-cell office:value-type="float" office:value="12660" calcext:value-type="float">
            <text:p>12660</text:p>
          </table:table-cell>
          <table:table-cell office:value-type="float" office:value="12768" calcext:value-type="float">
            <text:p>12768</text:p>
          </table:table-cell>
          <table:table-cell office:value-type="float" office:value="12889" calcext:value-type="float">
            <text:p>12889</text:p>
          </table:table-cell>
          <table:table-cell office:value-type="float" office:value="12980" calcext:value-type="float">
            <text:p>12980</text:p>
          </table:table-cell>
          <table:table-cell office:value-type="float" office:value="13077" calcext:value-type="float">
            <text:p>13077</text:p>
          </table:table-cell>
          <table:table-cell office:value-type="float" office:value="13171" calcext:value-type="float">
            <text:p>13171</text:p>
          </table:table-cell>
          <table:table-cell office:value-type="float" office:value="13301" calcext:value-type="float">
            <text:p>13301</text:p>
          </table:table-cell>
          <table:table-cell office:value-type="float" office:value="13423" calcext:value-type="float">
            <text:p>13423</text:p>
          </table:table-cell>
          <table:table-cell office:value-type="float" office:value="13542" calcext:value-type="float">
            <text:p>13542</text:p>
          </table:table-cell>
          <table:table-cell office:value-type="float" office:value="13618" calcext:value-type="float">
            <text:p>13618</text:p>
          </table:table-cell>
          <table:table-cell office:value-type="float" office:value="13726" calcext:value-type="float">
            <text:p>13726</text:p>
          </table:table-cell>
          <table:table-cell office:value-type="float" office:value="13843" calcext:value-type="float">
            <text:p>13843</text:p>
          </table:table-cell>
          <table:table-cell office:value-type="float" office:value="13958" calcext:value-type="float">
            <text:p>13958</text:p>
          </table:table-cell>
          <table:table-cell office:value-type="float" office:value="14043" calcext:value-type="float">
            <text:p>14043</text:p>
          </table:table-cell>
          <table:table-cell office:value-type="float" office:value="14147" calcext:value-type="float">
            <text:p>14147</text:p>
          </table:table-cell>
          <table:table-cell office:value-type="float" office:value="14244" calcext:value-type="float">
            <text:p>14244</text:p>
          </table:table-cell>
          <table:table-cell office:value-type="float" office:value="14331" calcext:value-type="float">
            <text:p>14331</text:p>
          </table:table-cell>
          <table:table-cell office:value-type="float" office:value="14437" calcext:value-type="float">
            <text:p>14437</text:p>
          </table:table-cell>
          <table:table-cell office:value-type="float" office:value="14524" calcext:value-type="float">
            <text:p>14524</text:p>
          </table:table-cell>
          <table:table-cell office:value-type="float" office:value="14631" calcext:value-type="float">
            <text:p>14631</text:p>
          </table:table-cell>
          <table:table-cell office:value-type="float" office:value="14696" calcext:value-type="float">
            <text:p>14696</text:p>
          </table:table-cell>
          <table:table-cell office:value-type="float" office:value="14789" calcext:value-type="float">
            <text:p>14789</text:p>
          </table:table-cell>
          <table:table-cell office:value-type="float" office:value="14923" calcext:value-type="float">
            <text:p>14923</text:p>
          </table:table-cell>
          <table:table-cell office:value-type="float" office:value="15044" calcext:value-type="float">
            <text:p>15044</text:p>
          </table:table-cell>
          <table:table-cell office:value-type="float" office:value="15145" calcext:value-type="float">
            <text:p>15145</text:p>
          </table:table-cell>
          <table:table-cell office:value-type="float" office:value="15232" calcext:value-type="float">
            <text:p>15232</text:p>
          </table:table-cell>
          <table:table-cell office:value-type="float" office:value="15313" calcext:value-type="float">
            <text:p>15313</text:p>
          </table:table-cell>
          <table:table-cell office:value-type="float" office:value="15396" calcext:value-type="float">
            <text:p>15396</text:p>
          </table:table-cell>
          <table:table-cell office:value-type="float" office:value="15497" calcext:value-type="float">
            <text:p>15497</text:p>
          </table:table-cell>
          <table:table-cell office:value-type="float" office:value="15577" calcext:value-type="float">
            <text:p>15577</text:p>
          </table:table-cell>
          <table:table-cell office:value-type="float" office:value="15685" calcext:value-type="float">
            <text:p>15685</text:p>
          </table:table-cell>
        </table:table-row>
        <table:table-row table:style-name="ro1">
          <table:table-cell office:value-type="string" calcext:value-type="string">
            <text:p>Total_Voc.original_gpt.100000</text:p>
          </table:table-cell>
          <table:table-cell table:number-columns-repeated="101" office:value-type="float" office:value="50000" calcext:value-type="float">
            <text:p>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 style:data-style-name="N2" text:time-value="09:57:36.326541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13T10:04:30.968865392</dc:date>
    <meta:editing-duration>PT6M54S</meta:editing-duration>
    <meta:editing-cycles>1</meta:editing-cycles>
    <meta:document-statistic meta:table-count="1" meta:cell-count="244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77cm" svg:y="0.316cm" chart:style-name="ch2">
          <text:p>Word Responses - No Total Vocab</text:p>
        </chart:title>
        <chart:subtitle svg:x="6.131cm" svg:y="1.275cm" chart:style-name="ch3">
          <text:p>Movie Dialog Corpus</text:p>
        </chart:subtitle>
        <chart:legend chart:legend-position="end" svg:x="9.867cm" svg:y="3.753cm" style:legend-expansion="high" chart:style-name="ch4"/>
        <chart:plot-area chart:style-name="ch5" table:cell-range-address="'output.original_all.100000'.A7:'output.original_all.100000'.CX7 'output.original_all.100000'.A15:'output.original_all.100000'.CX15" chart:data-source-has-labels="column" svg:x="1.331cm" svg:y="2.138cm" svg:width="8.216cm" svg:height="5.701cm">
          <chartooo:coordinate-region svg:x="2.323cm" svg:y="2.337cm" svg:width="7.224cm" svg:height="4.71cm"/>
          <chart:axis chart:dimension="x" chart:name="primary-x" chart:style-name="ch6">
            <chart:title svg:x="3.979cm" svg:y="8.019cm" chart:style-name="ch7">
              <text:p>100,000 Sentences</text:p>
            </chart:title>
          </chart:axis>
          <chart:axis chart:dimension="y" chart:name="primary-y" chart:style-name="ch6">
            <chart:title svg:x="0.451cm" svg:y="6.659cm" chart:style-name="ch8">
              <text:p>Words - Running Total</text:p>
            </chart:title>
            <chart:grid chart:style-name="ch9" chart:class="major"/>
          </chart:axis>
          <chart:series chart:style-name="ch10" chart:values-cell-range-address="'output.original_all.100000'.B7:'output.original_all.100000'.CX7" chart:label-cell-address="'output.original_all.100000'.A7:'output.original_all.100000'.A7" chart:class="chart:line">
            <chart:data-point chart:repeated="101"/>
          </chart:series>
          <chart:series chart:style-name="ch11" chart:values-cell-range-address="'output.original_all.100000'.B15:'output.original_all.100000'.CX15" chart:label-cell-address="'output.original_all.100000'.A15:'output.original_all.100000'.A15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</table:table-row>
          </table:table-header-rows>
          <table:table-rows>
            <table:table-row>
              <table:table-cell office:value-type="string">
                <text:p>Total Word Responses - GRU</text:p>
                <draw:g>
                  <svg:desc>'output.original_all.100000'.A7:'output.original_all.100000'.A7</svg:desc>
                </draw:g>
              </table:table-cell>
              <table:table-cell office:value-type="float" office:value="0">
                <text:p>0</text:p>
                <draw:g>
                  <svg:desc>'output.original_all.100000'.B7:'output.original_all.100000'.CX7</svg:desc>
                </draw:g>
              </table:table-cell>
              <table:table-cell office:value-type="float" office:value="190">
                <text:p>190</text:p>
              </table:table-cell>
              <table:table-cell office:value-type="float" office:value="250">
                <text:p>250</text:p>
              </table:table-cell>
              <table:table-cell office:value-type="float" office:value="289">
                <text:p>289</text:p>
              </table:table-cell>
              <table:table-cell office:value-type="float" office:value="315">
                <text:p>315</text:p>
              </table:table-cell>
              <table:table-cell office:value-type="float" office:value="357">
                <text:p>357</text:p>
              </table:table-cell>
              <table:table-cell office:value-type="float" office:value="389">
                <text:p>389</text:p>
              </table:table-cell>
              <table:table-cell office:value-type="float" office:value="414">
                <text:p>414</text:p>
              </table:table-cell>
              <table:table-cell office:value-type="float" office:value="439">
                <text:p>439</text:p>
              </table:table-cell>
              <table:table-cell office:value-type="float" office:value="458">
                <text:p>458</text:p>
              </table:table-cell>
              <table:table-cell office:value-type="float" office:value="479">
                <text:p>479</text:p>
              </table:table-cell>
              <table:table-cell office:value-type="float" office:value="498">
                <text:p>498</text:p>
              </table:table-cell>
              <table:table-cell office:value-type="float" office:value="511">
                <text:p>511</text:p>
              </table:table-cell>
              <table:table-cell office:value-type="float" office:value="528">
                <text:p>528</text:p>
              </table:table-cell>
              <table:table-cell office:value-type="float" office:value="546">
                <text:p>546</text:p>
              </table:table-cell>
              <table:table-cell office:value-type="float" office:value="557">
                <text:p>557</text:p>
              </table:table-cell>
              <table:table-cell office:value-type="float" office:value="573">
                <text:p>573</text:p>
              </table:table-cell>
              <table:table-cell office:value-type="float" office:value="584">
                <text:p>584</text:p>
              </table:table-cell>
              <table:table-cell office:value-type="float" office:value="598">
                <text:p>598</text:p>
              </table:table-cell>
              <table:table-cell office:value-type="float" office:value="607">
                <text:p>607</text:p>
              </table:table-cell>
              <table:table-cell office:value-type="float" office:value="620">
                <text:p>620</text:p>
              </table:table-cell>
              <table:table-cell office:value-type="float" office:value="629">
                <text:p>629</text:p>
              </table:table-cell>
              <table:table-cell office:value-type="float" office:value="642">
                <text:p>642</text:p>
              </table:table-cell>
              <table:table-cell office:value-type="float" office:value="653">
                <text:p>653</text:p>
              </table:table-cell>
              <table:table-cell office:value-type="float" office:value="660">
                <text:p>660</text:p>
              </table:table-cell>
              <table:table-cell office:value-type="float" office:value="666">
                <text:p>666</text:p>
              </table:table-cell>
              <table:table-cell office:value-type="float" office:value="673">
                <text:p>673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8">
                <text:p>688</text:p>
              </table:table-cell>
              <table:table-cell office:value-type="float" office:value="699">
                <text:p>699</text:p>
              </table:table-cell>
              <table:table-cell office:value-type="float" office:value="703">
                <text:p>703</text:p>
              </table:table-cell>
              <table:table-cell office:value-type="float" office:value="711">
                <text:p>711</text:p>
              </table:table-cell>
              <table:table-cell office:value-type="float" office:value="724">
                <text:p>724</text:p>
              </table:table-cell>
              <table:table-cell office:value-type="float" office:value="725">
                <text:p>725</text:p>
              </table:table-cell>
              <table:table-cell office:value-type="float" office:value="729">
                <text:p>729</text:p>
              </table:table-cell>
              <table:table-cell office:value-type="float" office:value="736">
                <text:p>736</text:p>
              </table:table-cell>
              <table:table-cell office:value-type="float" office:value="747">
                <text:p>747</text:p>
              </table:table-cell>
              <table:table-cell office:value-type="float" office:value="749">
                <text:p>749</text:p>
              </table:table-cell>
              <table:table-cell office:value-type="float" office:value="754">
                <text:p>754</text:p>
              </table:table-cell>
              <table:table-cell office:value-type="float" office:value="761">
                <text:p>761</text:p>
              </table:table-cell>
              <table:table-cell office:value-type="float" office:value="770">
                <text:p>770</text:p>
              </table:table-cell>
              <table:table-cell office:value-type="float" office:value="779">
                <text:p>779</text:p>
              </table:table-cell>
              <table:table-cell office:value-type="float" office:value="791">
                <text:p>791</text:p>
              </table:table-cell>
              <table:table-cell office:value-type="float" office:value="801">
                <text:p>801</text:p>
              </table:table-cell>
              <table:table-cell office:value-type="float" office:value="816">
                <text:p>816</text:p>
              </table:table-cell>
              <table:table-cell office:value-type="float" office:value="822">
                <text:p>822</text:p>
              </table:table-cell>
              <table:table-cell office:value-type="float" office:value="831">
                <text:p>831</text:p>
              </table:table-cell>
              <table:table-cell office:value-type="float" office:value="837">
                <text:p>837</text:p>
              </table:table-cell>
              <table:table-cell office:value-type="float" office:value="840">
                <text:p>840</text:p>
              </table:table-cell>
              <table:table-cell office:value-type="float" office:value="841">
                <text:p>841</text:p>
              </table:table-cell>
              <table:table-cell office:value-type="float" office:value="846">
                <text:p>846</text:p>
              </table:table-cell>
              <table:table-cell office:value-type="float" office:value="851">
                <text:p>851</text:p>
              </table:table-cell>
              <table:table-cell office:value-type="float" office:value="852">
                <text:p>852</text:p>
              </table:table-cell>
              <table:table-cell office:value-type="float" office:value="863">
                <text:p>863</text:p>
              </table:table-cell>
              <table:table-cell office:value-type="float" office:value="867">
                <text:p>867</text:p>
              </table:table-cell>
              <table:table-cell office:value-type="float" office:value="876">
                <text:p>876</text:p>
              </table:table-cell>
              <table:table-cell office:value-type="float" office:value="880">
                <text:p>880</text:p>
              </table:table-cell>
              <table:table-cell office:value-type="float" office:value="884">
                <text:p>884</text:p>
              </table:table-cell>
              <table:table-cell office:value-type="float" office:value="889">
                <text:p>889</text:p>
              </table:table-cell>
              <table:table-cell office:value-type="float" office:value="894">
                <text:p>894</text:p>
              </table:table-cell>
              <table:table-cell office:value-type="float" office:value="898">
                <text:p>898</text:p>
              </table:table-cell>
              <table:table-cell office:value-type="float" office:value="901">
                <text:p>901</text:p>
              </table:table-cell>
              <table:table-cell office:value-type="float" office:value="907">
                <text:p>907</text:p>
              </table:table-cell>
              <table:table-cell office:value-type="float" office:value="912">
                <text:p>912</text:p>
              </table:table-cell>
              <table:table-cell office:value-type="float" office:value="917">
                <text:p>917</text:p>
              </table:table-cell>
              <table:table-cell office:value-type="float" office:value="923">
                <text:p>923</text:p>
              </table:table-cell>
              <table:table-cell office:value-type="float" office:value="926">
                <text:p>926</text:p>
              </table:table-cell>
              <table:table-cell office:value-type="float" office:value="930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937">
                <text:p>937</text:p>
              </table:table-cell>
              <table:table-cell office:value-type="float" office:value="940">
                <text:p>940</text:p>
              </table:table-cell>
              <table:table-cell office:value-type="float" office:value="942">
                <text:p>942</text:p>
              </table:table-cell>
              <table:table-cell office:value-type="float" office:value="945">
                <text:p>945</text:p>
              </table:table-cell>
              <table:table-cell office:value-type="float" office:value="951">
                <text:p>951</text:p>
              </table:table-cell>
              <table:table-cell office:value-type="float" office:value="957">
                <text:p>957</text:p>
              </table:table-cell>
              <table:table-cell office:value-type="float" office:value="960">
                <text:p>960</text:p>
              </table:table-cell>
              <table:table-cell office:value-type="float" office:value="965">
                <text:p>965</text:p>
              </table:table-cell>
              <table:table-cell office:value-type="float" office:value="967">
                <text:p>967</text:p>
              </table:table-cell>
              <table:table-cell office:value-type="float" office:value="973">
                <text:p>973</text:p>
              </table:table-cell>
              <table:table-cell office:value-type="float" office:value="974">
                <text:p>974</text:p>
              </table:table-cell>
              <table:table-cell office:value-type="float" office:value="976">
                <text:p>976</text:p>
              </table:table-cell>
              <table:table-cell office:value-type="float" office:value="980">
                <text:p>980</text:p>
              </table:table-cell>
              <table:table-cell office:value-type="float" office:value="983">
                <text:p>983</text:p>
              </table:table-cell>
              <table:table-cell office:value-type="float" office:value="987">
                <text:p>987</text:p>
              </table:table-cell>
              <table:table-cell office:value-type="float" office:value="988">
                <text:p>988</text:p>
              </table:table-cell>
              <table:table-cell office:value-type="float" office:value="990">
                <text:p>990</text:p>
              </table:table-cell>
              <table:table-cell office:value-type="float" office:value="993">
                <text:p>993</text:p>
              </table:table-cell>
              <table:table-cell office:value-type="float" office:value="996">
                <text:p>996</text:p>
              </table:table-cell>
              <table:table-cell office:value-type="float" office:value="999">
                <text:p>999</text:p>
              </table:table-cell>
              <table:table-cell office:value-type="float" office:value="1004">
                <text:p>1004</text:p>
              </table:table-cell>
              <table:table-cell office:value-type="float" office:value="1005">
                <text:p>1005</text:p>
              </table:table-cell>
              <table:table-cell office:value-type="float" office:value="1006">
                <text:p>1006</text:p>
              </table:table-cell>
              <table:table-cell office:value-type="float" office:value="1011">
                <text:p>1011</text:p>
              </table:table-cell>
              <table:table-cell office:value-type="float" office:value="1014">
                <text:p>1014</text:p>
              </table:table-cell>
              <table:table-cell office:value-type="float" office:value="1019">
                <text:p>1019</text:p>
              </table:table-cell>
              <table:table-cell office:value-type="float" office:value="1025">
                <text:p>1025</text:p>
              </table:table-cell>
              <table:table-cell office:value-type="float" office:value="1026">
                <text:p>1026</text:p>
              </table:table-cell>
              <table:table-cell office:value-type="float" office:value="1032">
                <text:p>1032</text:p>
              </table:table-cell>
              <table:table-cell office:value-type="float" office:value="1033">
                <text:p>103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Total Word Responses - Transformer</text:p>
                <draw:g>
                  <svg:desc>'output.original_all.100000'.A15:'output.original_all.100000'.A15</svg:desc>
                </draw:g>
              </table:table-cell>
              <table:table-cell office:value-type="float" office:value="0">
                <text:p>0</text:p>
                <draw:g>
                  <svg:desc>'output.original_all.100000'.B15:'output.original_all.100000'.CX15</svg:desc>
                </draw:g>
              </table:table-cell>
              <table:table-cell office:value-type="float" office:value="167">
                <text:p>167</text:p>
              </table:table-cell>
              <table:table-cell office:value-type="float" office:value="224">
                <text:p>224</text:p>
              </table:table-cell>
              <table:table-cell office:value-type="float" office:value="267">
                <text:p>267</text:p>
              </table:table-cell>
              <table:table-cell office:value-type="float" office:value="302">
                <text:p>302</text:p>
              </table:table-cell>
              <table:table-cell office:value-type="float" office:value="332">
                <text:p>332</text:p>
              </table:table-cell>
              <table:table-cell office:value-type="float" office:value="348">
                <text:p>348</text:p>
              </table:table-cell>
              <table:table-cell office:value-type="float" office:value="373">
                <text:p>373</text:p>
              </table:table-cell>
              <table:table-cell office:value-type="float" office:value="384">
                <text:p>384</text:p>
              </table:table-cell>
              <table:table-cell office:value-type="float" office:value="395">
                <text:p>395</text:p>
              </table:table-cell>
              <table:table-cell office:value-type="float" office:value="418">
                <text:p>418</text:p>
              </table:table-cell>
              <table:table-cell office:value-type="float" office:value="430">
                <text:p>430</text:p>
              </table:table-cell>
              <table:table-cell office:value-type="float" office:value="441">
                <text:p>441</text:p>
              </table:table-cell>
              <table:table-cell office:value-type="float" office:value="454">
                <text:p>454</text:p>
              </table:table-cell>
              <table:table-cell office:value-type="float" office:value="464">
                <text:p>464</text:p>
              </table:table-cell>
              <table:table-cell office:value-type="float" office:value="474">
                <text:p>474</text:p>
              </table:table-cell>
              <table:table-cell office:value-type="float" office:value="481">
                <text:p>481</text:p>
              </table:table-cell>
              <table:table-cell office:value-type="float" office:value="492">
                <text:p>492</text:p>
              </table:table-cell>
              <table:table-cell office:value-type="float" office:value="502">
                <text:p>502</text:p>
              </table:table-cell>
              <table:table-cell office:value-type="float" office:value="506">
                <text:p>506</text:p>
              </table:table-cell>
              <table:table-cell office:value-type="float" office:value="511">
                <text:p>511</text:p>
              </table:table-cell>
              <table:table-cell office:value-type="float" office:value="520">
                <text:p>520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39">
                <text:p>539</text:p>
              </table:table-cell>
              <table:table-cell office:value-type="float" office:value="547">
                <text:p>547</text:p>
              </table:table-cell>
              <table:table-cell office:value-type="float" office:value="552">
                <text:p>552</text:p>
              </table:table-cell>
              <table:table-cell office:value-type="float" office:value="560">
                <text:p>560</text:p>
              </table:table-cell>
              <table:table-cell office:value-type="float" office:value="565">
                <text:p>565</text:p>
              </table:table-cell>
              <table:table-cell office:value-type="float" office:value="566">
                <text:p>566</text:p>
              </table:table-cell>
              <table:table-cell office:value-type="float" office:value="570">
                <text:p>570</text:p>
              </table:table-cell>
              <table:table-cell office:value-type="float" office:value="576">
                <text:p>576</text:p>
              </table:table-cell>
              <table:table-cell office:value-type="float" office:value="586">
                <text:p>586</text:p>
              </table:table-cell>
              <table:table-cell office:value-type="float" office:value="592">
                <text:p>592</text:p>
              </table:table-cell>
              <table:table-cell office:value-type="float" office:value="599">
                <text:p>599</text:p>
              </table:table-cell>
              <table:table-cell office:value-type="float" office:value="607">
                <text:p>607</text:p>
              </table:table-cell>
              <table:table-cell office:value-type="float" office:value="614">
                <text:p>614</text:p>
              </table:table-cell>
              <table:table-cell office:value-type="float" office:value="618">
                <text:p>618</text:p>
              </table:table-cell>
              <table:table-cell office:value-type="float" office:value="624">
                <text:p>624</text:p>
              </table:table-cell>
              <table:table-cell office:value-type="float" office:value="631">
                <text:p>631</text:p>
              </table:table-cell>
              <table:table-cell office:value-type="float" office:value="633">
                <text:p>633</text:p>
              </table:table-cell>
              <table:table-cell office:value-type="float" office:value="638">
                <text:p>638</text:p>
              </table:table-cell>
              <table:table-cell office:value-type="float" office:value="640">
                <text:p>640</text:p>
              </table:table-cell>
              <table:table-cell office:value-type="float" office:value="644">
                <text:p>644</text:p>
              </table:table-cell>
              <table:table-cell office:value-type="float" office:value="648">
                <text:p>648</text:p>
              </table:table-cell>
              <table:table-cell office:value-type="float" office:value="652">
                <text:p>652</text:p>
              </table:table-cell>
              <table:table-cell office:value-type="float" office:value="654">
                <text:p>654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62">
                <text:p>662</text:p>
              </table:table-cell>
              <table:table-cell office:value-type="float" office:value="666">
                <text:p>666</text:p>
              </table:table-cell>
              <table:table-cell office:value-type="float" office:value="669">
                <text:p>669</text:p>
              </table:table-cell>
              <table:table-cell office:value-type="float" office:value="673">
                <text:p>673</text:p>
              </table:table-cell>
              <table:table-cell office:value-type="float" office:value="678">
                <text:p>678</text:p>
              </table:table-cell>
              <table:table-cell office:value-type="float" office:value="680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683">
                <text:p>683</text:p>
              </table:table-cell>
              <table:table-cell office:value-type="float" office:value="684">
                <text:p>684</text:p>
              </table:table-cell>
              <table:table-cell office:value-type="float" office:value="688">
                <text:p>688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  <table:table-cell office:value-type="float" office:value="696">
                <text:p>696</text:p>
              </table:table-cell>
              <table:table-cell office:value-type="float" office:value="701">
                <text:p>701</text:p>
              </table:table-cell>
              <table:table-cell office:value-type="float" office:value="703">
                <text:p>703</text:p>
              </table:table-cell>
              <table:table-cell office:value-type="float" office:value="706">
                <text:p>706</text:p>
              </table:table-cell>
              <table:table-cell office:value-type="float" office:value="709">
                <text:p>709</text:p>
              </table:table-cell>
              <table:table-cell office:value-type="float" office:value="710">
                <text:p>710</text:p>
              </table:table-cell>
              <table:table-cell office:value-type="float" office:value="713">
                <text:p>713</text:p>
              </table:table-cell>
              <table:table-cell office:value-type="float" office:value="715">
                <text:p>715</text:p>
              </table:table-cell>
              <table:table-cell office:value-type="float" office:value="718">
                <text:p>718</text:p>
              </table:table-cell>
              <table:table-cell office:value-type="float" office:value="719">
                <text:p>719</text:p>
              </table:table-cell>
              <table:table-cell office:value-type="float" office:value="720">
                <text:p>720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26">
                <text:p>726</text:p>
              </table:table-cell>
              <table:table-cell office:value-type="float" office:value="727">
                <text:p>727</text:p>
              </table:table-cell>
              <table:table-cell office:value-type="float" office:value="730">
                <text:p>730</text:p>
              </table:table-cell>
              <table:table-cell office:value-type="float" office:value="732">
                <text:p>732</text:p>
              </table:table-cell>
              <table:table-cell office:value-type="float" office:value="733">
                <text:p>733</text:p>
              </table:table-cell>
              <table:table-cell office:value-type="float" office:value="736">
                <text:p>736</text:p>
              </table:table-cell>
              <table:table-cell office:value-type="float" office:value="739">
                <text:p>739</text:p>
              </table:table-cell>
              <table:table-cell office:value-type="float" office:value="740">
                <text:p>740</text:p>
              </table:table-cell>
              <table:table-cell office:value-type="float" office:value="743">
                <text:p>743</text:p>
              </table:table-cell>
              <table:table-cell office:value-type="float" office:value="744">
                <text:p>744</text:p>
              </table:table-cell>
              <table:table-cell office:value-type="float" office:value="748">
                <text:p>748</text:p>
              </table:table-cell>
              <table:table-cell office:value-type="float" office:value="750">
                <text:p>750</text:p>
              </table:table-cell>
              <table:table-cell office:value-type="float" office:value="753">
                <text:p>753</text:p>
              </table:table-cell>
              <table:table-cell office:value-type="float" office:value="755">
                <text:p>755</text:p>
              </table:table-cell>
              <table:table-cell office:value-type="float" office:value="758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61">
                <text:p>761</text:p>
              </table:table-cell>
              <table:table-cell office:value-type="float" office:value="766">
                <text:p>766</text:p>
              </table:table-cell>
              <table:table-cell office:value-type="float" office:value="770">
                <text:p>770</text:p>
              </table:table-cell>
              <table:table-cell office:value-type="float" office:value="772">
                <text:p>772</text:p>
              </table:table-cell>
              <table:table-cell office:value-type="float" office:value="774">
                <text:p>774</text:p>
              </table:table-cell>
              <table:table-cell office:value-type="float" office:value="781">
                <text:p>781</text:p>
              </table:table-cell>
              <table:table-cell office:value-type="float" office:value="784">
                <text:p>784</text:p>
              </table:table-cell>
              <table:table-cell office:value-type="float" office:value="786">
                <text:p>786</text:p>
              </table:table-cell>
              <table:table-cell office:value-type="float" office:value="788">
                <text:p>7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